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Helvetica, sans-serif"/>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Open Sans1" svg:font-family="'Open Sans', arial, x-locale-body, sans-serif"/>
    <style:font-face style:name="Open Sans2" svg:font-family="'Open Sans', sans-serif"/>
    <style:font-face style:name="Roboto" svg:font-family="Roboto, Arial, Helvetica, sans-serif"/>
    <style:font-face style:name="apple-system1" svg:font-family="apple-system, BlinkMacSystemFont, 'Segoe UI', Roboto, Helvetica, Arial, sans-serif"/>
    <style:font-face style:name="sans-serif" svg:font-family="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apple-system"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officeooo:rsid="007317f1" officeooo:paragraph-rsid="007317f1"/>
    </style:style>
    <style:style style:name="P7" style:family="paragraph" style:parent-style-name="Standard">
      <style:paragraph-properties fo:line-height="100%"/>
      <style:text-properties style:font-name="Arial1" officeooo:rsid="007317f1" officeooo:paragraph-rsid="007cca49"/>
    </style:style>
    <style:style style:name="P8" style:family="paragraph" style:parent-style-name="Standard">
      <style:paragraph-properties fo:line-height="100%"/>
      <style:text-properties style:font-name="Arial1" officeooo:rsid="008582df" officeooo:paragraph-rsid="008582df"/>
    </style:style>
    <style:style style:name="P9" style:family="paragraph" style:parent-style-name="Standard">
      <style:paragraph-properties fo:line-height="100%"/>
      <style:text-properties style:font-name="Arial1" officeooo:rsid="0099b43f" officeooo:paragraph-rsid="0099b43f"/>
    </style:style>
    <style:style style:name="P10" style:family="paragraph" style:parent-style-name="Standard">
      <style:paragraph-properties fo:line-height="100%"/>
      <style:text-properties style:font-name="Arial1" officeooo:rsid="009e7843" officeooo:paragraph-rsid="009e7843"/>
    </style:style>
    <style:style style:name="P11"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12"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13"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14" style:family="paragraph" style:parent-style-name="Standard">
      <style:paragraph-properties fo:line-height="100%"/>
      <style:text-properties style:font-name="Arial1" fo:font-weight="normal" officeooo:rsid="007317f1" officeooo:paragraph-rsid="00ceceb5" style:font-weight-asian="normal" style:font-weight-complex="normal"/>
    </style:style>
    <style:style style:name="P15" style:family="paragraph" style:parent-style-name="Standard">
      <style:paragraph-properties fo:line-height="100%"/>
      <style:text-properties style:font-name="Arial1" fo:font-weight="normal" officeooo:rsid="007317f1" officeooo:paragraph-rsid="00d529c4" style:font-weight-asian="normal" style:font-weight-complex="normal"/>
    </style:style>
    <style:style style:name="P16" style:family="paragraph" style:parent-style-name="Standard">
      <style:paragraph-properties fo:line-height="100%"/>
      <style:text-properties style:font-name="Arial1" fo:font-weight="normal" officeooo:rsid="00c02767" officeooo:paragraph-rsid="00c02767" style:font-weight-asian="normal" style:font-weight-complex="normal"/>
    </style:style>
    <style:style style:name="P17" style:family="paragraph" style:parent-style-name="Standard">
      <style:paragraph-properties fo:line-height="100%"/>
      <style:text-properties style:font-name="Arial1" fo:font-weight="normal" officeooo:rsid="00c18b1d" officeooo:paragraph-rsid="00c18b1d" style:font-weight-asian="normal" style:font-weight-complex="normal"/>
    </style:style>
    <style:style style:name="P18" style:family="paragraph" style:parent-style-name="Standard">
      <style:paragraph-properties fo:line-height="100%"/>
      <style:text-properties style:font-name="Arial1" fo:font-weight="normal" officeooo:rsid="00c18b1d" officeooo:paragraph-rsid="00c18fc3" style:font-weight-asian="normal" style:font-weight-complex="normal"/>
    </style:style>
    <style:style style:name="P19" style:family="paragraph" style:parent-style-name="Standard">
      <style:paragraph-properties fo:line-height="100%"/>
      <style:text-properties style:font-name="Arial1" fo:font-weight="normal" officeooo:rsid="00c60c65" officeooo:paragraph-rsid="00c60c65" style:font-weight-asian="normal" style:font-weight-complex="normal"/>
    </style:style>
    <style:style style:name="P20" style:family="paragraph" style:parent-style-name="Standard">
      <style:paragraph-properties fo:line-height="100%"/>
      <style:text-properties style:font-name="Arial1" fo:font-weight="normal" officeooo:rsid="00c18fc3" officeooo:paragraph-rsid="00c18fc3" style:font-weight-asian="normal" style:font-weight-complex="normal"/>
    </style:style>
    <style:style style:name="P21" style:family="paragraph" style:parent-style-name="Standard">
      <style:paragraph-properties fo:line-height="100%"/>
      <style:text-properties style:font-name="Arial1" fo:font-weight="normal" officeooo:rsid="00d529c4" officeooo:paragraph-rsid="00d529c4" style:font-weight-asian="normal" style:font-weight-complex="normal"/>
    </style:style>
    <style:style style:name="P22" style:family="paragraph" style:parent-style-name="Standard">
      <style:paragraph-properties fo:line-height="100%"/>
      <style:text-properties style:font-name="Arial1" fo:font-weight="normal" officeooo:rsid="00b9e406" officeooo:paragraph-rsid="00b9e406" style:font-weight-asian="normal" style:font-weight-complex="normal"/>
    </style:style>
    <style:style style:name="P23" style:family="paragraph" style:parent-style-name="Standard">
      <style:paragraph-properties fo:line-height="100%"/>
      <style:text-properties style:font-name="Arial1" fo:font-weight="bold" officeooo:rsid="00c02767" officeooo:paragraph-rsid="00c02767" style:font-weight-asian="bold" style:font-weight-complex="bold"/>
    </style:style>
    <style:style style:name="P24" style:family="paragraph" style:parent-style-name="Standard">
      <style:paragraph-properties fo:line-height="100%"/>
      <style:text-properties style:font-name="Arial1" fo:font-weight="bold" officeooo:rsid="00c60c65" officeooo:paragraph-rsid="00c60c65" style:font-weight-asian="bold" style:font-weight-complex="bold"/>
    </style:style>
    <style:style style:name="P25" style:family="paragraph" style:parent-style-name="Standard">
      <style:paragraph-properties fo:line-height="100%"/>
      <style:text-properties style:font-name="Arial1" fo:font-weight="bold" officeooo:rsid="00c18b1d" officeooo:paragraph-rsid="00c18b1d" style:font-weight-asian="bold" style:font-weight-complex="bold"/>
    </style:style>
    <style:style style:name="P26" style:family="paragraph" style:parent-style-name="Standard">
      <style:paragraph-properties fo:line-height="100%"/>
      <style:text-properties style:font-name="Arial1" fo:font-weight="bold" officeooo:paragraph-rsid="00714f7b" style:font-weight-asian="bold" style:font-weight-complex="bold"/>
    </style:style>
    <style:style style:name="P27" style:family="paragraph" style:parent-style-name="Standard">
      <style:paragraph-properties fo:line-height="100%"/>
      <style:text-properties style:font-name="Arial1" fo:font-weight="bold" officeooo:paragraph-rsid="00c02767" style:font-weight-asian="bold" style:font-weight-complex="bold"/>
    </style:style>
    <style:style style:name="P28" style:family="paragraph" style:parent-style-name="Standard">
      <style:paragraph-properties fo:line-height="100%"/>
      <style:text-properties style:font-name="Arial1" fo:font-weight="bold" officeooo:paragraph-rsid="00985f70" style:font-weight-asian="bold" style:font-weight-complex="bold"/>
    </style:style>
    <style:style style:name="P29" style:family="paragraph" style:parent-style-name="Standard">
      <style:paragraph-properties fo:line-height="100%"/>
      <style:text-properties style:font-name="Arial1" fo:font-weight="bold" officeooo:paragraph-rsid="00b9c291" style:font-weight-asian="bold" style:font-weight-complex="bold"/>
    </style:style>
    <style:style style:name="P30" style:family="paragraph" style:parent-style-name="Standard">
      <style:paragraph-properties fo:line-height="100%"/>
      <style:text-properties style:font-name="Arial1" officeooo:paragraph-rsid="00819ea8"/>
    </style:style>
    <style:style style:name="P31" style:family="paragraph" style:parent-style-name="Standard">
      <style:paragraph-properties fo:line-height="100%"/>
      <style:text-properties style:font-name="Arial1" officeooo:paragraph-rsid="009aecdd"/>
    </style:style>
    <style:style style:name="P32" style:family="paragraph" style:parent-style-name="Standard">
      <style:paragraph-properties fo:line-height="100%"/>
      <style:text-properties fo:color="#cc0000" style:font-name="Arial1" fo:font-size="12pt" fo:font-weight="normal" officeooo:rsid="00096873" officeooo:paragraph-rsid="00096873" style:font-size-asian="12pt" style:font-weight-asian="normal" style:font-size-complex="12pt" style:font-weight-complex="normal"/>
    </style:style>
    <style:style style:name="P33" style:family="paragraph" style:parent-style-name="Standard">
      <style:paragraph-properties fo:line-height="100%"/>
      <style:text-properties officeooo:rsid="007317f1" officeooo:paragraph-rsid="007cca49"/>
    </style:style>
    <style:style style:name="P34" style:family="paragraph" style:parent-style-name="Standard">
      <style:paragraph-properties fo:line-height="100%"/>
      <style:text-properties officeooo:rsid="0086f8e6" officeooo:paragraph-rsid="0086f8e6"/>
    </style:style>
    <style:style style:name="P35" style:family="paragraph" style:parent-style-name="Standard">
      <style:paragraph-properties fo:line-height="100%"/>
      <style:text-properties officeooo:paragraph-rsid="00d529c4"/>
    </style:style>
    <style:style style:name="P36"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37"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3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39"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0"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41"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4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4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4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45"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46"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49" style:family="paragraph" style:parent-style-name="Standard">
      <style:paragraph-properties fo:margin-left="0cm" fo:margin-right="0cm" fo:line-height="100%" fo:text-indent="0cm" style:auto-text-indent="false"/>
      <style:text-properties officeooo:rsid="00819ea8" officeooo:paragraph-rsid="00819ea8"/>
    </style:style>
    <style:style style:name="P50" style:family="paragraph" style:parent-style-name="Standard">
      <style:paragraph-properties fo:margin-left="0cm" fo:margin-right="0cm" fo:line-height="100%" fo:text-indent="0cm" style:auto-text-indent="false"/>
      <style:text-properties style:font-name="Arial1" officeooo:rsid="008257eb" officeooo:paragraph-rsid="00819ea8"/>
    </style:style>
    <style:style style:name="P51" style:family="paragraph" style:parent-style-name="Standard">
      <style:paragraph-properties fo:margin-left="0cm" fo:margin-right="0cm" fo:line-height="100%" fo:text-indent="0cm" style:auto-text-indent="false"/>
      <style:text-properties style:font-name="Arial1" officeooo:rsid="008257eb" officeooo:paragraph-rsid="008257eb"/>
    </style:style>
    <style:style style:name="P52" style:family="paragraph" style:parent-style-name="Standard">
      <style:paragraph-properties fo:margin-left="0cm" fo:margin-right="0cm" fo:line-height="100%" fo:text-indent="0cm" style:auto-text-indent="false"/>
      <style:text-properties style:font-name="Arial1" officeooo:rsid="008582df" officeooo:paragraph-rsid="008582df"/>
    </style:style>
    <style:style style:name="P53" style:family="paragraph" style:parent-style-name="Standard">
      <style:paragraph-properties fo:margin-left="0cm" fo:margin-right="0cm" fo:line-height="100%" fo:text-indent="0cm" style:auto-text-indent="false"/>
      <style:text-properties style:font-name="Arial1" officeooo:rsid="00866bf2" officeooo:paragraph-rsid="00866bf2"/>
    </style:style>
    <style:style style:name="P54" style:family="paragraph" style:parent-style-name="Standard">
      <style:paragraph-properties fo:margin-left="0cm" fo:margin-right="0cm" fo:line-height="100%" fo:text-indent="0cm" style:auto-text-indent="false"/>
      <style:text-properties style:font-name="Arial1" officeooo:rsid="0096ee55" officeooo:paragraph-rsid="0096ee55"/>
    </style:style>
    <style:style style:name="P55"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56" style:family="paragraph" style:parent-style-name="Standard">
      <style:paragraph-properties fo:margin-left="0cm" fo:margin-right="0cm" fo:line-height="100%" fo:text-indent="0cm" style:auto-text-indent="false"/>
      <style:text-properties style:font-name="Arial1" officeooo:rsid="008d1863" officeooo:paragraph-rsid="008d1863"/>
    </style:style>
    <style:style style:name="P57"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58"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0a72e" style:font-size-asian="12pt" style:font-weight-asian="normal" style:font-size-complex="12pt" style:font-weight-complex="normal"/>
    </style:style>
    <style:style style:name="P59"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60"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61"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62"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63"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64"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0e0d9c2" style:font-size-asian="12pt" style:font-weight-asian="normal" style:font-size-complex="12pt" style:font-weight-complex="normal"/>
    </style:style>
    <style:style style:name="P65" style:family="paragraph" style:parent-style-name="Standard">
      <style:paragraph-properties fo:margin-left="0cm" fo:margin-right="0cm" fo:line-height="100%" fo:text-indent="0cm" style:auto-text-indent="false"/>
      <style:text-properties style:font-name="Arial1" officeooo:paragraph-rsid="00ceceb5"/>
    </style:style>
    <style:style style:name="P66" style:family="paragraph" style:parent-style-name="Standard">
      <style:paragraph-properties fo:margin-left="0cm" fo:margin-right="0cm" fo:line-height="100%" fo:text-indent="0cm" style:auto-text-indent="false"/>
      <style:text-properties style:font-name="Arial3" fo:font-size="12pt" fo:font-weight="normal" officeooo:rsid="008257eb" officeooo:paragraph-rsid="008582df" style:font-size-asian="12pt" style:font-weight-asian="normal" style:font-size-complex="12pt" style:font-weight-complex="normal"/>
    </style:style>
    <style:style style:name="P67" style:family="paragraph" style:parent-style-name="Standard">
      <style:paragraph-properties fo:margin-left="0cm" fo:margin-right="0cm" fo:line-height="100%" fo:text-indent="0cm" style:auto-text-indent="false"/>
      <style:text-properties officeooo:paragraph-rsid="00827943"/>
    </style:style>
    <style:style style:name="P68"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6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70"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71"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72"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73"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0ed6f20" style:font-size-asian="12pt" style:font-weight-asian="normal" style:font-size-complex="12pt" style:font-weight-complex="normal"/>
    </style:style>
    <style:style style:name="P74"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71ac8" style:font-size-asian="12pt" style:font-weight-asian="normal" style:font-size-complex="12pt" style:font-weight-complex="normal"/>
    </style:style>
    <style:style style:name="P75"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b693c" style:font-size-asian="12pt" style:font-weight-asian="normal" style:font-size-complex="12pt" style:font-weight-complex="normal"/>
    </style:style>
    <style:style style:name="P76"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77"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78" style:family="paragraph" style:parent-style-name="Standard_20__28_user_29_">
      <style:paragraph-properties fo:margin-left="0cm" fo:margin-right="0cm" fo:line-height="100%" fo:text-indent="0cm" style:auto-text-indent="false"/>
      <style:text-properties style:font-name="Arial1" fo:font-size="12pt" fo:font-weight="normal" officeooo:rsid="00622263" officeooo:paragraph-rsid="00622263" style:font-size-asian="12pt" style:font-weight-asian="normal" style:font-size-complex="12pt" style:font-weight-complex="normal"/>
    </style:style>
    <style:style style:name="P79"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056a8c2" style:font-size-asian="12pt" style:font-weight-asian="normal" style:font-size-complex="12pt" style:font-weight-complex="normal"/>
    </style:style>
    <style:style style:name="P80"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067192f" style:font-size-asian="12pt" style:font-weight-asian="normal" style:font-size-complex="12pt" style:font-weight-complex="normal"/>
    </style:style>
    <style:style style:name="P81"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069e6c8" style:font-size-asian="12pt" style:font-weight-asian="normal" style:font-size-complex="12pt" style:font-weight-complex="normal"/>
    </style:style>
    <style:style style:name="P82"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05c3dd7" style:font-size-asian="12pt" style:font-weight-asian="normal" style:font-size-complex="12pt" style:font-weight-complex="normal"/>
    </style:style>
    <style:style style:name="P83" style:family="paragraph" style:parent-style-name="Standard_20__28_user_29_">
      <style:paragraph-properties fo:margin-left="0cm" fo:margin-right="0cm" fo:line-height="100%" fo:text-indent="0cm" style:auto-text-indent="false"/>
      <style:text-properties style:font-name="Arial1" fo:font-size="12pt" fo:font-weight="normal" officeooo:rsid="0064ecdc" officeooo:paragraph-rsid="0064ecdc" style:font-size-asian="12pt" style:font-weight-asian="normal" style:font-size-complex="12pt" style:font-weight-complex="normal"/>
    </style:style>
    <style:style style:name="P84" style:family="paragraph" style:parent-style-name="Standard_20__28_user_29_">
      <style:paragraph-properties fo:margin-left="0cm" fo:margin-right="0cm" fo:line-height="100%" fo:text-indent="0cm" style:auto-text-indent="false"/>
      <style:text-properties style:font-name="Arial1" fo:font-size="12pt" fo:font-weight="normal" officeooo:rsid="00658a34" officeooo:paragraph-rsid="00658a34" style:font-size-asian="12pt" style:font-weight-asian="normal" style:font-size-complex="12pt" style:font-weight-complex="normal"/>
    </style:style>
    <style:style style:name="P85" style:family="paragraph" style:parent-style-name="Standard_20__28_user_29_">
      <style:paragraph-properties fo:margin-left="0cm" fo:margin-right="0cm" fo:line-height="100%" fo:text-indent="0cm" style:auto-text-indent="false"/>
      <style:text-properties style:font-name="Arial1" fo:font-size="12pt" fo:font-weight="normal" officeooo:rsid="0067192f" officeooo:paragraph-rsid="0067192f" style:font-size-asian="12pt" style:font-weight-asian="normal" style:font-size-complex="12pt" style:font-weight-complex="normal"/>
    </style:style>
    <style:style style:name="P86" style:family="paragraph" style:parent-style-name="Standard_20__28_user_29_">
      <style:paragraph-properties fo:margin-left="0cm" fo:margin-right="0cm" fo:line-height="100%" fo:text-indent="0cm" style:auto-text-indent="false"/>
      <style:text-properties style:font-name="Arial1" fo:font-size="12pt" fo:font-weight="normal" officeooo:rsid="0008e0e9" officeooo:paragraph-rsid="0064ecdc" style:font-size-asian="12pt" style:font-weight-asian="normal" style:font-size-complex="12pt" style:font-weight-complex="normal"/>
    </style:style>
    <style:style style:name="P87" style:family="paragraph" style:parent-style-name="Standard_20__28_user_29_">
      <style:paragraph-properties fo:margin-left="0cm" fo:margin-right="0cm" fo:line-height="100%" fo:text-indent="0cm" style:auto-text-indent="false"/>
      <style:text-properties style:font-name="Arial1" fo:font-size="12pt" fo:font-weight="normal" officeooo:rsid="006806dc" officeooo:paragraph-rsid="006806dc" style:font-size-asian="12pt" style:font-weight-asian="normal" style:font-size-complex="12pt" style:font-weight-complex="normal"/>
    </style:style>
    <style:style style:name="P88" style:family="paragraph" style:parent-style-name="Standard_20__28_user_29_">
      <style:paragraph-properties fo:margin-left="0cm" fo:margin-right="0cm" fo:line-height="100%" fo:text-indent="0cm" style:auto-text-indent="false"/>
      <style:text-properties style:font-name="Arial1" fo:font-size="12pt" fo:font-weight="normal" officeooo:rsid="00ff06b0" officeooo:paragraph-rsid="00ff06b0" style:font-size-asian="12pt" style:font-weight-asian="normal" style:font-size-complex="12pt" style:font-weight-complex="normal"/>
    </style:style>
    <style:style style:name="P89" style:family="paragraph" style:parent-style-name="Standard_20__28_user_29_">
      <style:paragraph-properties fo:margin-left="0cm" fo:margin-right="0cm" fo:line-height="100%" fo:text-indent="0cm" style:auto-text-indent="false"/>
      <style:text-properties style:font-name="Arial1" fo:font-size="12pt" fo:font-weight="normal" officeooo:rsid="00ed6f20" officeooo:paragraph-rsid="00ed6f20" style:font-size-asian="12pt" style:font-weight-asian="normal" style:font-size-complex="12pt" style:font-weight-complex="normal"/>
    </style:style>
    <style:style style:name="P90"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91" style:family="paragraph" style:parent-style-name="Standard_20__28_user_29_">
      <style:paragraph-properties fo:margin-left="0cm" fo:margin-right="0cm" fo:line-height="100%" fo:text-indent="0cm" style:auto-text-indent="false"/>
      <style:text-properties style:font-name="Arial1" fo:font-size="12pt" fo:font-weight="normal" officeooo:rsid="00b3155c" officeooo:paragraph-rsid="00b3155c" style:font-size-asian="12pt" style:font-weight-asian="normal" style:font-size-complex="12pt" style:font-weight-complex="normal"/>
    </style:style>
    <style:style style:name="P92" style:family="paragraph" style:parent-style-name="Standard_20__28_user_29_">
      <style:paragraph-properties fo:margin-left="0cm" fo:margin-right="0cm" fo:line-height="100%" fo:text-indent="0cm" style:auto-text-indent="false"/>
      <style:text-properties style:font-name="Arial1" fo:font-size="12pt" fo:font-weight="normal" officeooo:rsid="007f683c" officeooo:paragraph-rsid="007f683c" style:font-size-asian="12pt" style:font-weight-asian="normal" style:font-size-complex="12pt" style:font-weight-complex="normal"/>
    </style:style>
    <style:style style:name="P93" style:family="paragraph" style:parent-style-name="Standard_20__28_user_29_">
      <style:paragraph-properties fo:margin-left="0cm" fo:margin-right="0cm" fo:line-height="100%" fo:text-indent="0cm" style:auto-text-indent="false"/>
      <style:text-properties style:font-name="Arial1" fo:font-size="12pt" fo:font-weight="normal" officeooo:rsid="007c74b9" officeooo:paragraph-rsid="007c74b9" style:font-size-asian="12pt" style:font-weight-asian="normal" style:font-size-complex="12pt" style:font-weight-complex="normal"/>
    </style:style>
    <style:style style:name="P94" style:family="paragraph" style:parent-style-name="Standard_20__28_user_29_">
      <style:paragraph-properties fo:margin-left="0cm" fo:margin-right="0cm" fo:line-height="100%" fo:text-indent="0cm" style:auto-text-indent="false"/>
      <style:text-properties style:font-name="Arial1" fo:font-size="12pt" fo:font-weight="normal" officeooo:rsid="009015c4" officeooo:paragraph-rsid="009015c4" style:font-size-asian="12pt" style:font-weight-asian="normal" style:font-size-complex="12pt" style:font-weight-complex="normal"/>
    </style:style>
    <style:style style:name="P95" style:family="paragraph" style:parent-style-name="Standard_20__28_user_29_">
      <style:paragraph-properties fo:margin-left="0cm" fo:margin-right="0cm" fo:line-height="100%" fo:text-indent="0cm" style:auto-text-indent="false"/>
      <style:text-properties style:font-name="Arial1" fo:font-size="12pt" fo:font-weight="normal" officeooo:rsid="0092b9b3" officeooo:paragraph-rsid="0092b9b3" style:font-size-asian="12pt" style:font-weight-asian="normal" style:font-size-complex="12pt" style:font-weight-complex="normal"/>
    </style:style>
    <style:style style:name="P96"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4d8f4" style:font-size-asian="12pt" style:font-weight-asian="normal" style:font-size-complex="12pt" style:font-weight-complex="normal"/>
    </style:style>
    <style:style style:name="P97"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9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9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d8d3a2" style:font-size-asian="12pt" style:font-weight-asian="normal" style:font-size-complex="12pt" style:font-weight-complex="normal"/>
    </style:style>
    <style:style style:name="P10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0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85f70" style:font-size-asian="12pt" style:font-weight-asian="normal" style:font-size-complex="12pt" style:font-weight-complex="normal"/>
    </style:style>
    <style:style style:name="P10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0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85ddd" style:font-size-asian="12pt" style:font-weight-asian="normal" style:font-size-complex="12pt" style:font-weight-complex="normal"/>
    </style:style>
    <style:style style:name="P10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a0558" style:font-size-asian="12pt" style:font-weight-asian="normal" style:font-size-complex="12pt" style:font-weight-complex="normal"/>
    </style:style>
    <style:style style:name="P105"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b693c" style:font-size-asian="12pt" style:font-weight-asian="normal" style:font-size-complex="12pt" style:font-weight-complex="normal"/>
    </style:style>
    <style:style style:name="P106" style:family="paragraph" style:parent-style-name="Standard_20__28_user_29_">
      <style:paragraph-properties fo:margin-left="0cm" fo:margin-right="0cm" fo:line-height="100%" fo:text-indent="0cm" style:auto-text-indent="false"/>
      <style:text-properties style:font-name="Arial1" fo:font-size="12pt" fo:font-weight="normal" officeooo:rsid="00aaf9b9" officeooo:paragraph-rsid="00aaf9b9" style:font-size-asian="12pt" style:font-weight-asian="normal" style:font-size-complex="12pt" style:font-weight-complex="normal"/>
    </style:style>
    <style:style style:name="P107"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08" style:family="paragraph" style:parent-style-name="Standard_20__28_user_29_">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09" style:family="paragraph" style:parent-style-name="Standard_20__28_user_29_">
      <style:paragraph-properties fo:margin-left="0cm" fo:margin-right="0cm" fo:line-height="100%" fo:text-indent="0cm" style:auto-text-indent="false"/>
      <style:text-properties style:font-name="Arial1" fo:font-size="12pt" fo:font-weight="normal" officeooo:rsid="00d18128" officeooo:paragraph-rsid="00d18128" style:font-size-asian="12pt" style:font-weight-asian="normal" style:font-size-complex="12pt" style:font-weight-complex="normal"/>
    </style:style>
    <style:style style:name="P110" style:family="paragraph" style:parent-style-name="Standard_20__28_user_29_">
      <style:paragraph-properties fo:margin-left="0cm" fo:margin-right="0cm" fo:line-height="100%" fo:text-indent="0cm" style:auto-text-indent="false"/>
      <style:text-properties style:font-name="Arial1" fo:font-size="12pt" fo:font-weight="normal" officeooo:rsid="00d529c4" officeooo:paragraph-rsid="00d529c4" style:font-size-asian="12pt" style:font-weight-asian="normal" style:font-size-complex="12pt" style:font-weight-complex="normal"/>
    </style:style>
    <style:style style:name="P111" style:family="paragraph" style:parent-style-name="Standard_20__28_user_29_">
      <style:paragraph-properties fo:margin-left="0cm" fo:margin-right="0cm" fo:line-height="100%" fo:text-indent="0cm" style:auto-text-indent="false"/>
      <style:text-properties style:font-name="Arial1" fo:font-size="12pt" fo:font-weight="normal" officeooo:rsid="00ba9527" officeooo:paragraph-rsid="00ba9527" style:font-size-asian="12pt" style:font-weight-asian="normal" style:font-size-complex="12pt" style:font-weight-complex="normal"/>
    </style:style>
    <style:style style:name="P112"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e0a32" style:font-size-asian="12pt" style:font-weight-asian="normal" style:font-size-complex="12pt" style:font-weight-complex="normal"/>
    </style:style>
    <style:style style:name="P113"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c9634" style:font-size-asian="12pt" style:font-weight-asian="normal" style:font-size-complex="12pt" style:font-weight-complex="normal"/>
    </style:style>
    <style:style style:name="P114"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20b555" style:font-size-asian="12pt" style:font-weight-asian="normal" style:font-size-complex="12pt" style:font-weight-complex="normal"/>
    </style:style>
    <style:style style:name="P115"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16" style:family="paragraph" style:parent-style-name="Standard_20__28_user_29_">
      <style:paragraph-properties fo:margin-left="0cm" fo:margin-right="0cm" fo:line-height="100%" fo:text-indent="0cm" style:auto-text-indent="false"/>
      <style:text-properties style:font-name="Arial1" fo:font-size="12pt" fo:font-weight="normal" officeooo:rsid="010d6d81" officeooo:paragraph-rsid="01185ddd" style:font-size-asian="12pt" style:font-weight-asian="normal" style:font-size-complex="12pt" style:font-weight-complex="normal"/>
    </style:style>
    <style:style style:name="P117" style:family="paragraph" style:parent-style-name="Standard_20__28_user_29_">
      <style:paragraph-properties fo:margin-left="0cm" fo:margin-right="0cm" fo:line-height="100%" fo:text-indent="0cm" style:auto-text-indent="false"/>
      <style:text-properties style:font-name="Arial1" fo:font-size="12pt" fo:font-weight="normal" officeooo:rsid="010e590a" officeooo:paragraph-rsid="01185ddd" style:font-size-asian="12pt" style:font-weight-asian="normal" style:font-size-complex="12pt" style:font-weight-complex="normal"/>
    </style:style>
    <style:style style:name="P118" style:family="paragraph" style:parent-style-name="Standard_20__28_user_29_">
      <style:paragraph-properties fo:margin-left="0cm" fo:margin-right="0cm" fo:line-height="100%" fo:text-indent="0cm" style:auto-text-indent="false"/>
      <style:text-properties style:font-name="Arial1" fo:font-size="12pt" fo:font-weight="normal" officeooo:rsid="010e7379" officeooo:paragraph-rsid="011a0558" style:font-size-asian="12pt" style:font-weight-asian="normal" style:font-size-complex="12pt" style:font-weight-complex="normal"/>
    </style:style>
    <style:style style:name="P119" style:family="paragraph" style:parent-style-name="Standard_20__28_user_29_">
      <style:paragraph-properties fo:margin-left="0cm" fo:margin-right="0cm" fo:line-height="100%" fo:text-indent="0cm" style:auto-text-indent="false"/>
      <style:text-properties style:font-name="Arial1" fo:font-size="12pt" fo:font-weight="normal" officeooo:rsid="0120b555" officeooo:paragraph-rsid="0120b555" style:font-size-asian="12pt" style:font-weight-asian="normal" style:font-size-complex="12pt" style:font-weight-complex="normal"/>
    </style:style>
    <style:style style:name="P120" style:family="paragraph" style:parent-style-name="Standard_20__28_user_29_">
      <style:paragraph-properties fo:margin-left="0cm" fo:margin-right="0cm" fo:line-height="100%" fo:text-indent="0cm" style:auto-text-indent="false"/>
      <style:text-properties style:font-name="Arial1" fo:font-size="12pt" fo:font-weight="normal" officeooo:rsid="00ff2cbf" officeooo:paragraph-rsid="01171ac8" style:font-size-asian="12pt" style:font-weight-asian="normal" style:font-size-complex="12pt" style:font-weight-complex="normal"/>
    </style:style>
    <style:style style:name="P121" style:family="paragraph" style:parent-style-name="Standard_20__28_user_29_">
      <style:paragraph-properties fo:margin-left="0cm" fo:margin-right="0cm" fo:line-height="100%" fo:text-indent="0cm" style:auto-text-indent="false"/>
      <style:text-properties style:font-name="Arial1" fo:font-size="12pt" fo:font-weight="normal" officeooo:rsid="00ff5901" officeooo:paragraph-rsid="01171ac8" style:font-size-asian="12pt" style:font-weight-asian="normal" style:font-size-complex="12pt" style:font-weight-complex="normal"/>
    </style:style>
    <style:style style:name="P122"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23"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24"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25"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26"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27"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28"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29"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30" style:family="paragraph" style:parent-style-name="Standard_20__28_user_29_">
      <style:paragraph-properties fo:margin-left="0cm" fo:margin-right="0cm" fo:line-height="100%" fo:text-indent="0cm" style:auto-text-indent="false"/>
      <style:text-properties style:font-name="Arial1" fo:font-size="12pt" fo:font-weight="bold" officeooo:rsid="005e1c3f" officeooo:paragraph-rsid="005e1c3f" style:font-size-asian="12pt" style:font-weight-asian="bold" style:font-size-complex="12pt" style:font-weight-complex="bold"/>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bold" officeooo:rsid="0059878f" officeooo:paragraph-rsid="0059878f" style:font-size-asian="12pt" style:font-weight-asian="bold" style:font-size-complex="12pt" style:font-weight-complex="bold"/>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bold" officeooo:rsid="0008e0e9" officeooo:paragraph-rsid="005c3dd7" style:font-size-asian="12pt" style:font-weight-asian="bold" style:font-size-complex="12pt" style:font-weight-complex="bold"/>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bold" officeooo:rsid="00096d44" officeooo:paragraph-rsid="005e1c3f" style:font-size-asian="12pt" style:font-weight-asian="bold" style:font-size-complex="12pt" style:font-weight-complex="bold"/>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bold" officeooo:rsid="000aa51e" officeooo:paragraph-rsid="00b38a0f" style:font-size-asian="12pt" style:font-weight-asian="bold" style:font-size-complex="12pt" style:font-weight-complex="bold"/>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bold" officeooo:paragraph-rsid="0056a8c2" style:font-size-asian="12pt" style:font-weight-asian="bold" style:font-size-complex="12pt" style:font-weight-complex="bold"/>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bold" officeooo:paragraph-rsid="006344c1" style:font-size-asian="12pt" style:font-weight-asian="bold" style:font-size-complex="12pt" style:font-weight-complex="bold"/>
    </style:style>
    <style:style style:name="P137" style:family="paragraph" style:parent-style-name="Standard_20__28_user_29_">
      <style:paragraph-properties fo:margin-left="0cm" fo:margin-right="0cm" fo:line-height="100%" fo:text-indent="0cm" style:auto-text-indent="false"/>
      <style:text-properties style:font-name="Arial1" fo:font-size="12pt" officeooo:rsid="005e1c3f" officeooo:paragraph-rsid="005e1c3f" style:font-size-asian="12pt" style:font-size-complex="12pt"/>
    </style:style>
    <style:style style:name="P138" style:family="paragraph" style:parent-style-name="Standard_20__28_user_29_">
      <style:paragraph-properties fo:margin-left="0cm" fo:margin-right="0cm" fo:line-height="100%" fo:text-indent="0cm" style:auto-text-indent="false"/>
      <style:text-properties style:font-name="Arial1" fo:font-size="12pt" officeooo:rsid="005e1c3f" officeooo:paragraph-rsid="005fd1c7" style:font-size-asian="12pt" style:font-size-complex="12pt"/>
    </style:style>
    <style:style style:name="P139" style:family="paragraph" style:parent-style-name="Standard_20__28_user_29_">
      <style:paragraph-properties fo:margin-left="0cm" fo:margin-right="0cm" fo:line-height="100%" fo:text-indent="0cm" style:auto-text-indent="false"/>
      <style:text-properties style:font-name="Arial1" fo:font-size="12pt" officeooo:rsid="005fd1c7" officeooo:paragraph-rsid="005fd1c7" style:font-size-asian="12pt" style:font-size-complex="12pt"/>
    </style:style>
    <style:style style:name="P140" style:family="paragraph" style:parent-style-name="Standard_20__28_user_29_">
      <style:paragraph-properties fo:margin-left="0cm" fo:margin-right="0cm" fo:line-height="100%" fo:text-indent="0cm" style:auto-text-indent="false"/>
      <style:text-properties style:font-name="Arial1" fo:font-size="12pt" officeooo:rsid="005fd1c7" officeooo:paragraph-rsid="006038f2" style:font-size-asian="12pt" style:font-size-complex="12pt"/>
    </style:style>
    <style:style style:name="P141" style:family="paragraph" style:parent-style-name="Standard_20__28_user_29_">
      <style:paragraph-properties fo:margin-left="0cm" fo:margin-right="0cm" fo:line-height="100%" fo:text-indent="0cm" style:auto-text-indent="false"/>
      <style:text-properties style:font-name="Arial1" fo:font-size="12pt" officeooo:rsid="005fd1c7" officeooo:paragraph-rsid="00610095" style:font-size-asian="12pt" style:font-size-complex="12pt"/>
    </style:style>
    <style:style style:name="P142"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06038f2" style:font-size-asian="12pt" style:font-size-complex="12pt"/>
    </style:style>
    <style:style style:name="P143" style:family="paragraph" style:parent-style-name="Standard_20__28_user_29_">
      <style:paragraph-properties fo:margin-left="0cm" fo:margin-right="0cm" fo:line-height="100%" fo:text-indent="0cm" style:auto-text-indent="false"/>
      <style:text-properties style:font-name="Arial1" fo:font-size="12pt" officeooo:rsid="010bf752" officeooo:paragraph-rsid="010bf752" style:font-size-asian="12pt" style:font-size-complex="12pt"/>
    </style:style>
    <style:style style:name="P144" style:family="paragraph" style:parent-style-name="Standard_20__28_user_29_">
      <style:paragraph-properties fo:margin-left="0cm" fo:margin-right="0cm" fo:line-height="100%" fo:text-indent="0cm" style:auto-text-indent="false"/>
      <style:text-properties style:font-name="Arial1" fo:font-size="12pt" officeooo:rsid="00610095" officeooo:paragraph-rsid="00610095" style:font-size-asian="12pt" style:font-size-complex="12pt"/>
    </style:style>
    <style:style style:name="P145"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059878f" style:font-size-asian="12pt" style:font-size-complex="12pt"/>
    </style:style>
    <style:style style:name="P146" style:family="paragraph" style:parent-style-name="Standard_20__28_user_29_">
      <style:paragraph-properties fo:margin-left="0cm" fo:margin-right="0cm" fo:line-height="100%" fo:text-indent="0cm" style:auto-text-indent="false"/>
      <style:text-properties style:font-name="Arial1" fo:font-size="12pt" officeooo:rsid="00622263" officeooo:paragraph-rsid="00622263" style:font-size-asian="12pt" style:font-size-complex="12pt"/>
    </style:style>
    <style:style style:name="P147"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48"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49"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50"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51"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52"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53"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54"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155"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56"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57"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58"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4pt" officeooo:paragraph-rsid="0056a8c2" style:font-size-asian="14pt" style:font-size-complex="14pt"/>
    </style:style>
    <style:style style:name="P160" style:family="paragraph" style:parent-style-name="Standard_20__28_user_29_">
      <style:paragraph-properties fo:margin-left="0cm" fo:margin-right="0cm" fo:line-height="100%" fo:text-indent="0cm" style:auto-text-indent="false"/>
      <style:text-properties style:font-name="Arial1" fo:font-size="16pt" fo:font-weight="bold" officeooo:rsid="00819ea8" officeooo:paragraph-rsid="008582df" style:font-size-asian="16pt" style:font-weight-asian="bold" style:font-size-complex="16pt"/>
    </style:style>
    <style:style style:name="P161"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162"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63"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64"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65"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166"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167"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168" style:family="paragraph" style:parent-style-name="Standard_20__28_user_29_">
      <style:paragraph-properties fo:margin-left="0cm" fo:margin-right="0cm" fo:line-height="100%" fo:text-indent="0cm" style:auto-text-indent="false"/>
      <style:text-properties style:font-name="Arial1" fo:font-size="16pt" fo:font-weight="bold" officeooo:paragraph-rsid="01171791" style:font-size-asian="16pt" style:font-weight-asian="bold" style:font-size-complex="16pt"/>
    </style:style>
    <style:style style:name="P169" style:family="paragraph" style:parent-style-name="Standard_20__28_user_29_">
      <style:paragraph-properties fo:margin-left="0cm" fo:margin-right="0cm" fo:line-height="100%" fo:text-indent="0cm" style:auto-text-indent="false"/>
      <style:text-properties style:font-name="Arial1" fo:font-weight="bold" officeooo:rsid="011a0558" officeooo:paragraph-rsid="011a0558" style:font-weight-asian="bold" style:font-weight-complex="bold"/>
    </style:style>
    <style:style style:name="P170"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171" style:family="paragraph" style:parent-style-name="Standard_20__28_user_29_">
      <style:paragraph-properties fo:margin-left="0cm" fo:margin-right="0cm" fo:line-height="100%" fo:text-indent="0cm" style:auto-text-indent="false"/>
      <style:text-properties style:font-name="Arial1" fo:font-weight="bold" officeooo:paragraph-rsid="01171791" style:font-weight-asian="bold" style:font-weight-complex="bold"/>
    </style:style>
    <style:style style:name="P172"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173"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174"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175"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176"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177"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178"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179"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180"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181" style:family="paragraph" style:parent-style-name="Standard_20__28_user_29_">
      <style:paragraph-properties fo:margin-left="0cm" fo:margin-right="0cm" fo:line-height="100%" fo:text-indent="0cm" style:auto-text-indent="false"/>
      <style:text-properties style:font-name="Arial1" officeooo:paragraph-rsid="01002ee3"/>
    </style:style>
    <style:style style:name="P182" style:family="paragraph" style:parent-style-name="Standard_20__28_user_29_">
      <style:paragraph-properties fo:margin-left="0cm" fo:margin-right="0cm" fo:line-height="100%" fo:text-indent="0cm" style:auto-text-indent="false"/>
      <style:text-properties style:font-name="Arial1" officeooo:paragraph-rsid="01171791"/>
    </style:style>
    <style:style style:name="P18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18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18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18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187"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188"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189"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19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19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192"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193"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194"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195" style:family="paragraph" style:parent-style-name="Standard_20__28_user_29_">
      <style:paragraph-properties fo:margin-left="0cm" fo:margin-right="0cm" fo:line-height="100%" fo:text-indent="0cm" style:auto-text-indent="false"/>
    </style:style>
    <style:style style:name="P196" style:family="paragraph" style:parent-style-name="Standard_20__28_user_29_">
      <style:paragraph-properties fo:margin-left="0cm" fo:margin-right="0cm" fo:line-height="100%" fo:text-indent="0cm" style:auto-text-indent="false"/>
      <style:text-properties officeooo:paragraph-rsid="013420b9"/>
    </style:style>
    <style:style style:name="P197" style:family="paragraph" style:parent-style-name="Standard_20__28_user_29_">
      <style:paragraph-properties fo:margin-left="0cm" fo:margin-right="0cm" fo:line-height="100%" fo:text-indent="0cm" style:auto-text-indent="false"/>
      <style:text-properties officeooo:paragraph-rsid="001a0ab2"/>
    </style:style>
    <style:style style:name="P198" style:family="paragraph" style:parent-style-name="Standard_20__28_user_29_">
      <style:paragraph-properties fo:margin-left="0cm" fo:margin-right="0cm" fo:line-height="100%" fo:text-indent="0cm" style:auto-text-indent="false"/>
      <style:text-properties officeooo:paragraph-rsid="014c7427"/>
    </style:style>
    <style:style style:name="P199" style:family="paragraph" style:parent-style-name="Standard_20__28_user_29_">
      <style:paragraph-properties fo:margin-left="0cm" fo:margin-right="0cm" fo:line-height="100%" fo:text-indent="0cm" style:auto-text-indent="false"/>
      <style:text-properties officeooo:paragraph-rsid="0156ff96"/>
    </style:style>
    <style:style style:name="P200"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0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02"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03"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0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05"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206"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207" style:family="paragraph" style:parent-style-name="Text_20_body">
      <style:paragraph-properties fo:margin-left="0cm" fo:margin-right="0cm" fo:line-height="100%" fo:text-indent="0cm" style:auto-text-indent="false"/>
      <style:text-properties style:font-name="Arial1" officeooo:paragraph-rsid="0020abc2"/>
    </style:style>
    <style:style style:name="P208" style:family="paragraph" style:parent-style-name="Text_20_body">
      <style:paragraph-properties fo:margin-left="0cm" fo:margin-right="0cm" fo:line-height="100%" fo:orphans="2" fo:widows="2" fo:text-indent="0cm" style:auto-text-indent="false"/>
      <style:text-properties officeooo:paragraph-rsid="0147012f"/>
    </style:style>
    <style:style style:name="P209" style:family="paragraph" style:parent-style-name="Text_20_body">
      <style:paragraph-properties fo:margin-left="0cm" fo:margin-right="0cm" fo:line-height="100%" fo:orphans="2" fo:widows="2" fo:text-indent="0cm" style:auto-text-indent="false"/>
      <style:text-properties officeooo:paragraph-rsid="014c7427"/>
    </style:style>
    <style:style style:name="P210" style:family="paragraph" style:parent-style-name="Text_20_body">
      <style:paragraph-properties fo:margin-left="0cm" fo:margin-right="0cm" fo:line-height="100%" fo:orphans="2" fo:widows="2" fo:text-indent="0cm" style:auto-text-indent="false"/>
      <style:text-properties officeooo:paragraph-rsid="01535a90"/>
    </style:style>
    <style:style style:name="P211"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212"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213"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214"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215"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216"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217"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218"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219"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220" style:family="paragraph" style:parent-style-name="Standard_20__28_user_29_">
      <style:paragraph-properties fo:line-height="100%"/>
      <style:text-properties style:font-name="Arial1" fo:font-size="14pt" fo:font-weight="bold" officeooo:paragraph-rsid="01171791" style:font-size-asian="14pt" style:font-weight-asian="bold" style:font-weight-complex="bold"/>
    </style:style>
    <style:style style:name="P221" style:family="paragraph" style:parent-style-name="Standard_20__28_user_29_">
      <style:paragraph-properties fo:line-height="100%"/>
      <style:text-properties style:font-name="Arial1" fo:font-size="14pt" style:font-size-asian="14pt" style:font-size-complex="14pt"/>
    </style:style>
    <style:style style:name="P222" style:family="paragraph" style:parent-style-name="Standard_20__28_user_29_">
      <style:paragraph-properties fo:line-height="100%"/>
      <style:text-properties style:font-name="Arial1" fo:font-size="14pt" officeooo:paragraph-rsid="00705e17" style:font-size-asian="14pt" style:font-size-complex="14pt"/>
    </style:style>
    <style:style style:name="P223" style:family="paragraph" style:parent-style-name="Standard_20__28_user_29_">
      <style:paragraph-properties fo:line-height="100%"/>
      <style:text-properties style:font-name="Arial1" fo:font-size="14pt" officeooo:paragraph-rsid="0056a8c2" style:font-size-asian="14pt" style:font-size-complex="14pt"/>
    </style:style>
    <style:style style:name="P224"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225" style:family="paragraph" style:parent-style-name="Standard_20__28_user_29_">
      <style:paragraph-properties fo:line-height="100%"/>
      <style:text-properties style:font-name="Arial1" fo:font-weight="normal" officeooo:rsid="00b84b39" officeooo:paragraph-rsid="00b84b39" style:font-weight-asian="normal" style:font-weight-complex="normal"/>
    </style:style>
    <style:style style:name="P226" style:family="paragraph" style:parent-style-name="Standard_20__28_user_29_">
      <style:paragraph-properties fo:line-height="100%"/>
      <style:text-properties style:font-name="Arial1" fo:font-weight="normal" officeooo:rsid="00b6c7e3" officeooo:paragraph-rsid="00b6c7e3" style:font-weight-asian="normal" style:font-weight-complex="normal"/>
    </style:style>
    <style:style style:name="P227" style:family="paragraph" style:parent-style-name="Standard_20__28_user_29_">
      <style:paragraph-properties fo:line-height="100%"/>
      <style:text-properties style:font-name="Arial1" fo:font-weight="normal" officeooo:rsid="00b6c7e3" officeooo:paragraph-rsid="00f9b12c" style:font-weight-asian="normal" style:font-weight-complex="normal"/>
    </style:style>
    <style:style style:name="P228" style:family="paragraph" style:parent-style-name="Standard_20__28_user_29_">
      <style:paragraph-properties fo:line-height="100%"/>
      <style:text-properties style:font-name="Arial1" fo:font-weight="normal" officeooo:rsid="00f9b12c" officeooo:paragraph-rsid="00f9b12c" style:font-weight-asian="normal" style:font-weight-complex="normal"/>
    </style:style>
    <style:style style:name="P229"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230" style:family="paragraph" style:parent-style-name="Standard_20__28_user_29_">
      <style:paragraph-properties fo:line-height="100%"/>
      <style:text-properties style:font-name="Arial1" fo:font-weight="normal" officeooo:rsid="00c02767" officeooo:paragraph-rsid="00c02767" style:font-weight-asian="normal" style:font-weight-complex="normal"/>
    </style:style>
    <style:style style:name="P231" style:family="paragraph" style:parent-style-name="Standard_20__28_user_29_">
      <style:paragraph-properties fo:line-height="100%"/>
      <style:text-properties style:font-name="Arial1" fo:font-weight="normal" officeooo:rsid="00d737a2" officeooo:paragraph-rsid="00d737a2" style:font-weight-asian="normal" style:font-weight-complex="normal"/>
    </style:style>
    <style:style style:name="P232"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233" style:family="paragraph" style:parent-style-name="Standard_20__28_user_29_">
      <style:paragraph-properties fo:line-height="100%"/>
      <style:text-properties style:font-name="Arial1" fo:font-weight="normal" officeooo:rsid="00d964b0" officeooo:paragraph-rsid="00d964b0" style:font-weight-asian="normal" style:font-weight-complex="normal"/>
    </style:style>
    <style:style style:name="P234"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235" style:family="paragraph" style:parent-style-name="Standard_20__28_user_29_">
      <style:paragraph-properties fo:line-height="100%"/>
      <style:text-properties style:font-name="Arial1" fo:font-weight="normal" officeooo:rsid="00da773e" officeooo:paragraph-rsid="00deb2a2" style:font-weight-asian="normal" style:font-weight-complex="normal"/>
    </style:style>
    <style:style style:name="P236" style:family="paragraph" style:parent-style-name="Standard_20__28_user_29_">
      <style:paragraph-properties fo:line-height="100%"/>
      <style:text-properties style:font-name="Arial1" fo:font-weight="normal" officeooo:rsid="00dcd5d0" officeooo:paragraph-rsid="00dcd5d0" style:font-weight-asian="normal" style:font-weight-complex="normal"/>
    </style:style>
    <style:style style:name="P237" style:family="paragraph" style:parent-style-name="Standard_20__28_user_29_">
      <style:paragraph-properties fo:line-height="100%"/>
      <style:text-properties style:font-name="Arial1" fo:font-weight="normal" officeooo:rsid="00dcd5d0" officeooo:paragraph-rsid="00deb2a2" style:font-weight-asian="normal" style:font-weight-complex="normal"/>
    </style:style>
    <style:style style:name="P238" style:family="paragraph" style:parent-style-name="Standard_20__28_user_29_">
      <style:paragraph-properties fo:line-height="100%"/>
      <style:text-properties style:font-name="Arial1" fo:font-weight="normal" officeooo:rsid="00df5bd7" officeooo:paragraph-rsid="00df5bd7" style:font-weight-asian="normal" style:font-weight-complex="normal"/>
    </style:style>
    <style:style style:name="P239" style:family="paragraph" style:parent-style-name="Standard_20__28_user_29_">
      <style:paragraph-properties fo:line-height="100%"/>
      <style:text-properties style:font-name="Arial1" fo:font-weight="normal" officeooo:rsid="01059e99" officeooo:paragraph-rsid="01059e99" style:font-weight-asian="normal" style:font-weight-complex="normal"/>
    </style:style>
    <style:style style:name="P240" style:family="paragraph" style:parent-style-name="Standard_20__28_user_29_">
      <style:paragraph-properties fo:line-height="100%"/>
      <style:text-properties style:font-name="Arial1" fo:font-weight="normal" officeooo:rsid="00e0d9c2" officeooo:paragraph-rsid="00e0d9c2" style:font-weight-asian="normal" style:font-weight-complex="normal"/>
    </style:style>
    <style:style style:name="P241" style:family="paragraph" style:parent-style-name="Standard_20__28_user_29_">
      <style:paragraph-properties fo:line-height="100%"/>
      <style:text-properties style:font-name="Arial1" fo:font-weight="normal" officeooo:rsid="00e0d9c2" officeooo:paragraph-rsid="01074410" style:font-weight-asian="normal" style:font-weight-complex="normal"/>
    </style:style>
    <style:style style:name="P242" style:family="paragraph" style:parent-style-name="Standard_20__28_user_29_">
      <style:paragraph-properties fo:line-height="100%"/>
      <style:text-properties style:font-name="Arial1" fo:font-weight="normal" officeooo:rsid="00adb6c9" officeooo:paragraph-rsid="00e301ef" style:font-weight-asian="normal" style:font-weight-complex="normal"/>
    </style:style>
    <style:style style:name="P243" style:family="paragraph" style:parent-style-name="Standard_20__28_user_29_">
      <style:paragraph-properties fo:line-height="100%"/>
      <style:text-properties style:font-name="Arial1" fo:font-weight="normal" officeooo:rsid="00dc3015" officeooo:paragraph-rsid="00dc3015" style:font-weight-asian="normal" style:font-weight-complex="normal"/>
    </style:style>
    <style:style style:name="P244"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245" style:family="paragraph" style:parent-style-name="Standard_20__28_user_29_">
      <style:paragraph-properties fo:line-height="100%"/>
      <style:text-properties style:font-name="Arial1" fo:font-weight="normal" officeooo:rsid="00d529c4" officeooo:paragraph-rsid="00d529c4" style:font-weight-asian="normal" style:font-weight-complex="normal"/>
    </style:style>
    <style:style style:name="P246"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247" style:family="paragraph" style:parent-style-name="Standard_20__28_user_29_">
      <style:paragraph-properties fo:line-height="100%"/>
      <style:text-properties style:font-name="Arial1" fo:font-weight="normal" officeooo:rsid="00d6a200" officeooo:paragraph-rsid="00d6a200" style:font-weight-asian="normal" style:font-weight-complex="normal"/>
    </style:style>
    <style:style style:name="P248"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249" style:family="paragraph" style:parent-style-name="Standard_20__28_user_29_">
      <style:paragraph-properties fo:line-height="100%"/>
      <style:text-properties style:font-name="Arial1" fo:font-weight="normal" officeooo:rsid="00bac234" officeooo:paragraph-rsid="00bac234" style:font-weight-asian="normal" style:font-weight-complex="normal"/>
    </style:style>
    <style:style style:name="P250" style:family="paragraph" style:parent-style-name="Standard_20__28_user_29_">
      <style:paragraph-properties fo:line-height="100%"/>
      <style:text-properties style:font-name="Arial1" officeooo:rsid="00f29f9a" officeooo:paragraph-rsid="00f29f9a"/>
    </style:style>
    <style:style style:name="P251" style:family="paragraph" style:parent-style-name="Standard_20__28_user_29_">
      <style:paragraph-properties fo:line-height="100%"/>
      <style:text-properties style:font-name="Arial1" fo:font-weight="bold" officeooo:rsid="00a2e85d" officeooo:paragraph-rsid="00a2e85d" style:font-weight-asian="bold" style:font-weight-complex="bold"/>
    </style:style>
    <style:style style:name="P252" style:family="paragraph" style:parent-style-name="Standard_20__28_user_29_">
      <style:paragraph-properties fo:line-height="100%"/>
      <style:text-properties style:font-name="Arial1" fo:font-weight="bold" officeooo:rsid="00a76a9d" officeooo:paragraph-rsid="00a76a9d" style:font-weight-asian="bold" style:font-weight-complex="bold"/>
    </style:style>
    <style:style style:name="P253" style:family="paragraph" style:parent-style-name="Standard_20__28_user_29_">
      <style:paragraph-properties fo:line-height="100%"/>
      <style:text-properties style:font-name="Arial1" fo:font-weight="bold" officeooo:rsid="00a76a9d" officeooo:paragraph-rsid="00e301ef" style:font-weight-asian="bold" style:font-weight-complex="bold"/>
    </style:style>
    <style:style style:name="P254" style:family="paragraph" style:parent-style-name="Standard_20__28_user_29_">
      <style:paragraph-properties fo:line-height="100%"/>
      <style:text-properties style:font-name="Arial1" fo:font-weight="bold" officeooo:rsid="00b6877a" officeooo:paragraph-rsid="00b6877a" style:font-weight-asian="bold" style:font-weight-complex="bold"/>
    </style:style>
    <style:style style:name="P255" style:family="paragraph" style:parent-style-name="Standard_20__28_user_29_">
      <style:paragraph-properties fo:line-height="100%"/>
      <style:text-properties style:font-name="Arial1" fo:font-weight="bold" officeooo:rsid="00df5bd7" officeooo:paragraph-rsid="00df5bd7" style:font-weight-asian="bold" style:font-weight-complex="bold"/>
    </style:style>
    <style:style style:name="P256"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257"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258" style:family="paragraph" style:parent-style-name="Standard_20__28_user_29_">
      <style:paragraph-properties fo:line-height="100%"/>
      <style:text-properties style:font-name="Arial1" fo:font-weight="bold" officeooo:paragraph-rsid="00da773e" style:font-weight-asian="bold" style:font-weight-complex="bold"/>
    </style:style>
    <style:style style:name="P259"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260"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261"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262" style:family="paragraph" style:parent-style-name="Standard_20__28_user_29_">
      <style:paragraph-properties fo:line-height="100%"/>
      <style:text-properties style:font-name="Arial1" fo:font-weight="bold" officeooo:paragraph-rsid="01171791" style:font-weight-asian="bold" style:font-weight-complex="bold"/>
    </style:style>
    <style:style style:name="P263" style:family="paragraph" style:parent-style-name="Standard_20__28_user_29_">
      <style:paragraph-properties fo:line-height="100%"/>
      <style:text-properties style:font-name="Arial1" officeooo:paragraph-rsid="01171791" style:font-weight-complex="bold"/>
    </style:style>
    <style:style style:name="P264"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265"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266"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267"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268"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269" style:family="paragraph" style:parent-style-name="Standard_20__28_user_29_">
      <style:paragraph-properties fo:line-height="100%"/>
      <style:text-properties style:font-name="Arial1" fo:font-size="12pt" officeooo:rsid="0076c3d0" officeooo:paragraph-rsid="0076c3d0" style:font-size-asian="12pt" style:font-size-complex="12pt"/>
    </style:style>
    <style:style style:name="P270" style:family="paragraph" style:parent-style-name="Standard_20__28_user_29_">
      <style:paragraph-properties fo:line-height="100%"/>
      <style:text-properties style:font-name="Arial1" fo:font-size="12pt" officeooo:rsid="00f4e067" officeooo:paragraph-rsid="00f4e067" style:font-size-asian="12pt" style:font-size-complex="12pt"/>
    </style:style>
    <style:style style:name="P271" style:family="paragraph" style:parent-style-name="Standard_20__28_user_29_">
      <style:paragraph-properties fo:line-height="100%"/>
      <style:text-properties style:font-name="Arial1" fo:font-size="12pt" officeooo:rsid="00f5e72c" officeooo:paragraph-rsid="00f7d579" style:font-size-asian="12pt" style:font-size-complex="12pt"/>
    </style:style>
    <style:style style:name="P272"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273" style:family="paragraph" style:parent-style-name="Standard_20__28_user_29_">
      <style:paragraph-properties fo:line-height="100%"/>
      <style:text-properties style:font-name="Arial1" fo:font-size="18pt" fo:font-weight="bold" officeooo:paragraph-rsid="01171791" style:font-size-asian="18pt" style:font-weight-asian="bold" style:font-size-complex="18pt" style:font-weight-complex="bold"/>
    </style:style>
    <style:style style:name="P274" style:family="paragraph" style:parent-style-name="Standard_20__28_user_29_">
      <style:paragraph-properties fo:line-height="100%"/>
      <style:text-properties style:font-name="Arial1" officeooo:rsid="00760e7f" officeooo:paragraph-rsid="00760e7f"/>
    </style:style>
    <style:style style:name="P275" style:family="paragraph" style:parent-style-name="Standard_20__28_user_29_">
      <style:paragraph-properties fo:line-height="100%"/>
      <style:text-properties style:font-name="Arial1" officeooo:rsid="00760e7f" officeooo:paragraph-rsid="0076c671"/>
    </style:style>
    <style:style style:name="P276" style:family="paragraph" style:parent-style-name="Standard_20__28_user_29_">
      <style:paragraph-properties fo:line-height="100%"/>
      <style:text-properties style:font-name="Arial1" officeooo:rsid="0078a43d" officeooo:paragraph-rsid="0078a43d"/>
    </style:style>
    <style:style style:name="P277" style:family="paragraph" style:parent-style-name="Standard_20__28_user_29_">
      <style:paragraph-properties fo:line-height="100%"/>
      <style:text-properties style:font-name="Arial1" officeooo:rsid="008d1863" officeooo:paragraph-rsid="008d1863"/>
    </style:style>
    <style:style style:name="P278" style:family="paragraph" style:parent-style-name="Standard_20__28_user_29_">
      <style:paragraph-properties fo:line-height="100%"/>
      <style:text-properties style:font-name="Arial1" officeooo:rsid="008e692b" officeooo:paragraph-rsid="008e692b"/>
    </style:style>
    <style:style style:name="P279" style:family="paragraph" style:parent-style-name="Standard_20__28_user_29_">
      <style:paragraph-properties fo:line-height="100%"/>
      <style:text-properties style:font-name="Arial1" officeooo:rsid="0076c671" officeooo:paragraph-rsid="0076c671"/>
    </style:style>
    <style:style style:name="P280" style:family="paragraph" style:parent-style-name="Standard_20__28_user_29_">
      <style:paragraph-properties fo:line-height="100%"/>
      <style:text-properties style:font-name="Arial1" officeooo:rsid="0076d51c" officeooo:paragraph-rsid="0076d51c"/>
    </style:style>
    <style:style style:name="P281" style:family="paragraph" style:parent-style-name="Standard_20__28_user_29_">
      <style:paragraph-properties fo:line-height="100%"/>
      <style:text-properties style:font-name="Arial1" officeooo:rsid="008bdec6" officeooo:paragraph-rsid="008bdec6"/>
    </style:style>
    <style:style style:name="P282" style:family="paragraph" style:parent-style-name="Standard_20__28_user_29_">
      <style:paragraph-properties fo:line-height="100%"/>
      <style:text-properties style:font-name="Arial1" officeooo:rsid="00f4e067" officeooo:paragraph-rsid="00f4e067"/>
    </style:style>
    <style:style style:name="P283" style:family="paragraph" style:parent-style-name="Standard_20__28_user_29_">
      <style:paragraph-properties fo:line-height="100%"/>
      <style:text-properties style:font-name="Arial1" officeooo:rsid="00f978ed" officeooo:paragraph-rsid="00f978ed"/>
    </style:style>
    <style:style style:name="P284" style:family="paragraph" style:parent-style-name="Standard_20__28_user_29_">
      <style:paragraph-properties fo:line-height="100%"/>
      <style:text-properties style:font-name="Arial1" officeooo:rsid="00912c49" officeooo:paragraph-rsid="00912c49"/>
    </style:style>
    <style:style style:name="P285" style:family="paragraph" style:parent-style-name="Standard_20__28_user_29_">
      <style:paragraph-properties fo:line-height="100%"/>
      <style:text-properties style:font-name="Arial1" officeooo:rsid="00912c49" officeooo:paragraph-rsid="00a57426"/>
    </style:style>
    <style:style style:name="P286" style:family="paragraph" style:parent-style-name="Standard_20__28_user_29_">
      <style:paragraph-properties fo:line-height="100%"/>
      <style:text-properties style:font-name="Arial1" officeooo:rsid="00a57426" officeooo:paragraph-rsid="00a57426"/>
    </style:style>
    <style:style style:name="P287" style:family="paragraph" style:parent-style-name="Standard_20__28_user_29_">
      <style:paragraph-properties fo:line-height="100%"/>
      <style:text-properties style:font-name="Arial1" officeooo:rsid="00ca9955" officeooo:paragraph-rsid="00ca9955"/>
    </style:style>
    <style:style style:name="P288" style:family="paragraph" style:parent-style-name="Standard_20__28_user_29_">
      <style:paragraph-properties fo:line-height="100%"/>
      <style:text-properties style:font-name="Arial1" officeooo:rsid="00a2e85d" officeooo:paragraph-rsid="00a2e85d"/>
    </style:style>
    <style:style style:name="P289" style:family="paragraph" style:parent-style-name="Standard_20__28_user_29_">
      <style:paragraph-properties fo:line-height="100%"/>
      <style:text-properties style:font-name="Arial1" officeooo:rsid="00a2e85d" officeooo:paragraph-rsid="00a39c1d"/>
    </style:style>
    <style:style style:name="P290" style:family="paragraph" style:parent-style-name="Standard_20__28_user_29_">
      <style:paragraph-properties fo:line-height="100%"/>
      <style:text-properties style:font-name="Arial1" officeooo:rsid="00a40124" officeooo:paragraph-rsid="00a40124"/>
    </style:style>
    <style:style style:name="P291" style:family="paragraph" style:parent-style-name="Standard_20__28_user_29_">
      <style:paragraph-properties fo:line-height="100%"/>
      <style:text-properties style:font-name="Arial1" officeooo:rsid="00b433c1" officeooo:paragraph-rsid="00b433c1"/>
    </style:style>
    <style:style style:name="P292" style:family="paragraph" style:parent-style-name="Standard_20__28_user_29_">
      <style:paragraph-properties fo:line-height="100%"/>
      <style:text-properties style:font-name="Arial1" officeooo:rsid="00e78cfa" officeooo:paragraph-rsid="00e78cfa"/>
    </style:style>
    <style:style style:name="P293" style:family="paragraph" style:parent-style-name="Standard_20__28_user_29_">
      <style:paragraph-properties fo:line-height="100%"/>
      <style:text-properties style:font-name="Arial1" officeooo:rsid="00a76a9d" officeooo:paragraph-rsid="00a76a9d"/>
    </style:style>
    <style:style style:name="P294" style:family="paragraph" style:parent-style-name="Standard_20__28_user_29_">
      <style:paragraph-properties fo:line-height="100%"/>
      <style:text-properties style:font-name="Arial1" officeooo:rsid="00a76a9d" officeooo:paragraph-rsid="00e301ef"/>
    </style:style>
    <style:style style:name="P295" style:family="paragraph" style:parent-style-name="Standard_20__28_user_29_">
      <style:paragraph-properties fo:line-height="100%"/>
      <style:text-properties style:font-name="Arial1" officeooo:rsid="00a8c920" officeooo:paragraph-rsid="00a8c920"/>
    </style:style>
    <style:style style:name="P296" style:family="paragraph" style:parent-style-name="Standard_20__28_user_29_">
      <style:paragraph-properties fo:line-height="100%"/>
      <style:text-properties style:font-name="Arial1" officeooo:rsid="00a915a1" officeooo:paragraph-rsid="00a915a1"/>
    </style:style>
    <style:style style:name="P297" style:family="paragraph" style:parent-style-name="Standard_20__28_user_29_">
      <style:paragraph-properties fo:line-height="100%"/>
      <style:text-properties style:font-name="Arial1" officeooo:rsid="00a96681" officeooo:paragraph-rsid="00a96681"/>
    </style:style>
    <style:style style:name="P298" style:family="paragraph" style:parent-style-name="Standard_20__28_user_29_">
      <style:paragraph-properties fo:line-height="100%"/>
      <style:text-properties style:font-name="Arial1" officeooo:rsid="00a96681" officeooo:paragraph-rsid="00e301ef"/>
    </style:style>
    <style:style style:name="P299" style:family="paragraph" style:parent-style-name="Standard_20__28_user_29_">
      <style:paragraph-properties fo:line-height="100%"/>
      <style:text-properties style:font-name="Arial1" officeooo:rsid="00a9e7c3" officeooo:paragraph-rsid="00c9bc7f"/>
    </style:style>
    <style:style style:name="P300" style:family="paragraph" style:parent-style-name="Standard_20__28_user_29_">
      <style:paragraph-properties fo:line-height="100%"/>
      <style:text-properties style:font-name="Arial1" officeooo:rsid="00a9e7c3" officeooo:paragraph-rsid="00afaade"/>
    </style:style>
    <style:style style:name="P301" style:family="paragraph" style:parent-style-name="Standard_20__28_user_29_">
      <style:paragraph-properties fo:line-height="100%"/>
      <style:text-properties style:font-name="Arial1" officeooo:rsid="00a9e7c3" officeooo:paragraph-rsid="00b1972b"/>
    </style:style>
    <style:style style:name="P302" style:family="paragraph" style:parent-style-name="Standard_20__28_user_29_">
      <style:paragraph-properties fo:line-height="100%"/>
      <style:text-properties style:font-name="Arial1" officeooo:rsid="00a9e7c3" officeooo:paragraph-rsid="01098388"/>
    </style:style>
    <style:style style:name="P303" style:family="paragraph" style:parent-style-name="Standard_20__28_user_29_">
      <style:paragraph-properties fo:line-height="100%"/>
      <style:text-properties style:font-name="Arial1" officeooo:rsid="00adb6c9" officeooo:paragraph-rsid="00c9bc7f"/>
    </style:style>
    <style:style style:name="P304" style:family="paragraph" style:parent-style-name="Standard_20__28_user_29_">
      <style:paragraph-properties fo:line-height="100%"/>
      <style:text-properties style:font-name="Arial1" officeooo:rsid="00adb6c9" officeooo:paragraph-rsid="00adb6c9"/>
    </style:style>
    <style:style style:name="P305" style:family="paragraph" style:parent-style-name="Standard_20__28_user_29_">
      <style:paragraph-properties fo:line-height="100%"/>
      <style:text-properties style:font-name="Arial1" officeooo:rsid="00adb6c9" officeooo:paragraph-rsid="00afaade"/>
    </style:style>
    <style:style style:name="P306" style:family="paragraph" style:parent-style-name="Standard_20__28_user_29_">
      <style:paragraph-properties fo:line-height="100%"/>
      <style:text-properties style:font-name="Arial1" officeooo:rsid="00adb6c9" officeooo:paragraph-rsid="00b1972b"/>
    </style:style>
    <style:style style:name="P307" style:family="paragraph" style:parent-style-name="Standard_20__28_user_29_">
      <style:paragraph-properties fo:line-height="100%"/>
      <style:text-properties style:font-name="Arial1" officeooo:rsid="00adb6c9" officeooo:paragraph-rsid="01098388"/>
    </style:style>
    <style:style style:name="P308" style:family="paragraph" style:parent-style-name="Standard_20__28_user_29_">
      <style:paragraph-properties fo:line-height="100%"/>
      <style:text-properties style:font-name="Arial1" officeooo:rsid="00ea57fb" officeooo:paragraph-rsid="00ea8406"/>
    </style:style>
    <style:style style:name="P309" style:family="paragraph" style:parent-style-name="Standard_20__28_user_29_">
      <style:paragraph-properties fo:line-height="100%"/>
      <style:text-properties style:font-name="Arial1" officeooo:rsid="00ab30e7" officeooo:paragraph-rsid="00ab30e7"/>
    </style:style>
    <style:style style:name="P310" style:family="paragraph" style:parent-style-name="Standard_20__28_user_29_">
      <style:paragraph-properties fo:line-height="100%"/>
      <style:text-properties style:font-name="Arial1" officeooo:rsid="00eecfd7" officeooo:paragraph-rsid="00eecfd7"/>
    </style:style>
    <style:style style:name="P311" style:family="paragraph" style:parent-style-name="Standard_20__28_user_29_">
      <style:paragraph-properties fo:line-height="100%"/>
      <style:text-properties style:font-name="Arial1" officeooo:rsid="00f011ba" officeooo:paragraph-rsid="00f011ba"/>
    </style:style>
    <style:style style:name="P312" style:family="paragraph" style:parent-style-name="Standard_20__28_user_29_">
      <style:paragraph-properties fo:line-height="100%"/>
      <style:text-properties style:font-name="Arial1" officeooo:rsid="00b84b39" officeooo:paragraph-rsid="00b84b39"/>
    </style:style>
    <style:style style:name="P313" style:family="paragraph" style:parent-style-name="Standard_20__28_user_29_">
      <style:paragraph-properties fo:line-height="100%"/>
      <style:text-properties style:font-name="Arial1" officeooo:rsid="00f1a589" officeooo:paragraph-rsid="00f1a589"/>
    </style:style>
    <style:style style:name="P314" style:family="paragraph" style:parent-style-name="Standard_20__28_user_29_">
      <style:paragraph-properties fo:line-height="100%"/>
      <style:text-properties style:font-name="Arial1" officeooo:rsid="0098dea0" officeooo:paragraph-rsid="0098dea0"/>
    </style:style>
    <style:style style:name="P315" style:family="paragraph" style:parent-style-name="Standard_20__28_user_29_">
      <style:paragraph-properties fo:line-height="100%"/>
      <style:text-properties style:font-name="Arial1" officeooo:rsid="009aecdd" officeooo:paragraph-rsid="009aecdd"/>
    </style:style>
    <style:style style:name="P316" style:family="paragraph" style:parent-style-name="Standard_20__28_user_29_">
      <style:paragraph-properties fo:line-height="100%"/>
      <style:text-properties style:font-name="Arial1" officeooo:rsid="009aecdd" officeooo:paragraph-rsid="009e7843"/>
    </style:style>
    <style:style style:name="P317" style:family="paragraph" style:parent-style-name="Standard_20__28_user_29_">
      <style:paragraph-properties fo:line-height="100%"/>
      <style:text-properties style:font-name="Arial1" officeooo:rsid="009feb83" officeooo:paragraph-rsid="009feb83"/>
    </style:style>
    <style:style style:name="P318" style:family="paragraph" style:parent-style-name="Standard_20__28_user_29_">
      <style:paragraph-properties fo:line-height="100%"/>
      <style:text-properties style:font-name="Arial1" officeooo:rsid="00e301ef" officeooo:paragraph-rsid="00e301ef"/>
    </style:style>
    <style:style style:name="P319" style:family="paragraph" style:parent-style-name="Standard_20__28_user_29_">
      <style:paragraph-properties fo:line-height="100%"/>
      <style:text-properties style:font-name="Arial1" officeooo:rsid="00e4eda5" officeooo:paragraph-rsid="01098388"/>
    </style:style>
    <style:style style:name="P320" style:family="paragraph" style:parent-style-name="Standard_20__28_user_29_">
      <style:paragraph-properties fo:line-height="100%"/>
      <style:text-properties style:font-name="Arial1" officeooo:rsid="010ab0fd" officeooo:paragraph-rsid="010ab0fd"/>
    </style:style>
    <style:style style:name="P321" style:family="paragraph" style:parent-style-name="Standard_20__28_user_29_">
      <style:paragraph-properties fo:line-height="100%"/>
      <style:text-properties style:font-name="Arial1" officeooo:rsid="01081755" officeooo:paragraph-rsid="01081755"/>
    </style:style>
    <style:style style:name="P322" style:family="paragraph" style:parent-style-name="Standard_20__28_user_29_">
      <style:paragraph-properties fo:line-height="100%"/>
      <style:text-properties style:font-name="Arial1" officeooo:paragraph-rsid="007317f1"/>
    </style:style>
    <style:style style:name="P323" style:family="paragraph" style:parent-style-name="Standard_20__28_user_29_">
      <style:paragraph-properties fo:line-height="100%"/>
      <style:text-properties style:font-name="Arial1" officeooo:paragraph-rsid="00714f7b"/>
    </style:style>
    <style:style style:name="P324" style:family="paragraph" style:parent-style-name="Standard_20__28_user_29_">
      <style:paragraph-properties fo:line-height="100%"/>
      <style:text-properties style:font-name="Arial1" officeooo:paragraph-rsid="00b1972b"/>
    </style:style>
    <style:style style:name="P325" style:family="paragraph" style:parent-style-name="Standard_20__28_user_29_">
      <style:paragraph-properties fo:line-height="100%"/>
      <style:text-properties style:font-name="Arial1" officeooo:paragraph-rsid="009aecdd"/>
    </style:style>
    <style:style style:name="P326" style:family="paragraph" style:parent-style-name="Standard_20__28_user_29_">
      <style:paragraph-properties fo:line-height="100%"/>
      <style:text-properties style:font-name="Arial1" officeooo:paragraph-rsid="01171791"/>
    </style:style>
    <style:style style:name="P327" style:family="paragraph" style:parent-style-name="Standard_20__28_user_29_">
      <style:paragraph-properties fo:line-height="100%"/>
      <style:text-properties fo:color="#cc0000" style:font-name="Arial1" fo:font-size="12pt" fo:font-weight="normal" officeooo:rsid="00096873" officeooo:paragraph-rsid="00096873" style:font-size-asian="12pt" style:font-weight-asian="normal" style:font-size-complex="12pt" style:font-weight-complex="normal"/>
    </style:style>
    <style:style style:name="P328" style:family="paragraph" style:parent-style-name="Standard_20__28_user_29_">
      <style:paragraph-properties fo:line-height="100%"/>
      <style:text-properties fo:font-size="16pt" officeooo:paragraph-rsid="00705e17" style:font-size-asian="16pt" style:font-size-complex="16pt"/>
    </style:style>
    <style:style style:name="P329" style:family="paragraph" style:parent-style-name="Standard_20__28_user_29_">
      <style:paragraph-properties fo:line-height="100%"/>
      <style:text-properties officeooo:rsid="007317f1" officeooo:paragraph-rsid="007317f1"/>
    </style:style>
    <style:style style:name="P330" style:family="paragraph" style:parent-style-name="Standard_20__28_user_29_">
      <style:paragraph-properties fo:line-height="100%"/>
      <style:text-properties officeooo:paragraph-rsid="01171791"/>
    </style:style>
    <style:style style:name="P331"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332" style:family="paragraph" style:parent-style-name="Standard_20__28_user_29_">
      <style:paragraph-properties fo:margin-left="1.251cm" fo:margin-right="0cm" fo:line-height="100%" fo:text-indent="1.251cm" style:auto-text-indent="false"/>
      <style:text-properties style:font-name="Arial1" fo:font-weight="bold" officeooo:paragraph-rsid="01171791" style:font-weight-asian="bold" style:font-weight-complex="bold"/>
    </style:style>
    <style:style style:name="P333"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334"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335"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336" style:family="paragraph" style:parent-style-name="Standard_20__28_user_29_">
      <style:paragraph-properties fo:margin-left="2.501cm" fo:margin-right="0cm" fo:line-height="100%" fo:text-indent="0cm" style:auto-text-indent="false"/>
      <style:text-properties style:font-name="Arial1" fo:font-size="12pt" officeooo:rsid="0008e0e9" officeooo:paragraph-rsid="005c3dd7" style:font-size-asian="12pt" style:font-size-complex="12pt"/>
    </style:style>
    <style:style style:name="P337" style:family="paragraph" style:parent-style-name="Standard_20__28_user_29_">
      <style:paragraph-properties fo:margin-left="2.501cm" fo:margin-right="0cm" fo:line-height="100%" fo:text-indent="0cm" style:auto-text-indent="false"/>
      <style:text-properties style:font-name="Arial1" fo:font-size="12pt" fo:font-weight="bold" officeooo:rsid="0008e0e9" officeooo:paragraph-rsid="0059878f" style:font-size-asian="12pt" style:font-weight-asian="bold" style:font-size-complex="12pt" style:font-weight-complex="bold"/>
    </style:style>
    <style:style style:name="P338" style:family="paragraph" style:parent-style-name="Standard_20__28_user_29_">
      <style:paragraph-properties fo:margin-left="2.501cm" fo:margin-right="0cm" fo:line-height="100%" fo:text-indent="0cm" style:auto-text-indent="false"/>
      <style:text-properties style:font-name="Arial1" fo:font-size="12pt" fo:font-weight="bold" officeooo:rsid="00096d44" officeooo:paragraph-rsid="0059878f" style:font-size-asian="12pt" style:font-weight-asian="bold" style:font-size-complex="12pt" style:font-weight-complex="bold"/>
    </style:style>
    <style:style style:name="P339" style:family="paragraph" style:parent-style-name="Standard_20__28_user_29_">
      <style:paragraph-properties fo:margin-left="2.501cm" fo:margin-right="0cm" fo:line-height="100%" fo:text-indent="0cm" style:auto-text-indent="false"/>
      <style:text-properties style:font-name="Arial1" fo:font-size="12pt" fo:font-weight="normal" officeooo:rsid="0056a8c2" officeooo:paragraph-rsid="0059878f" style:font-size-asian="12pt" style:font-weight-asian="normal" style:font-size-complex="12pt" style:font-weight-complex="normal"/>
    </style:style>
    <style:style style:name="P340" style:family="paragraph" style:parent-style-name="Standard_20__28_user_29_">
      <style:paragraph-properties fo:margin-left="2.501cm" fo:margin-right="0cm" fo:line-height="100%" fo:text-indent="0cm" style:auto-text-indent="false"/>
      <style:text-properties style:font-name="Arial1" fo:font-size="12pt" fo:font-weight="normal" officeooo:rsid="0009c3ff" officeooo:paragraph-rsid="0059878f" style:font-size-asian="12pt" style:font-weight-asian="normal" style:font-size-complex="12pt" style:font-weight-complex="normal"/>
    </style:style>
    <style:style style:name="P341" style:family="paragraph" style:parent-style-name="Standard_20__28_user_29_">
      <style:paragraph-properties fo:margin-left="2.501cm" fo:margin-right="0cm" fo:line-height="100%" fo:text-indent="0cm" style:auto-text-indent="false"/>
      <style:text-properties style:font-name="Arial1" fo:font-size="12pt" fo:font-weight="normal" officeooo:rsid="0009c3ff" officeooo:paragraph-rsid="00711aa3" style:font-size-asian="12pt" style:font-weight-asian="normal" style:font-size-complex="12pt" style:font-weight-complex="normal"/>
    </style:style>
    <style:style style:name="P342" style:family="paragraph" style:parent-style-name="Standard_20__28_user_29_">
      <style:paragraph-properties fo:margin-left="2.501cm" fo:margin-right="0cm" fo:line-height="100%" fo:text-indent="0cm" style:auto-text-indent="false"/>
      <style:text-properties style:font-name="Arial1" fo:font-size="12pt" fo:font-weight="normal" officeooo:rsid="0009c3ff" officeooo:paragraph-rsid="00714f7b" style:font-size-asian="12pt" style:font-weight-asian="normal" style:font-size-complex="12pt" style:font-weight-complex="normal"/>
    </style:style>
    <style:style style:name="P343" style:family="paragraph" style:parent-style-name="Standard_20__28_user_29_">
      <style:paragraph-properties fo:margin-left="2.501cm" fo:margin-right="0cm" fo:line-height="100%" fo:text-indent="0cm" style:auto-text-indent="false"/>
      <style:text-properties style:font-name="Arial1" fo:font-size="12pt" fo:font-weight="normal" officeooo:rsid="00711aa3" officeooo:paragraph-rsid="00711aa3" style:font-size-asian="12pt" style:font-weight-asian="normal" style:font-size-complex="12pt" style:font-weight-complex="normal"/>
    </style:style>
    <style:style style:name="P344" style:family="paragraph" style:parent-style-name="Standard_20__28_user_29_">
      <style:paragraph-properties fo:margin-left="2.501cm" fo:margin-right="0cm" fo:line-height="100%" fo:text-indent="0cm" style:auto-text-indent="false"/>
      <style:text-properties style:font-name="Arial1" fo:font-size="12pt" fo:font-weight="normal" officeooo:rsid="00714f7b" officeooo:paragraph-rsid="00714f7b" style:font-size-asian="12pt" style:font-weight-asian="normal" style:font-size-complex="12pt" style:font-weight-complex="normal"/>
    </style:style>
    <style:style style:name="P345"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07f43af" style:font-size-asian="12pt" style:font-weight-asian="normal" style:font-size-complex="12pt" style:font-weight-complex="normal"/>
    </style:style>
    <style:style style:name="P346"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347"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348"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349"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350"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351"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352"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353" style:family="paragraph" style:parent-style-name="Standard_20__28_user_29_">
      <style:paragraph-properties fo:margin-left="2.501cm" fo:margin-right="0cm" fo:line-height="100%" fo:text-indent="0cm" style:auto-text-indent="false"/>
      <style:text-properties style:font-name="Arial1" officeooo:paragraph-rsid="007faad2"/>
    </style:style>
    <style:style style:name="P354"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355"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356" style:family="paragraph" style:parent-style-name="Standard_20__28_user_29_">
      <style:paragraph-properties fo:margin-left="1.249cm" fo:margin-right="0cm" fo:line-height="100%" fo:text-indent="0cm" style:auto-text-indent="false"/>
      <style:text-properties style:font-name="Arial1" officeooo:paragraph-rsid="01171791"/>
    </style:style>
    <style:style style:name="P357"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358"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359" style:family="paragraph" style:parent-style-name="Standard_20__28_user_29_">
      <style:paragraph-properties fo:margin-left="0cm" fo:margin-right="0cm" fo:line-height="100%" fo:text-indent="1.251cm" style:auto-text-indent="false"/>
      <style:text-properties style:font-name="Arial1" fo:font-weight="bold" officeooo:paragraph-rsid="01171791" style:font-weight-asian="bold"/>
    </style:style>
    <style:style style:name="P360" style:family="paragraph" style:parent-style-name="Standard_20__28_user_29_">
      <style:paragraph-properties fo:margin-left="0cm" fo:margin-right="0cm" fo:line-height="100%" fo:text-indent="1.251cm" style:auto-text-indent="false"/>
      <style:text-properties style:font-name="Arial1" officeooo:paragraph-rsid="01171791"/>
    </style:style>
    <style:style style:name="P361" style:family="paragraph" style:parent-style-name="Txt">
      <style:paragraph-properties fo:line-height="100%"/>
      <style:text-properties officeooo:paragraph-rsid="0052cdb6"/>
    </style:style>
    <style:style style:name="P362" style:family="paragraph" style:parent-style-name="textecourant">
      <style:paragraph-properties fo:line-height="100%"/>
      <style:text-properties style:use-window-font-color="true" style:font-name="Arial3" fo:font-size="12pt" style:font-size-asian="12pt" style:font-size-complex="12pt"/>
    </style:style>
    <style:style style:name="P363"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364" style:family="paragraph" style:parent-style-name="textecourant">
      <style:paragraph-properties fo:line-height="100%"/>
    </style:style>
    <style:style style:name="P365" style:family="paragraph" style:parent-style-name="Text_20_body">
      <style:paragraph-properties fo:line-height="100%"/>
      <style:text-properties style:font-name="Arial1" fo:font-weight="bold" officeooo:paragraph-rsid="004669a9" style:font-weight-asian="bold" style:font-weight-complex="bold"/>
    </style:style>
    <style:style style:name="P36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36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36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369"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370" style:family="paragraph" style:parent-style-name="Text_20_body">
      <style:paragraph-properties fo:margin-left="0cm" fo:margin-right="0cm" fo:line-height="100%" fo:orphans="2" fo:widows="2" fo:text-indent="0cm" style:auto-text-indent="false"/>
      <style:text-properties officeooo:paragraph-rsid="01678393"/>
    </style:style>
    <style:style style:name="P371" style:family="paragraph" style:parent-style-name="Text_20_body">
      <style:paragraph-properties fo:margin-left="0cm" fo:margin-right="0cm" fo:line-height="100%" fo:orphans="2" fo:widows="2" fo:text-indent="0cm" style:auto-text-indent="false"/>
      <style:text-properties officeooo:paragraph-rsid="01697875"/>
    </style:style>
    <style:style style:name="P372" style:family="paragraph" style:parent-style-name="Text_20_body">
      <style:paragraph-properties fo:margin-left="0cm" fo:margin-right="0cm" fo:line-height="100%" fo:orphans="2" fo:widows="2" fo:text-indent="0cm" style:auto-text-indent="false"/>
      <style:text-properties fo:font-weight="bold" officeooo:rsid="01697875" officeooo:paragraph-rsid="01697875" style:font-weight-asian="bold" style:font-weight-complex="bold"/>
    </style:style>
    <style:style style:name="P373"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374" style:family="paragraph" style:parent-style-name="Text_20_body">
      <style:paragraph-properties fo:margin-left="0cm" fo:margin-right="0cm" fo:line-height="100%" fo:orphans="2" fo:widows="2" fo:text-indent="0cm" style:auto-text-indent="false"/>
      <style:text-properties officeooo:rsid="016b3dce" officeooo:paragraph-rsid="016b3dce"/>
    </style:style>
    <style:style style:name="P375"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376"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377"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37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37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380"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38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38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3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3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67ea6" officeooo:paragraph-rsid="01c46348" style:font-size-asian="12pt" style:font-weight-asian="bold" style:font-size-complex="12pt" style:font-weight-complex="bold"/>
    </style:style>
    <style:style style:name="P3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3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3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916d" officeooo:paragraph-rsid="01c46348" style:font-size-asian="12pt" style:font-weight-asian="bold" style:font-size-complex="12pt" style:font-weight-complex="bold"/>
    </style:style>
    <style:style style:name="P3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0e14b2" officeooo:paragraph-rsid="01c46348" style:font-size-asian="14pt" style:font-weight-asian="bold" style:font-size-complex="14pt" style:font-weight-complex="bold"/>
    </style:style>
    <style:style style:name="P38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39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39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39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634dc" officeooo:paragraph-rsid="01c46348" style:font-size-asian="14pt" style:font-weight-asian="bold" style:font-size-complex="14pt" style:font-weight-complex="bold"/>
    </style:style>
    <style:style style:name="P39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weight="bold" officeooo:rsid="00407ebd" officeooo:paragraph-rsid="01c46348" style:font-weight-asian="bold" style:font-weight-complex="bold"/>
    </style:style>
    <style:style style:name="P39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39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251daa" officeooo:paragraph-rsid="01c46348" style:font-size-asian="20pt" style:font-weight-asian="bold" style:font-size-complex="20pt" style:font-weight-complex="bold"/>
    </style:style>
    <style:style style:name="P39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weight="bold" officeooo:rsid="003e8155" officeooo:paragraph-rsid="01c46348" style:font-weight-asian="bold" style:font-weight-complex="bold"/>
    </style:style>
    <style:style style:name="P39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fo:font-weight="bold" officeooo:rsid="003bbf78" officeooo:paragraph-rsid="01c46348" style:font-size-asian="14pt" style:font-weight-asian="bold" style:font-size-complex="14pt" style:font-weight-complex="bold"/>
    </style:style>
    <style:style style:name="P39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fo:font-weight="bold" officeooo:paragraph-rsid="01c46348" style:font-size-asian="14pt" style:font-weight-asian="bold" style:font-size-complex="14pt" style:font-weight-complex="bold"/>
    </style:style>
    <style:style style:name="P399"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400"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40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402"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weight="bold" officeooo:paragraph-rsid="01853bdc" style:font-weight-asian="bold" style:font-weight-complex="bold"/>
    </style:style>
    <style:style style:name="P403"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40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40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paragraph-rsid="01bd93ca" style:font-size-asian="12pt" style:font-weight-asian="bold" style:font-size-complex="12pt" style:font-weight-complex="bold"/>
    </style:style>
    <style:style style:name="P40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407"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2" fo:font-size="12.75pt" fo:letter-spacing="normal" fo:font-style="normal" fo:font-weight="normal" officeooo:paragraph-rsid="01bd93ca" style:font-size-asian="14pt" style:font-weight-asian="bold" style:font-size-complex="14pt" style:font-weight-complex="bold"/>
    </style:style>
    <style:style style:name="P40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2" fo:font-size="12.75pt" fo:letter-spacing="normal" fo:font-style="normal" fo:font-weight="normal" officeooo:paragraph-rsid="01bd93ca"/>
    </style:style>
    <style:style style:name="P40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2" fo:font-size="12.75pt" fo:letter-spacing="normal" fo:font-style="italic" fo:font-weight="normal" officeooo:paragraph-rsid="01bd93ca"/>
    </style:style>
    <style:style style:name="P4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41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412"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413"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weight="bold" officeooo:rsid="00407ebd" officeooo:paragraph-rsid="01c46348" style:font-weight-asian="bold" style:font-weight-complex="bold"/>
    </style:style>
    <style:style style:name="P414" style:family="paragraph" style:parent-style-name="Text_20_body">
      <style:paragraph-properties fo:line-height="100%"/>
    </style:style>
    <style:style style:name="P415"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416"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417"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418"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419"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420"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421"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422" style:family="paragraph" style:parent-style-name="Standard">
      <style:paragraph-properties fo:line-height="100%"/>
      <style:text-properties style:font-name="Arial1" fo:font-size="12pt" fo:font-weight="bold" style:font-size-asian="12pt" style:font-weight-asian="bold" style:font-size-complex="12pt"/>
    </style:style>
    <style:style style:name="P423"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424"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25"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426"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427"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428"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29" style:family="paragraph" style:parent-style-name="Standard">
      <style:text-properties style:use-window-font-color="true" style:font-name="Arial3" fo:font-size="12pt" fo:font-weight="bold" officeooo:paragraph-rsid="01bd93ca" style:font-size-asian="12pt" style:font-weight-asian="bold" style:font-size-complex="12pt" style:font-weight-complex="bold"/>
    </style:style>
    <style:style style:name="P430" style:family="paragraph" style:parent-style-name="Standard">
      <style:paragraph-properties fo:margin-left="0cm" fo:margin-right="0cm" fo:line-height="100%" fo:text-indent="0cm" style:auto-text-indent="false"/>
      <style:text-properties style:use-window-font-color="true" style:font-name="Arial1" fo:font-size="12pt" officeooo:rsid="01c386f9" officeooo:paragraph-rsid="01c386f9" style:font-size-asian="12pt" style:font-size-complex="12pt"/>
    </style:style>
    <style:style style:name="P431"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32"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33"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34"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35"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436"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3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43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43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44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44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44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3ee1a2" officeooo:paragraph-rsid="01c46348" style:font-size-asian="12pt" style:font-weight-asian="normal" style:font-size-complex="12pt" style:font-weight-complex="normal"/>
    </style:style>
    <style:style style:name="P44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444"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445"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446"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44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44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449" style:family="paragraph" style:parent-style-name="Standard_20__28_user_29_">
      <style:paragraph-properties fo:margin-left="0cm" fo:margin-right="0cm" fo:line-height="100%" fo:text-indent="0cm" style:auto-text-indent="false"/>
      <style:text-properties officeooo:paragraph-rsid="015c917b"/>
    </style:style>
    <style:style style:name="P450" style:family="paragraph" style:parent-style-name="Standard_20__28_user_29_">
      <style:paragraph-properties fo:margin-left="0cm" fo:margin-right="0cm" fo:line-height="100%" fo:text-indent="0cm" style:auto-text-indent="false"/>
      <style:text-properties officeooo:paragraph-rsid="015de2a3"/>
    </style:style>
    <style:style style:name="P451" style:family="paragraph" style:parent-style-name="Standard_20__28_user_29_">
      <style:paragraph-properties fo:margin-left="0cm" fo:margin-right="0cm" fo:line-height="100%" fo:text-indent="0cm" style:auto-text-indent="false"/>
      <style:text-properties officeooo:paragraph-rsid="004f44bc"/>
    </style:style>
    <style:style style:name="P452"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453"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454"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455"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456"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457"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458"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459"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460"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461" style:family="paragraph" style:parent-style-name="Standard_20__28_user_29_">
      <style:paragraph-properties fo:margin-left="0cm" fo:margin-right="0cm" fo:line-height="100%" fo:text-indent="0cm" style:auto-text-indent="false"/>
      <style:text-properties style:font-name="Arial1" fo:font-size="12pt" fo:font-weight="normal" officeooo:rsid="00622263" officeooo:paragraph-rsid="01c46348" style:font-size-asian="12pt" style:font-weight-asian="normal" style:font-size-complex="12pt" style:font-weight-complex="normal"/>
    </style:style>
    <style:style style:name="P462" style:family="paragraph" style:parent-style-name="Standard_20__28_user_29_">
      <style:paragraph-properties fo:margin-left="0cm" fo:margin-right="0cm" fo:line-height="100%" fo:text-indent="0cm" style:auto-text-indent="false"/>
      <style:text-properties style:font-name="Arial1" fo:font-size="12pt" fo:font-weight="normal" officeooo:paragraph-rsid="01c46348" style:font-size-asian="12pt" style:font-weight-asian="normal" style:font-size-complex="12pt" style:font-weight-complex="normal"/>
    </style:style>
    <style:style style:name="P463"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464" style:family="paragraph" style:parent-style-name="Standard_20__28_user_29_">
      <style:paragraph-properties fo:margin-left="0cm" fo:margin-right="0cm" fo:line-height="100%" fo:text-indent="0cm" style:auto-text-indent="false"/>
      <style:text-properties style:font-name="Arial1" fo:font-size="12pt" officeooo:rsid="0031a715" officeooo:paragraph-rsid="01c46348" style:font-size-asian="12pt" style:font-size-complex="12pt"/>
    </style:style>
    <style:style style:name="P465"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466"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467"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46348" style:font-size-asian="12pt" style:font-size-complex="12pt"/>
    </style:style>
    <style:style style:name="P468" style:family="paragraph" style:parent-style-name="Standard_20__28_user_29_">
      <style:paragraph-properties fo:margin-left="0cm" fo:margin-right="0cm" fo:line-height="100%" fo:text-indent="0cm" style:auto-text-indent="false"/>
      <style:text-properties style:font-name="Arial1" fo:font-size="12pt" officeooo:rsid="005e1c3f" officeooo:paragraph-rsid="01c46348" style:font-size-asian="12pt" style:font-size-complex="12pt"/>
    </style:style>
    <style:style style:name="P469" style:family="paragraph" style:parent-style-name="Standard_20__28_user_29_">
      <style:paragraph-properties fo:margin-left="0cm" fo:margin-right="0cm" fo:line-height="100%" fo:text-indent="0cm" style:auto-text-indent="false"/>
      <style:text-properties style:font-name="Arial1" fo:font-size="12pt" fo:font-weight="bold" officeooo:rsid="0059878f" officeooo:paragraph-rsid="01c46348" style:font-size-asian="12pt" style:font-weight-asian="bold" style:font-size-complex="12pt" style:font-weight-complex="bold"/>
    </style:style>
    <style:style style:name="P470" style:family="paragraph" style:parent-style-name="Standard_20__28_user_29_">
      <style:paragraph-properties fo:margin-left="0cm" fo:margin-right="0cm" fo:line-height="100%" fo:text-indent="0cm" style:auto-text-indent="false"/>
      <style:text-properties style:font-name="Arial1" fo:font-size="12pt" fo:font-weight="bold" officeooo:paragraph-rsid="01c46348" style:font-size-asian="12pt" style:font-weight-asian="bold" style:font-size-complex="12pt" style:font-weight-complex="bold"/>
    </style:style>
    <style:style style:name="P471"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472" style:family="paragraph" style:parent-style-name="Standard_20__28_user_29_">
      <style:paragraph-properties fo:margin-left="0cm" fo:margin-right="0cm" fo:line-height="100%" fo:text-indent="0cm" style:auto-text-indent="false"/>
      <style:text-properties style:font-name="Arial1" fo:font-size="16pt" fo:font-weight="bold" officeooo:paragraph-rsid="01171791" style:font-size-asian="16pt" style:font-weight-asian="bold" style:font-size-complex="16pt"/>
    </style:style>
    <style:style style:name="P473"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474" style:family="paragraph" style:parent-style-name="Standard_20__28_user_29_">
      <style:paragraph-properties fo:margin-left="0cm" fo:margin-right="0cm" fo:line-height="100%" fo:text-indent="0cm" style:auto-text-indent="false"/>
      <style:text-properties style:font-name="Arial1" fo:font-size="16pt" fo:font-weight="bold" officeooo:rsid="01a4e2e8" officeooo:paragraph-rsid="01a4e2e8" style:font-size-asian="16pt" style:font-weight-asian="bold" style:font-size-complex="16pt"/>
    </style:style>
    <style:style style:name="P475"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476"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477"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478" style:family="paragraph" style:parent-style-name="Standard_20__28_user_29_">
      <style:paragraph-properties fo:margin-left="0cm" fo:margin-right="0cm" fo:line-height="100%" fo:text-indent="0cm" style:auto-text-indent="false"/>
      <style:text-properties fo:font-size="14pt" fo:font-weight="bold" officeooo:rsid="001d79cb" officeooo:paragraph-rsid="01c46348" style:font-size-asian="14pt" style:font-weight-asian="bold" style:font-size-complex="14pt" style:font-weight-complex="bold"/>
    </style:style>
    <style:style style:name="P479"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48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48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26beb2" officeooo:paragraph-rsid="01c46348" style:font-size-asian="12pt" style:font-weight-asian="normal" style:font-size-complex="12pt" style:font-weight-complex="normal"/>
    </style:style>
    <style:style style:name="P48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48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48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48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48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487"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488"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bold" officeooo:rsid="005e1c3f" officeooo:paragraph-rsid="01c46348" style:font-size-asian="12pt" style:font-weight-asian="bold" style:font-size-complex="12pt" style:font-weight-complex="bold"/>
    </style:style>
    <style:style style:name="P489"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bold" officeooo:rsid="005fd1c7" officeooo:paragraph-rsid="01c46348" style:font-size-asian="12pt" style:font-weight-asian="bold" style:font-size-complex="12pt" style:font-weight-complex="bold"/>
    </style:style>
    <style:style style:name="P490"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491"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492"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493"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494"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495" style:family="paragraph" style:parent-style-name="Standard_20__28_user_29_">
      <style:paragraph-properties fo:line-height="100%"/>
      <style:text-properties style:font-name="Arial1" fo:font-size="12pt" fo:font-weight="normal" officeooo:rsid="0056a8c2" officeooo:paragraph-rsid="01c098cb" style:font-size-asian="12pt" style:font-weight-asian="normal" style:font-size-complex="12pt" style:font-weight-complex="normal"/>
    </style:style>
    <style:style style:name="P496"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497"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498"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499"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style>
    <style:style style:name="P500"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501" style:family="paragraph" style:parent-style-name="Standard_20__28_user_29_">
      <style:paragraph-properties fo:line-height="100%"/>
      <style:text-properties style:font-name="Arial1" fo:font-weight="bold" officeooo:paragraph-rsid="01171791" style:font-weight-asian="bold"/>
    </style:style>
    <style:style style:name="P502" style:family="paragraph" style:parent-style-name="Standard_20__28_user_29_">
      <style:paragraph-properties fo:line-height="100%"/>
      <style:text-properties style:font-name="Arial1" fo:font-weight="bold" officeooo:rsid="01c3539d" officeooo:paragraph-rsid="01c3539d" style:font-weight-asian="bold"/>
    </style:style>
    <style:style style:name="P503"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504" style:family="paragraph" style:parent-style-name="Standard_20__28_user_29_">
      <style:paragraph-properties fo:line-height="100%"/>
      <style:text-properties fo:font-size="14pt" officeooo:paragraph-rsid="01c098cb" style:font-size-asian="14pt" style:font-size-complex="14pt"/>
    </style:style>
    <style:style style:name="P505"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506"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507"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508"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509"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510"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officeooo:rsid="00827943"/>
    </style:style>
    <style:style style:name="T13" style:family="text">
      <style:text-properties style:font-name="Arial1" officeooo:rsid="0088e3b6"/>
    </style:style>
    <style:style style:name="T14" style:family="text">
      <style:text-properties style:font-name="Arial1" fo:font-weight="normal" officeooo:rsid="00d529c4" style:font-weight-asian="normal" style:font-weight-complex="normal"/>
    </style:style>
    <style:style style:name="T15" style:family="text">
      <style:text-properties style:font-name="Arial1" fo:font-size="16pt" fo:font-weight="bold" style:font-size-asian="16pt" style:font-weight-asian="bold" style:font-size-complex="16pt"/>
    </style:style>
    <style:style style:name="T16" style:family="text">
      <style:text-properties style:font-name="Arial1" fo:font-size="16pt" fo:font-weight="bold" officeooo:rsid="011a0558" style:font-size-asian="16pt" style:font-weight-asian="bold" style:font-size-complex="16pt"/>
    </style:style>
    <style:style style:name="T17" style:family="text">
      <style:text-properties style:font-name="Arial1" fo:font-size="12pt" fo:font-weight="normal" officeooo:rsid="001a0edf" style:font-size-asian="12pt" style:font-weight-asian="normal" style:font-size-complex="12pt" style:font-weight-complex="normal"/>
    </style:style>
    <style:style style:name="T18" style:family="text">
      <style:text-properties style:font-name="Arial1" fo:font-size="12pt" fo:font-weight="normal" officeooo:rsid="01328fa4" style:font-size-asian="12pt" style:font-weight-asian="normal" style:font-size-complex="12pt" style:font-weight-complex="normal"/>
    </style:style>
    <style:style style:name="T19" style:family="text">
      <style:text-properties style:font-name="Arial1" fo:font-size="12pt" fo:font-weight="normal" officeooo:rsid="001d616c" style:font-size-asian="12pt" style:font-weight-asian="normal" style:font-size-complex="12pt" style:font-weight-complex="normal"/>
    </style:style>
    <style:style style:name="T20" style:family="text">
      <style:text-properties style:font-name="Arial1" officeooo:rsid="01606881" style:font-weight-asian="normal" style:font-weight-complex="normal"/>
    </style:style>
    <style:style style:name="T21" style:family="text">
      <style:text-properties fo:font-variant="normal" fo:text-transform="none" fo:color="#222222" style:font-name="Arial3" fo:letter-spacing="normal" fo:font-style="normal" fo:font-weight="normal" style:font-style-asian="normal" style:font-weight-asian="normal"/>
    </style:style>
    <style:style style:name="T22" style:family="text">
      <style:text-properties fo:font-variant="normal" fo:text-transform="none" fo:color="#222222" style:font-name="Arial3" fo:letter-spacing="normal" fo:font-style="normal" fo:font-weight="normal" officeooo:rsid="001eec22" style:font-style-asian="normal" style:font-weight-asian="normal"/>
    </style:style>
    <style:style style:name="T23"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4"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25"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26" style:family="text">
      <style:text-properties fo:font-variant="normal" fo:text-transform="none" fo:color="#222222" style:font-name="Arial3" fo:letter-spacing="normal" fo:font-style="normal" fo:font-weight="normal" officeooo:rsid="01300ffc" style:font-style-asian="normal" style:font-weight-asian="normal"/>
    </style:style>
    <style:style style:name="T27" style:family="text">
      <style:text-properties fo:font-variant="normal" fo:text-transform="none" fo:color="#222222" style:font-name="Arial3" fo:letter-spacing="normal" fo:font-style="normal" fo:font-weight="normal" officeooo:rsid="001d616c" style:font-style-asian="normal" style:font-weight-asian="normal"/>
    </style:style>
    <style:style style:name="T28"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29"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0"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1"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2"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33"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34"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35"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36"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37" style:family="text">
      <style:text-properties fo:font-variant="normal" fo:text-transform="none" fo:color="#000000" style:font-name="Arial3" fo:font-size="12pt" fo:letter-spacing="normal" fo:font-style="normal" fo:font-weight="normal" style:font-size-asian="12pt" style:font-weight-asian="normal" style:font-size-complex="12pt" style:font-weight-complex="normal"/>
    </style:style>
    <style:style style:name="T38" style:family="text">
      <style:text-properties fo:font-variant="normal" fo:text-transform="none" fo:color="#000000" style:font-name="Arial3" fo:font-size="12pt" fo:letter-spacing="normal" fo:font-style="normal" fo:font-weight="normal" officeooo:rsid="00a13aea" style:font-size-asian="12pt" style:font-weight-asian="normal" style:font-size-complex="12pt" style:font-weight-complex="normal"/>
    </style:style>
    <style:style style:name="T39"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0"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1"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2" style:family="text">
      <style:text-properties fo:font-variant="normal" fo:text-transform="none" style:use-window-font-color="true" style:font-name="Arial3" fo:font-size="12pt" fo:letter-spacing="normal" fo:font-style="normal" fo:font-weight="normal"/>
    </style:style>
    <style:style style:name="T43"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44"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8"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0"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64" style:family="text">
      <style:text-properties fo:font-variant="normal" fo:text-transform="none" style:use-window-font-color="true" style:font-name="Arial3" fo:font-size="12pt" fo:letter-spacing="normal" fo:font-style="normal" fo:font-weight="normal" style:font-size-asian="12pt" style:font-size-complex="12pt"/>
    </style:style>
    <style:style style:name="T65"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66"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67"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68"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69"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70"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71"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72"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75"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76"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77"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fo:font-weight="normal" officeooo:rsid="014b3dc4"/>
    </style:style>
    <style:style style:name="T79"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80"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81"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82"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83"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84"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85"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86"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87"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88"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89" style:family="text">
      <style:text-properties fo:font-variant="normal" fo:text-transform="none" style:use-window-font-color="true" style:font-name="Arial3" fo:font-size="12pt" fo:letter-spacing="normal" fo:font-style="normal" style:font-size-asian="12pt" style:font-size-complex="12pt"/>
    </style:style>
    <style:style style:name="T90"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91" style:family="text">
      <style:text-properties fo:font-variant="normal" fo:text-transform="none" style:use-window-font-color="true" style:font-name="Arial3" fo:font-size="12pt" fo:letter-spacing="normal" fo:font-style="normal" style:font-size-asian="12pt" style:font-style-asian="normal" style:font-size-complex="12pt"/>
    </style:style>
    <style:style style:name="T92"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93"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94" style:family="text">
      <style:text-properties fo:font-variant="normal" fo:text-transform="none" style:use-window-font-color="true" style:font-name="Arial3" fo:font-size="12pt" fo:letter-spacing="normal" style:text-underline-style="none" style:font-size-asian="12pt" style:font-size-complex="12pt"/>
    </style:style>
    <style:style style:name="T95" style:family="text">
      <style:text-properties fo:font-variant="normal" fo:text-transform="none" style:use-window-font-color="true" style:font-name="Arial3" fo:font-size="12pt" fo:letter-spacing="normal" style:font-size-asian="12pt" style:font-size-complex="12pt"/>
    </style:style>
    <style:style style:name="T96"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97"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98"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9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0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0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0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0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0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06"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0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0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0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1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fo:font-weight="normal" style:font-size-asian="12pt" style:font-size-complex="12pt"/>
    </style:style>
    <style:style style:name="T112"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113"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114"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115"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116"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18"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19"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20"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21"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122"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123"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124"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125"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126" style:family="text">
      <style:text-properties fo:font-variant="normal" fo:text-transform="none" style:use-window-font-color="true" style:font-name="Arial3" fo:font-size="12pt" fo:letter-spacing="normal" fo:font-style="normal" fo:font-weight="normal" officeooo:rsid="01723bde" style:font-size-asian="12pt" style:font-style-asian="normal" style:font-weight-asian="normal" style:font-size-complex="12pt" style:font-weight-complex="normal"/>
    </style:style>
    <style:style style:name="T127"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128"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129"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130"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131"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132"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133"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134"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135"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136"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137"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138"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39"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40" style:family="text">
      <style:text-properties fo:font-variant="normal" fo:text-transform="none" style:use-window-font-color="true" style:font-name="Arial3" fo:font-size="12pt" fo:letter-spacing="normal" fo:font-style="normal" style:font-size-asian="12pt" style:font-style-asian="normal" style:font-size-complex="12pt"/>
    </style:style>
    <style:style style:name="T141" style:family="text">
      <style:text-properties fo:font-variant="normal" fo:text-transform="none" style:use-window-font-color="true" style:font-name="Arial3" fo:letter-spacing="normal" fo:font-style="normal"/>
    </style:style>
    <style:style style:name="T142" style:family="text">
      <style:text-properties fo:font-variant="normal" fo:text-transform="none" style:use-window-font-color="true" style:font-name="Arial3" fo:letter-spacing="normal" fo:font-style="normal" officeooo:rsid="00254de9"/>
    </style:style>
    <style:style style:name="T143" style:family="text">
      <style:text-properties fo:font-variant="normal" fo:text-transform="none" style:use-window-font-color="true" style:font-name="Arial3" fo:letter-spacing="normal" fo:font-style="normal" officeooo:rsid="0028a3b1"/>
    </style:style>
    <style:style style:name="T144" style:family="text">
      <style:text-properties fo:font-variant="normal" fo:text-transform="none" style:use-window-font-color="true" style:font-name="Arial3" fo:letter-spacing="normal" fo:font-style="normal" officeooo:rsid="0028a3b1" loext:padding="0cm" loext:border="none"/>
    </style:style>
    <style:style style:name="T145" style:family="text">
      <style:text-properties fo:font-variant="normal" fo:text-transform="none" style:use-window-font-color="true" style:font-name="Arial3" fo:letter-spacing="normal" fo:font-style="normal" officeooo:rsid="0056a8c2" loext:padding="0cm" loext:border="none"/>
    </style:style>
    <style:style style:name="T146" style:family="text">
      <style:text-properties fo:font-variant="normal" fo:text-transform="none" style:use-window-font-color="true" style:font-name="Arial3" fo:letter-spacing="normal" fo:font-style="normal" officeooo:rsid="002af366"/>
    </style:style>
    <style:style style:name="T147" style:family="text">
      <style:text-properties fo:font-variant="normal" fo:text-transform="none" style:use-window-font-color="true" style:font-name="Arial3" fo:letter-spacing="normal" fo:font-style="normal" officeooo:rsid="002af366" loext:padding="0cm" loext:border="none"/>
    </style:style>
    <style:style style:name="T148" style:family="text">
      <style:text-properties fo:font-variant="normal" fo:text-transform="none" style:use-window-font-color="true" style:font-name="Arial3" fo:letter-spacing="normal" fo:font-style="normal" officeooo:rsid="0029154e" loext:padding="0cm" loext:border="none"/>
    </style:style>
    <style:style style:name="T149" style:family="text">
      <style:text-properties fo:font-variant="normal" fo:text-transform="none" style:use-window-font-color="true" style:font-name="Arial1" fo:letter-spacing="normal" fo:font-style="normal" fo:font-weight="bold" style:font-weight-asian="bold" style:font-weight-complex="bold"/>
    </style:style>
    <style:style style:name="T150"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51" style:family="text">
      <style:text-properties fo:font-variant="normal" fo:text-transform="none" style:use-window-font-color="true" fo:letter-spacing="normal" fo:font-style="normal" officeooo:rsid="0056a8c2"/>
    </style:style>
    <style:style style:name="T152" style:family="text">
      <style:text-properties fo:font-variant="normal" fo:text-transform="none" style:use-window-font-color="true" fo:letter-spacing="normal" fo:font-style="normal" officeooo:rsid="002af366"/>
    </style:style>
    <style:style style:name="T153" style:family="text">
      <style:text-properties fo:font-variant="normal" fo:text-transform="none" style:use-window-font-color="true" style:font-name="Roboto" fo:letter-spacing="normal" fo:font-style="normal"/>
    </style:style>
    <style:style style:name="T154" style:family="text">
      <style:text-properties fo:font-variant="normal" fo:text-transform="none" style:use-window-font-color="true" style:font-name="Roboto" fo:letter-spacing="normal" fo:font-style="normal" officeooo:rsid="00096d44"/>
    </style:style>
    <style:style style:name="T155" style:family="text">
      <style:text-properties fo:font-variant="normal" fo:text-transform="none" style:use-window-font-color="true" style:font-name="Roboto" fo:letter-spacing="normal" fo:font-style="normal" fo:font-weight="normal" style:font-weight-asian="normal" style:font-weight-complex="normal"/>
    </style:style>
    <style:style style:name="T156"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57"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58"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59"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60"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61"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62"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63"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64"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65" style:family="text">
      <style:text-properties fo:font-variant="normal" fo:text-transform="none" style:use-window-font-color="true" style:font-name="Roboto" fo:letter-spacing="normal" fo:font-style="normal" officeooo:rsid="0031a715"/>
    </style:style>
    <style:style style:name="T166" style:family="text">
      <style:text-properties fo:font-variant="normal" fo:text-transform="none" style:use-window-font-color="true" style:font-name="Roboto" fo:letter-spacing="normal" fo:font-style="normal" officeooo:rsid="00413a86"/>
    </style:style>
    <style:style style:name="T167" style:family="text">
      <style:text-properties fo:font-variant="normal" fo:text-transform="none" style:use-window-font-color="true" style:font-name="Roboto" fo:letter-spacing="normal" fo:font-style="normal" officeooo:rsid="0041e137"/>
    </style:style>
    <style:style style:name="T168" style:family="text">
      <style:text-properties fo:font-variant="normal" fo:text-transform="none" style:use-window-font-color="true" style:font-name="Roboto" fo:letter-spacing="normal" fo:font-style="normal" officeooo:rsid="0041d890"/>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style:font-style-asian="normal" style:font-style-complex="normal"/>
    </style:style>
    <style:style style:name="T171" style:family="text">
      <style:text-properties fo:font-variant="normal" fo:text-transform="none" fo:letter-spacing="normal" fo:font-style="normal" fo:font-weight="normal"/>
    </style:style>
    <style:style style:name="T172" style:family="text">
      <style:text-properties fo:font-variant="normal" fo:text-transform="none" fo:letter-spacing="normal" fo:font-style="normal" fo:font-weight="normal" style:font-weight-asian="normal" style:font-weight-complex="normal"/>
    </style:style>
    <style:style style:name="T173" style:family="text">
      <style:text-properties fo:font-variant="normal" fo:text-transform="none" fo:letter-spacing="normal" fo:font-style="normal" fo:font-weight="normal" officeooo:rsid="000eecaa" style:font-weight-asian="normal" style:font-weight-complex="normal"/>
    </style:style>
    <style:style style:name="T174" style:family="text">
      <style:text-properties fo:font-variant="normal" fo:text-transform="none" fo:letter-spacing="normal" fo:font-style="normal" fo:font-weight="normal" officeooo:rsid="0014eb3e" style:font-weight-asian="normal" style:font-weight-complex="normal"/>
    </style:style>
    <style:style style:name="T175" style:family="text">
      <style:text-properties fo:font-variant="normal" fo:text-transform="none" fo:letter-spacing="normal" fo:font-style="normal" fo:font-weight="normal" officeooo:rsid="000f9f4c" style:font-weight-asian="normal" style:font-weight-complex="normal"/>
    </style:style>
    <style:style style:name="T176" style:family="text">
      <style:text-properties fo:font-variant="normal" fo:text-transform="none" fo:letter-spacing="normal" fo:font-style="normal" fo:font-weight="normal" officeooo:rsid="0015ce80" style:font-weight-asian="normal" style:font-weight-complex="normal"/>
    </style:style>
    <style:style style:name="T177" style:family="text">
      <style:text-properties fo:font-variant="normal" fo:text-transform="none" fo:letter-spacing="normal" fo:font-style="normal" officeooo:rsid="000e9afe"/>
    </style:style>
    <style:style style:name="T178" style:family="text">
      <style:text-properties fo:font-variant="normal" fo:text-transform="none" fo:letter-spacing="normal" fo:font-style="normal" officeooo:rsid="000eecaa"/>
    </style:style>
    <style:style style:name="T179" style:family="text">
      <style:text-properties fo:font-variant="normal" fo:text-transform="none" fo:letter-spacing="normal" fo:font-style="normal" officeooo:rsid="00147581"/>
    </style:style>
    <style:style style:name="T180" style:family="text">
      <style:text-properties fo:font-variant="normal" fo:text-transform="none" fo:letter-spacing="normal" fo:font-style="normal" officeooo:rsid="00114468"/>
    </style:style>
    <style:style style:name="T181" style:family="text">
      <style:text-properties fo:font-variant="normal" fo:text-transform="none" fo:letter-spacing="normal" fo:font-style="normal" officeooo:rsid="0018c82b"/>
    </style:style>
    <style:style style:name="T182" style:family="text">
      <style:text-properties fo:font-variant="normal" fo:text-transform="none" fo:letter-spacing="normal" fo:font-style="normal" officeooo:rsid="0056a8c2"/>
    </style:style>
    <style:style style:name="T183" style:family="text">
      <style:text-properties fo:font-variant="normal" fo:text-transform="none" fo:letter-spacing="normal" fo:font-style="normal" officeooo:rsid="00442db6"/>
    </style:style>
    <style:style style:name="T184"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85"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86" style:family="text">
      <style:text-properties fo:font-variant="normal" fo:text-transform="none" fo:color="#333333" style:font-name="Arial4" fo:font-size="12pt" fo:letter-spacing="normal" fo:font-style="normal" fo:font-weight="normal" style:font-weight-asian="normal" style:font-weight-complex="normal"/>
    </style:style>
    <style:style style:name="T187" style:family="text">
      <style:text-properties fo:font-variant="normal" fo:text-transform="none" fo:color="#555555" style:font-name="Roboto" fo:font-size="12pt" fo:letter-spacing="normal" fo:font-style="normal" fo:font-weight="normal" style:font-size-asian="12pt" style:font-size-complex="12pt"/>
    </style:style>
    <style:style style:name="T188" style:family="text">
      <style:text-properties fo:font-variant="normal" fo:text-transform="none" fo:color="#555555" style:font-name="Roboto" fo:font-size="12pt" fo:letter-spacing="normal" fo:font-style="normal" fo:font-weight="normal" officeooo:rsid="00351dee" style:font-size-asian="12pt" style:font-size-complex="12pt"/>
    </style:style>
    <style:style style:name="T189" style:family="text">
      <style:text-properties fo:font-variant="normal" fo:text-transform="none" fo:color="#555555" style:font-name="Roboto" fo:font-size="12pt" fo:letter-spacing="normal" fo:font-style="normal" fo:font-weight="normal" officeooo:rsid="0038e8df" style:font-size-asian="12pt" style:font-size-complex="12pt"/>
    </style:style>
    <style:style style:name="T190" style:family="text">
      <style:text-properties fo:font-variant="normal" fo:text-transform="none" fo:color="#555555" style:font-name="Roboto" fo:font-size="12pt" fo:letter-spacing="normal" fo:font-style="normal" fo:font-weight="normal" officeooo:rsid="0039b69e" style:font-size-asian="12pt" style:font-size-complex="12pt"/>
    </style:style>
    <style:style style:name="T191" style:family="text">
      <style:text-properties fo:font-variant="normal" fo:text-transform="none" fo:color="#555555" style:font-name="Roboto" fo:font-size="12pt" fo:letter-spacing="normal" fo:font-style="normal" fo:font-weight="normal" officeooo:rsid="003b3d6b" style:font-size-asian="12pt" style:font-size-complex="12pt"/>
    </style:style>
    <style:style style:name="T192" style:family="text">
      <style:text-properties fo:font-variant="normal" fo:text-transform="none" fo:color="#555555" style:font-name="Roboto" fo:font-size="12pt" fo:letter-spacing="normal" fo:font-style="normal" fo:font-weight="normal" officeooo:rsid="003c7206" style:font-size-asian="12pt" style:font-size-complex="12pt"/>
    </style:style>
    <style:style style:name="T193" style:family="text">
      <style:text-properties fo:font-variant="normal" fo:text-transform="none" fo:color="#555555" style:font-name="Roboto" fo:font-size="12pt" fo:letter-spacing="normal" fo:font-style="normal" fo:font-weight="normal" officeooo:rsid="003e5b38" style:font-size-asian="12pt" style:font-size-complex="12pt"/>
    </style:style>
    <style:style style:name="T194" style:family="text">
      <style:text-properties fo:font-variant="normal" fo:text-transform="none" fo:color="#555555" style:font-name="Roboto" fo:font-size="12pt" fo:letter-spacing="normal" fo:font-style="normal" fo:font-weight="normal" officeooo:rsid="00319552" style:font-size-asian="12pt" style:font-size-complex="12pt"/>
    </style:style>
    <style:style style:name="T195" style:family="text">
      <style:text-properties fo:font-variant="normal" fo:text-transform="none" fo:color="#555555" style:font-name="Roboto" fo:font-size="12pt" fo:letter-spacing="normal" fo:font-style="normal" fo:font-weight="normal" officeooo:rsid="0037de74" style:font-size-asian="12pt" style:font-size-complex="12pt"/>
    </style:style>
    <style:style style:name="T196" style:family="text">
      <style:text-properties fo:font-variant="normal" fo:text-transform="none" fo:color="#555555" style:font-name="Roboto" fo:font-size="12pt" fo:letter-spacing="normal" fo:font-style="normal" fo:font-weight="normal" officeooo:rsid="00351dee" style:font-size-asian="12pt" style:font-style-asian="normal" style:font-size-complex="12pt" style:font-style-complex="normal"/>
    </style:style>
    <style:style style:name="T197" style:family="text">
      <style:text-properties fo:font-variant="normal" fo:text-transform="none" fo:color="#555555" style:font-name="Roboto" fo:font-size="12pt" fo:letter-spacing="normal" fo:font-style="italic" fo:font-weight="normal" style:font-size-asian="12pt" style:font-size-complex="12pt"/>
    </style:style>
    <style:style style:name="T198" style:family="text">
      <style:text-properties fo:font-variant="normal" fo:text-transform="none" style:font-name="Roboto" fo:font-size="12pt" fo:letter-spacing="normal" fo:font-style="normal" fo:font-weight="bold" style:font-size-asian="12pt" style:font-size-complex="12pt"/>
    </style:style>
    <style:style style:name="T199" style:family="text">
      <style:text-properties fo:font-variant="normal" fo:text-transform="none" style:font-name="Roboto" fo:font-size="12pt" fo:letter-spacing="normal" fo:font-style="normal" fo:font-weight="bold" officeooo:rsid="0037de74" style:font-size-asian="12pt" style:font-size-complex="12pt"/>
    </style:style>
    <style:style style:name="T200" style:family="text">
      <style:text-properties fo:font-variant="normal" fo:text-transform="none" style:font-name="Roboto" fo:font-size="12pt" fo:letter-spacing="normal" fo:font-style="normal" fo:font-weight="normal" style:font-size-asian="12pt" style:font-size-complex="12pt"/>
    </style:style>
    <style:style style:name="T201" style:family="text">
      <style:text-properties fo:font-variant="normal" fo:text-transform="none" style:font-name="Roboto" fo:font-size="12pt" fo:letter-spacing="normal" fo:font-style="normal" fo:font-weight="normal" officeooo:rsid="00319552" style:font-size-asian="12pt" style:font-size-complex="12pt"/>
    </style:style>
    <style:style style:name="T202" style:family="text">
      <style:text-properties fo:font-variant="normal" fo:text-transform="none" style:font-name="Roboto" fo:font-size="12pt" fo:letter-spacing="normal" fo:font-style="normal" fo:font-weight="normal" officeooo:rsid="0037de74" style:font-size-asian="12pt" style:font-size-complex="12pt"/>
    </style:style>
    <style:style style:name="T203" style:family="text">
      <style:text-properties fo:font-variant="normal" fo:text-transform="none" style:font-name="Roboto" fo:font-size="12pt" fo:letter-spacing="normal" fo:font-style="normal" fo:font-weight="normal" officeooo:rsid="00351dee" style:font-size-asian="12pt" style:font-size-complex="12pt"/>
    </style:style>
    <style:style style:name="T204" style:family="text">
      <style:text-properties fo:font-variant="normal" fo:text-transform="none" style:font-name="Roboto" fo:font-size="12pt" fo:letter-spacing="normal" fo:font-style="normal" fo:font-weight="normal" officeooo:rsid="0038e8df" style:font-size-asian="12pt" style:font-size-complex="12pt"/>
    </style:style>
    <style:style style:name="T205" style:family="text">
      <style:text-properties fo:font-variant="normal" fo:text-transform="none" style:font-name="Roboto" fo:font-size="12pt" fo:letter-spacing="normal" fo:font-style="normal" fo:font-weight="normal" officeooo:rsid="0039b69e" style:font-size-asian="12pt" style:font-size-complex="12pt"/>
    </style:style>
    <style:style style:name="T206" style:family="text">
      <style:text-properties fo:font-variant="normal" fo:text-transform="none" style:font-name="Roboto" fo:font-size="12pt" fo:letter-spacing="normal" fo:font-style="normal" fo:font-weight="normal" officeooo:rsid="003b3d6b" style:font-size-asian="12pt" style:font-size-complex="12pt"/>
    </style:style>
    <style:style style:name="T207" style:family="text">
      <style:text-properties fo:font-variant="normal" fo:text-transform="none" style:font-name="Roboto" fo:font-size="12pt" fo:letter-spacing="normal" fo:font-style="normal" fo:font-weight="normal" officeooo:rsid="003c7206" style:font-size-asian="12pt" style:font-size-complex="12pt"/>
    </style:style>
    <style:style style:name="T208" style:family="text">
      <style:text-properties fo:font-variant="normal" fo:text-transform="none" style:font-name="Roboto" fo:font-size="12pt" fo:letter-spacing="normal" fo:font-style="normal" fo:font-weight="normal" officeooo:rsid="003e5b38" style:font-size-asian="12pt" style:font-size-complex="12pt"/>
    </style:style>
    <style:style style:name="T209"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10" style:family="text">
      <style:text-properties fo:font-variant="normal" fo:text-transform="none" style:font-name="Roboto" fo:font-size="12pt" fo:letter-spacing="normal" fo:font-style="italic" fo:font-weight="normal" style:font-size-asian="12pt" style:font-size-complex="12pt"/>
    </style:style>
    <style:style style:name="T211" style:family="text">
      <style:text-properties fo:font-variant="normal" fo:text-transform="none" style:font-name="Roboto" fo:letter-spacing="normal" fo:font-style="normal"/>
    </style:style>
    <style:style style:name="T212" style:family="text">
      <style:text-properties fo:font-variant="normal" fo:text-transform="none" style:font-name="Roboto" fo:letter-spacing="normal" fo:font-style="normal" officeooo:rsid="000e14b2"/>
    </style:style>
    <style:style style:name="T213" style:family="text">
      <style:text-properties fo:font-variant="normal" fo:text-transform="none" style:font-name="Roboto" fo:letter-spacing="normal" fo:font-style="normal" officeooo:rsid="0028143f"/>
    </style:style>
    <style:style style:name="T214" style:family="text">
      <style:text-properties fo:font-variant="normal" fo:text-transform="none" style:font-name="Roboto" fo:letter-spacing="normal" fo:font-style="normal" officeooo:rsid="0011cd4a"/>
    </style:style>
    <style:style style:name="T215" style:family="text">
      <style:text-properties fo:font-variant="normal" fo:text-transform="none" style:font-name="Roboto" fo:letter-spacing="normal" fo:font-style="normal" officeooo:rsid="00186416"/>
    </style:style>
    <style:style style:name="T216" style:family="text">
      <style:text-properties fo:font-variant="normal" fo:text-transform="none" style:font-name="Roboto" fo:letter-spacing="normal" fo:font-style="normal" officeooo:rsid="0031a715"/>
    </style:style>
    <style:style style:name="T217" style:family="text">
      <style:text-properties fo:font-variant="normal" fo:text-transform="none" style:font-name="Roboto" fo:letter-spacing="normal" fo:font-style="normal" officeooo:rsid="0033fb4c"/>
    </style:style>
    <style:style style:name="T218" style:family="text">
      <style:text-properties fo:font-variant="normal" fo:text-transform="none" style:font-name="Roboto" fo:letter-spacing="normal" fo:font-style="normal" officeooo:rsid="0029c884"/>
    </style:style>
    <style:style style:name="T219" style:family="text">
      <style:text-properties fo:font-variant="normal" fo:text-transform="none" style:font-name="Roboto" fo:letter-spacing="normal" fo:font-style="normal" officeooo:rsid="0042596e"/>
    </style:style>
    <style:style style:name="T220" style:family="text">
      <style:text-properties fo:font-variant="normal" fo:text-transform="none" style:font-name="Roboto" fo:letter-spacing="normal" fo:font-style="normal" officeooo:rsid="0034ed71"/>
    </style:style>
    <style:style style:name="T221" style:family="text">
      <style:text-properties fo:font-variant="normal" fo:text-transform="none" style:font-name="Roboto" fo:letter-spacing="normal" fo:font-style="normal" officeooo:rsid="001d79cb"/>
    </style:style>
    <style:style style:name="T222" style:family="text">
      <style:text-properties fo:font-variant="normal" fo:text-transform="none" style:font-name="Roboto" fo:letter-spacing="normal" fo:font-style="normal" officeooo:rsid="00367ea6"/>
    </style:style>
    <style:style style:name="T223" style:family="text">
      <style:text-properties fo:font-variant="normal" fo:text-transform="none" style:font-name="Roboto" fo:letter-spacing="normal" fo:font-style="normal" officeooo:rsid="00251daa"/>
    </style:style>
    <style:style style:name="T224" style:family="text">
      <style:text-properties fo:font-variant="normal" fo:text-transform="none" style:font-name="Roboto" fo:letter-spacing="normal" fo:font-style="normal" officeooo:rsid="0043ab18"/>
    </style:style>
    <style:style style:name="T225" style:family="text">
      <style:text-properties fo:font-variant="normal" fo:text-transform="none" style:font-name="Roboto" fo:letter-spacing="normal" fo:font-style="normal" officeooo:rsid="0044c4ab"/>
    </style:style>
    <style:style style:name="T226" style:family="text">
      <style:text-properties fo:font-variant="normal" fo:text-transform="none" style:font-name="Roboto" fo:letter-spacing="normal" fo:font-style="normal" officeooo:rsid="00466c33"/>
    </style:style>
    <style:style style:name="T227" style:family="text">
      <style:text-properties fo:font-variant="normal" fo:text-transform="none" style:font-name="Roboto" fo:letter-spacing="normal" fo:font-style="normal" officeooo:rsid="003a554a"/>
    </style:style>
    <style:style style:name="T228" style:family="text">
      <style:text-properties fo:font-variant="normal" fo:text-transform="none" style:font-name="Roboto" fo:letter-spacing="normal" fo:font-style="normal" officeooo:rsid="0062d628"/>
    </style:style>
    <style:style style:name="T229" style:family="text">
      <style:text-properties fo:font-variant="normal" fo:text-transform="none" style:font-name="Roboto" fo:letter-spacing="normal" fo:font-style="normal" officeooo:rsid="0040bd0e"/>
    </style:style>
    <style:style style:name="T230" style:family="text">
      <style:text-properties fo:font-variant="normal" fo:text-transform="none" style:font-name="Roboto" fo:letter-spacing="normal" fo:font-style="normal" officeooo:rsid="00413a86"/>
    </style:style>
    <style:style style:name="T231" style:family="text">
      <style:text-properties fo:font-variant="normal" fo:text-transform="none" style:font-name="Roboto" fo:letter-spacing="normal" fo:font-style="normal" fo:font-weight="normal"/>
    </style:style>
    <style:style style:name="T232" style:family="text">
      <style:text-properties fo:font-variant="normal" fo:text-transform="none" style:font-name="Roboto" fo:letter-spacing="normal" fo:font-style="normal" fo:font-weight="normal" officeooo:rsid="00413a86"/>
    </style:style>
    <style:style style:name="T233" style:family="text">
      <style:text-properties fo:font-variant="normal" fo:text-transform="none" style:font-name="Roboto" fo:letter-spacing="normal" fo:font-style="normal" fo:font-weight="normal" officeooo:rsid="004056d1"/>
    </style:style>
    <style:style style:name="T234" style:family="text">
      <style:text-properties fo:font-variant="normal" fo:text-transform="none" style:font-name="Roboto" fo:letter-spacing="normal" fo:font-style="normal" officeooo:rsid="004634dc"/>
    </style:style>
    <style:style style:name="T235" style:family="text">
      <style:text-properties fo:font-variant="normal" fo:text-transform="none" style:font-name="Roboto" fo:font-size="20pt" fo:letter-spacing="normal" fo:font-style="normal" style:font-size-asian="20pt" style:font-size-complex="20pt"/>
    </style:style>
    <style:style style:name="T236" style:family="text">
      <style:text-properties fo:font-variant="normal" fo:text-transform="none" style:font-name="Roboto" fo:font-size="14pt" fo:letter-spacing="normal" fo:font-style="normal" style:font-size-asian="14pt" style:font-size-complex="14pt"/>
    </style:style>
    <style:style style:name="T237" style:family="text">
      <style:text-properties fo:font-variant="normal" fo:text-transform="none" style:font-name="Roboto" fo:font-size="14pt" fo:letter-spacing="normal" fo:font-style="normal" officeooo:rsid="00402c48" style:font-size-asian="14pt" style:font-size-complex="14pt"/>
    </style:style>
    <style:style style:name="T238" style:family="text">
      <style:text-properties officeooo:rsid="000b2bf6"/>
    </style:style>
    <style:style style:name="T239" style:family="text">
      <style:text-properties officeooo:rsid="0011f83c"/>
    </style:style>
    <style:style style:name="T240" style:family="text">
      <style:text-properties officeooo:rsid="00138bd4"/>
    </style:style>
    <style:style style:name="T241" style:family="text">
      <style:text-properties officeooo:rsid="001409d6"/>
    </style:style>
    <style:style style:name="T242" style:family="text">
      <style:text-properties officeooo:rsid="0015572a"/>
    </style:style>
    <style:style style:name="T243" style:family="text">
      <style:text-properties officeooo:rsid="001a0edf"/>
    </style:style>
    <style:style style:name="T244" style:family="text">
      <style:text-properties fo:font-weight="bold" style:font-weight-asian="bold"/>
    </style:style>
    <style:style style:name="T245" style:family="text">
      <style:text-properties fo:font-weight="bold" style:font-weight-asian="bold" style:font-weight-complex="bold"/>
    </style:style>
    <style:style style:name="T246" style:family="text">
      <style:text-properties fo:font-weight="bold" officeooo:rsid="01a72885" style:font-weight-asian="bold" style:font-weight-complex="bold"/>
    </style:style>
    <style:style style:name="T247" style:family="text">
      <style:text-properties fo:font-weight="bold" officeooo:rsid="0059878f" style:font-weight-asian="bold"/>
    </style:style>
    <style:style style:name="T248" style:family="text">
      <style:text-properties fo:font-weight="bold" style:font-weight-complex="bold"/>
    </style:style>
    <style:style style:name="T249" style:family="text">
      <style:text-properties officeooo:rsid="001a679a"/>
    </style:style>
    <style:style style:name="T250" style:family="text">
      <style:text-properties officeooo:rsid="001c2943"/>
    </style:style>
    <style:style style:name="T251" style:family="text">
      <style:text-properties fo:font-weight="normal"/>
    </style:style>
    <style:style style:name="T252" style:family="text">
      <style:text-properties fo:font-weight="normal" officeooo:rsid="001d616c" style:font-weight-asian="normal"/>
    </style:style>
    <style:style style:name="T253" style:family="text">
      <style:text-properties fo:font-weight="normal" style:font-weight-asian="normal" style:font-weight-complex="normal"/>
    </style:style>
    <style:style style:name="T254" style:family="text">
      <style:text-properties fo:font-weight="normal" officeooo:rsid="000b7c06" style:font-weight-asian="normal" style:font-weight-complex="normal"/>
    </style:style>
    <style:style style:name="T255" style:family="text">
      <style:text-properties fo:font-weight="normal" officeooo:rsid="0124b397" style:font-weight-asian="normal" style:font-weight-complex="normal"/>
    </style:style>
    <style:style style:name="T256" style:family="text">
      <style:text-properties fo:font-weight="normal" officeooo:rsid="01351df4" style:font-weight-asian="normal" style:font-weight-complex="normal"/>
    </style:style>
    <style:style style:name="T257" style:family="text">
      <style:text-properties fo:font-weight="normal" officeooo:rsid="018f4711" style:font-weight-asian="normal" style:font-weight-complex="normal"/>
    </style:style>
    <style:style style:name="T258" style:family="text">
      <style:text-properties fo:font-weight="normal" officeooo:rsid="01946df8" style:font-weight-asian="normal" style:font-weight-complex="normal"/>
    </style:style>
    <style:style style:name="T259" style:family="text">
      <style:text-properties fo:font-weight="normal" officeooo:rsid="01952641" style:font-weight-asian="normal" style:font-weight-complex="normal"/>
    </style:style>
    <style:style style:name="T260" style:family="text">
      <style:text-properties fo:font-weight="normal" officeooo:rsid="000eecaa" style:font-weight-asian="normal" style:font-weight-complex="normal"/>
    </style:style>
    <style:style style:name="T261" style:family="text">
      <style:text-properties fo:font-weight="normal" officeooo:rsid="0056a8c2" style:font-weight-asian="normal" style:font-weight-complex="normal"/>
    </style:style>
    <style:style style:name="T262" style:family="text">
      <style:text-properties fo:font-weight="normal" officeooo:rsid="00179009" style:font-weight-asian="normal" style:font-weight-complex="normal"/>
    </style:style>
    <style:style style:name="T263" style:family="text">
      <style:text-properties fo:font-weight="normal" officeooo:rsid="0015ce80" style:font-weight-asian="normal" style:font-weight-complex="normal"/>
    </style:style>
    <style:style style:name="T264" style:family="text">
      <style:text-properties fo:font-weight="normal" officeooo:rsid="01300ffc" style:font-weight-asian="normal"/>
    </style:style>
    <style:style style:name="T265" style:family="text">
      <style:text-properties fo:font-weight="normal" officeooo:rsid="0131b251" style:font-weight-asian="normal"/>
    </style:style>
    <style:style style:name="T266" style:family="text">
      <style:text-properties fo:font-weight="normal" style:font-weight-asian="normal" style:font-size-complex="12pt" style:font-style-complex="normal" style:font-weight-complex="normal" loext:padding="0cm" loext:border="none"/>
    </style:style>
    <style:style style:name="T267" style:family="text">
      <style:text-properties fo:font-weight="normal" officeooo:rsid="014b3dc4"/>
    </style:style>
    <style:style style:name="T268" style:family="text">
      <style:text-properties style:font-weight-asian="normal" style:font-weight-complex="normal"/>
    </style:style>
    <style:style style:name="T269" style:family="text">
      <style:text-properties officeooo:rsid="01351df4" style:font-weight-asian="normal" style:font-weight-complex="normal"/>
    </style:style>
    <style:style style:name="T270"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71" style:family="text">
      <style:text-properties style:use-window-font-color="true" style:font-name="Arial3" fo:font-size="12pt" style:font-size-asian="12pt" style:font-size-complex="12pt"/>
    </style:style>
    <style:style style:name="T272" style:family="text">
      <style:text-properties style:use-window-font-color="true" style:font-name="Arial3" fo:font-size="12pt" officeooo:rsid="00827943" style:font-size-asian="12pt" style:font-size-complex="12pt"/>
    </style:style>
    <style:style style:name="T273" style:family="text">
      <style:text-properties style:use-window-font-color="true" style:font-name="Arial3" fo:font-size="12pt" officeooo:rsid="0083996a" style:font-size-asian="12pt" style:font-size-complex="12pt"/>
    </style:style>
    <style:style style:name="T274" style:family="text">
      <style:text-properties style:use-window-font-color="true" style:font-name="Arial3" fo:font-size="12pt" officeooo:rsid="00949a98" style:font-size-asian="12pt" style:font-size-complex="12pt"/>
    </style:style>
    <style:style style:name="T275" style:family="text">
      <style:text-properties style:use-window-font-color="true" style:font-name="Arial3" fo:font-size="12pt" style:text-underline-style="none" style:font-size-asian="12pt" style:font-size-complex="12pt"/>
    </style:style>
    <style:style style:name="T276" style:family="text">
      <style:text-properties style:use-window-font-color="true" style:font-name="Arial3" style:text-underline-style="none"/>
    </style:style>
    <style:style style:name="T277"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78" style:family="text">
      <style:text-properties officeooo:rsid="0047aa44"/>
    </style:style>
    <style:style style:name="T279" style:family="text">
      <style:text-properties officeooo:rsid="005736e8"/>
    </style:style>
    <style:style style:name="T280" style:family="text">
      <style:text-properties officeooo:rsid="0013bf95"/>
    </style:style>
    <style:style style:name="T281" style:family="text">
      <style:text-properties officeooo:rsid="005c3dd7"/>
    </style:style>
    <style:style style:name="T282" style:family="text">
      <style:text-properties officeooo:rsid="005e1c3f"/>
    </style:style>
    <style:style style:name="T283" style:family="text">
      <style:text-properties officeooo:rsid="006038f2"/>
    </style:style>
    <style:style style:name="T284" style:family="text">
      <style:text-properties officeooo:rsid="00610095"/>
    </style:style>
    <style:style style:name="T285" style:family="text">
      <style:text-properties officeooo:rsid="0061b234"/>
    </style:style>
    <style:style style:name="T286" style:family="text">
      <style:text-properties officeooo:rsid="00622263"/>
    </style:style>
    <style:style style:name="T287" style:family="text">
      <style:text-properties officeooo:rsid="0062d628"/>
    </style:style>
    <style:style style:name="T288" style:family="text">
      <style:text-properties officeooo:rsid="006806dc"/>
    </style:style>
    <style:style style:name="T289" style:family="text">
      <style:text-properties fo:font-size="14pt" fo:font-weight="bold" style:font-size-asian="14pt" style:font-weight-asian="bold" style:font-size-complex="14pt" style:font-weight-complex="bold"/>
    </style:style>
    <style:style style:name="T290" style:family="text">
      <style:text-properties officeooo:rsid="00711aa3"/>
    </style:style>
    <style:style style:name="T291" style:family="text">
      <style:text-properties officeooo:rsid="0076d51c"/>
    </style:style>
    <style:style style:name="T292" style:family="text">
      <style:text-properties officeooo:rsid="00779306"/>
    </style:style>
    <style:style style:name="T293" style:family="text">
      <style:text-properties officeooo:rsid="007a44bc"/>
    </style:style>
    <style:style style:name="T294" style:family="text">
      <style:text-properties officeooo:rsid="008f2bb1"/>
    </style:style>
    <style:style style:name="T295" style:family="text">
      <style:text-properties officeooo:rsid="008f84d3"/>
    </style:style>
    <style:style style:name="T296" style:family="text">
      <style:text-properties officeooo:rsid="00949a98"/>
    </style:style>
    <style:style style:name="T297" style:family="text">
      <style:text-properties officeooo:rsid="0099b43f"/>
    </style:style>
    <style:style style:name="T298" style:family="text">
      <style:text-properties officeooo:rsid="009e7843"/>
    </style:style>
    <style:style style:name="T299" style:family="text">
      <style:text-properties style:font-name="Arial3"/>
    </style:style>
    <style:style style:name="T300" style:family="text">
      <style:text-properties style:font-name="Arial3" fo:font-size="12pt" fo:font-weight="normal" style:font-size-asian="12pt" style:font-weight-asian="normal" style:font-size-complex="12pt" style:font-weight-complex="normal"/>
    </style:style>
    <style:style style:name="T301" style:family="text">
      <style:text-properties style:font-name="Arial3" fo:font-weight="normal"/>
    </style:style>
    <style:style style:name="T302" style:family="text">
      <style:text-properties style:font-name="Arial3" officeooo:rsid="014b3dc4"/>
    </style:style>
    <style:style style:name="T303" style:family="text">
      <style:text-properties officeooo:rsid="00a596f3"/>
    </style:style>
    <style:style style:name="T304" style:family="text">
      <style:text-properties officeooo:rsid="00a8c920"/>
    </style:style>
    <style:style style:name="T305" style:family="text">
      <style:text-properties officeooo:rsid="00ac6a4e"/>
    </style:style>
    <style:style style:name="T306" style:family="text">
      <style:text-properties officeooo:rsid="00afaade"/>
    </style:style>
    <style:style style:name="T307" style:family="text">
      <style:text-properties officeooo:rsid="00b1972b"/>
    </style:style>
    <style:style style:name="T308" style:family="text">
      <style:text-properties officeooo:rsid="000dc695"/>
    </style:style>
    <style:style style:name="T309" style:family="text">
      <style:text-properties officeooo:rsid="00b50bd5"/>
    </style:style>
    <style:style style:name="T310" style:family="text">
      <style:text-properties officeooo:rsid="00ba9527"/>
    </style:style>
    <style:style style:name="T311" style:family="text">
      <style:text-properties officeooo:rsid="00bccba8"/>
    </style:style>
    <style:style style:name="T312" style:family="text">
      <style:text-properties officeooo:rsid="00bf4266"/>
    </style:style>
    <style:style style:name="T313" style:family="text">
      <style:text-properties officeooo:rsid="00c0a72e"/>
    </style:style>
    <style:style style:name="T314" style:family="text">
      <style:text-properties officeooo:rsid="00c7adad"/>
    </style:style>
    <style:style style:name="T315" style:family="text">
      <style:text-properties officeooo:rsid="00c8e832"/>
    </style:style>
    <style:style style:name="T316" style:family="text">
      <style:text-properties officeooo:rsid="00c9bc7f"/>
    </style:style>
    <style:style style:name="T317" style:family="text">
      <style:text-properties officeooo:rsid="00cc87b5"/>
    </style:style>
    <style:style style:name="T318" style:family="text">
      <style:text-properties officeooo:rsid="00cda483"/>
    </style:style>
    <style:style style:name="T319" style:family="text">
      <style:text-properties officeooo:rsid="00d6a0cc"/>
    </style:style>
    <style:style style:name="T320" style:family="text">
      <style:text-properties officeooo:rsid="00d6a200"/>
    </style:style>
    <style:style style:name="T321" style:family="text">
      <style:text-properties officeooo:rsid="00d8d3a2"/>
    </style:style>
    <style:style style:name="T322" style:family="text">
      <style:text-properties officeooo:rsid="00d964b0"/>
    </style:style>
    <style:style style:name="T323" style:family="text">
      <style:text-properties officeooo:rsid="00da773e"/>
    </style:style>
    <style:style style:name="T324" style:family="text">
      <style:text-properties officeooo:rsid="00deb2a2"/>
    </style:style>
    <style:style style:name="T325" style:family="text">
      <style:text-properties officeooo:rsid="00e0d9c2"/>
    </style:style>
    <style:style style:name="T326" style:family="text">
      <style:text-properties officeooo:rsid="00e1447a"/>
    </style:style>
    <style:style style:name="T327" style:family="text">
      <style:text-properties officeooo:rsid="00e301ef"/>
    </style:style>
    <style:style style:name="T328" style:family="text">
      <style:text-properties officeooo:rsid="00ea8406"/>
    </style:style>
    <style:style style:name="T329" style:family="text">
      <style:text-properties officeooo:rsid="00eb8e86"/>
    </style:style>
    <style:style style:name="T330" style:family="text">
      <style:text-properties officeooo:rsid="00ed6f20"/>
    </style:style>
    <style:style style:name="T331" style:family="text">
      <style:text-properties officeooo:rsid="00f2e399"/>
    </style:style>
    <style:style style:name="T332" style:family="text">
      <style:text-properties officeooo:rsid="00f4e067"/>
    </style:style>
    <style:style style:name="T333" style:family="text">
      <style:text-properties officeooo:rsid="00f9b12c"/>
    </style:style>
    <style:style style:name="T334" style:family="text">
      <style:text-properties officeooo:rsid="00fee5e4"/>
    </style:style>
    <style:style style:name="T335" style:family="text">
      <style:text-properties officeooo:rsid="00ff2cbf"/>
    </style:style>
    <style:style style:name="T336" style:family="text">
      <style:text-properties officeooo:rsid="010706b5"/>
    </style:style>
    <style:style style:name="T337" style:family="text">
      <style:text-properties officeooo:rsid="01074410"/>
    </style:style>
    <style:style style:name="T338" style:family="text">
      <style:text-properties officeooo:rsid="01098388"/>
    </style:style>
    <style:style style:name="T339" style:family="text">
      <style:text-properties officeooo:rsid="010e9f8a"/>
    </style:style>
    <style:style style:name="T340" style:family="text">
      <style:text-properties officeooo:rsid="011389ae"/>
    </style:style>
    <style:style style:name="T341" style:family="text">
      <style:text-properties fo:font-size="16pt" fo:font-weight="bold" style:font-size-asian="16pt" style:font-weight-asian="bold" style:font-size-complex="16pt" style:font-weight-complex="bold"/>
    </style:style>
    <style:style style:name="T342" style:family="text">
      <style:text-properties fo:font-size="16pt" fo:font-weight="bold" officeooo:rsid="00985f70" style:font-size-asian="16pt" style:font-weight-asian="bold" style:font-size-complex="16pt" style:font-weight-complex="bold"/>
    </style:style>
    <style:style style:name="T343" style:family="text">
      <style:text-properties fo:font-size="16pt" fo:font-weight="bold" officeooo:rsid="00b9c291" style:font-size-asian="16pt" style:font-weight-asian="bold" style:font-size-complex="16pt" style:font-weight-complex="bold"/>
    </style:style>
    <style:style style:name="T344" style:family="text">
      <style:text-properties fo:font-size="12pt" fo:font-weight="normal" officeooo:rsid="01002ee3" style:font-size-asian="12pt" style:font-weight-asian="normal" style:font-size-complex="12pt" style:font-weight-complex="normal"/>
    </style:style>
    <style:style style:name="T345" style:family="text">
      <style:text-properties fo:font-size="12pt" fo:font-weight="normal" officeooo:rsid="01020e3a" style:font-size-asian="12pt" style:font-weight-asian="normal" style:font-size-complex="12pt" style:font-weight-complex="normal"/>
    </style:style>
    <style:style style:name="T346" style:family="text">
      <style:text-properties officeooo:rsid="012308b3"/>
    </style:style>
    <style:style style:name="T347" style:family="text">
      <style:text-properties officeooo:rsid="01351df4"/>
    </style:style>
    <style:style style:name="T348" style:family="text">
      <style:text-properties officeooo:rsid="01356f93"/>
    </style:style>
    <style:style style:name="T349" style:family="text">
      <style:text-properties officeooo:rsid="013b0b91"/>
    </style:style>
    <style:style style:name="T350" style:family="text">
      <style:text-properties officeooo:rsid="00448619"/>
    </style:style>
    <style:style style:name="T351" style:family="text">
      <style:text-properties fo:color="#222222" style:font-style-complex="normal"/>
    </style:style>
    <style:style style:name="T352" style:family="text">
      <style:text-properties style:font-size-complex="12pt" style:font-style-complex="normal" style:font-weight-complex="normal"/>
    </style:style>
    <style:style style:name="T353" style:family="text">
      <style:text-properties officeooo:rsid="01434ab3"/>
    </style:style>
    <style:style style:name="T354" style:family="text">
      <style:text-properties officeooo:rsid="0046ded6"/>
    </style:style>
    <style:style style:name="T355" style:family="text">
      <style:text-properties style:font-style-complex="normal"/>
    </style:style>
    <style:style style:name="T356" style:family="text">
      <style:text-properties officeooo:rsid="0144f425" style:font-style-complex="normal"/>
    </style:style>
    <style:style style:name="T357" style:family="text">
      <style:text-properties fo:letter-spacing="normal" fo:font-style="normal" style:font-style-asian="normal" style:font-style-complex="normal"/>
    </style:style>
    <style:style style:name="T358" style:family="text">
      <style:text-properties fo:font-style="normal" style:font-style-asian="normal" style:font-size-complex="12pt" style:font-style-complex="normal" style:font-weight-complex="normal" loext:padding="0cm" loext:border="none"/>
    </style:style>
    <style:style style:name="T359" style:family="text">
      <style:text-properties officeooo:rsid="01606881" style:font-weight-complex="bold"/>
    </style:style>
    <style:style style:name="T360" style:family="text">
      <style:text-properties officeooo:rsid="0162c720" style:font-weight-complex="bold"/>
    </style:style>
    <style:style style:name="T361" style:family="text">
      <style:text-properties officeooo:rsid="016fb499"/>
    </style:style>
    <style:style style:name="T362" style:family="text">
      <style:text-properties officeooo:rsid="0189c627"/>
    </style:style>
    <style:style style:name="T363" style:family="text">
      <style:text-properties officeooo:rsid="018c01c2"/>
    </style:style>
    <style:style style:name="T364" style:family="text">
      <style:text-properties officeooo:rsid="018da542"/>
    </style:style>
    <style:style style:name="T365" style:family="text">
      <style:text-properties officeooo:rsid="01946df8"/>
    </style:style>
    <style:style style:name="T366" style:family="text">
      <style:text-properties officeooo:rsid="019d6837"/>
    </style:style>
    <style:style style:name="T367" style:family="text">
      <style:text-properties officeooo:rsid="019e189d"/>
    </style:style>
    <style:style style:name="T368" style:family="text">
      <style:text-properties officeooo:rsid="01a1f126"/>
    </style:style>
    <style:style style:name="T369" style:family="text">
      <style:text-properties officeooo:rsid="01a72885"/>
    </style:style>
    <style:style style:name="T370" style:family="text">
      <style:text-properties officeooo:rsid="0056a8c2"/>
    </style:style>
    <style:style style:name="T371" style:family="text">
      <style:text-properties officeooo:rsid="0056a8c2" loext:padding="0cm" loext:border="none"/>
    </style:style>
    <style:style style:name="T372" style:family="text">
      <style:text-properties officeooo:rsid="01a845c5"/>
    </style:style>
    <style:style style:name="T373" style:family="text">
      <style:text-properties officeooo:rsid="01a92823"/>
    </style:style>
    <style:style style:name="T374" style:family="text">
      <style:text-properties officeooo:rsid="01ac3e18"/>
    </style:style>
    <style:style style:name="T375" style:family="text">
      <style:text-properties officeooo:rsid="01b0ce9e"/>
    </style:style>
    <style:style style:name="T376" style:family="text">
      <style:text-properties officeooo:rsid="0011f6ab"/>
    </style:style>
    <style:style style:name="T377" style:family="text">
      <style:text-properties officeooo:rsid="000e9afe"/>
    </style:style>
    <style:style style:name="T378" style:family="text">
      <style:text-properties officeooo:rsid="001a0d77"/>
    </style:style>
    <style:style style:name="T379" style:family="text">
      <style:text-properties officeooo:rsid="000bc3c2"/>
    </style:style>
    <style:style style:name="T380" style:family="text">
      <style:text-properties officeooo:rsid="002af366"/>
    </style:style>
    <style:style style:name="T381" style:family="text">
      <style:text-properties officeooo:rsid="002d78d3"/>
    </style:style>
    <style:style style:name="T382" style:family="text">
      <style:text-properties officeooo:rsid="002d8107"/>
    </style:style>
    <style:style style:name="T383" style:family="text">
      <style:text-properties officeooo:rsid="00222826"/>
    </style:style>
    <style:style style:name="T384" style:family="text">
      <style:text-properties officeooo:rsid="002e80dc"/>
    </style:style>
    <style:style style:name="T385" style:family="text">
      <style:text-properties officeooo:rsid="00254de9" loext:padding="0cm" loext:border="none"/>
    </style:style>
    <style:style style:name="T386" style:family="text">
      <style:text-properties officeooo:rsid="00312f58" loext:padding="0cm" loext:border="none"/>
    </style:style>
    <style:style style:name="T387" style:family="text">
      <style:text-properties style:font-name-asian="Open Sans2" style:font-size-asian="12.75pt" style:font-style-asian="normal" style:font-weight-asian="normal" style:font-name-complex="Open Sans2" style:font-size-complex="12.75pt" style:font-style-complex="normal" style:font-weight-complex="normal"/>
    </style:style>
    <style:style style:name="T388" style:family="text">
      <style:text-properties officeooo:rsid="00209cf2"/>
    </style:style>
    <style:style style:name="T389" style:family="text">
      <style:text-properties officeooo:rsid="01bd93ca"/>
    </style:style>
    <style:style style:name="T390" style:family="text">
      <style:text-properties style:font-name="Roboto"/>
    </style:style>
    <style:style style:name="T391" style:family="text">
      <style:text-properties officeooo:rsid="00413a86"/>
    </style:style>
    <style:style style:name="T392" style:family="text">
      <style:text-properties officeooo:rsid="0038916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36">Avant-propos</text:p>
        <text:p text:style-name="P264"/>
        <text:p text:style-name="P4">Qui suis-je ?</text:p>
        <text:p text:style-name="P422"/>
        <text:p text:style-name="P268"/>
        <text:p text:style-name="P268"/>
        <text:p text:style-name="P491"><text:span text:style-name="T238">M</text:span>aquettiste print <text:span text:style-name="T238">de formation</text:span>, j’ai eu l’opportunité <text:span text:style-name="T238">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491"/>
        <text:p text:style-name="P492">Passionné depuis toujours par les sciences en général et l’informatique en particulier, j’ai décidé d’explorer plus avant ce d<text:span text:style-name="T367">omaine</text:span> <text:span text:style-name="T366">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492"/>
        <text:p text:style-name="P268">J’ai donc débuté une formation de développeur d’applications Front-End avec OpenClassRooms. J’ai énormément appris durant cette année, en plus de toutes les recherches nécessaires à la bonne compréhension globale du sujet : le web. <text:span text:style-name="T368">La très grande variété des compétences existantes et nécessaires à la pratique de ce métier m’enthousiasme et m’effraie à la fois.</text:span></text:p>
        <text:p text:style-name="P493"/>
        <text:p text:style-name="P494">Un vrai challenge !</text:p>
        <text:p text:style-name="P268"/>
        <text:p text:style-name="P264"/>
        <text:p text:style-name="P218">Pourquoi un stage</text:p>
        <text:p text:style-name="P503"/>
        <text:p text:style-name="P265"/>
        <text:p text:style-name="P268">La théorie, c’est comme le solfège, c’est un passage difficile <text:span text:style-name="T366">mais</text:span> obligatoire pour exceller par la suite dans la pratique de son « art ».</text:p>
        <text:p text:style-name="P268"/>
        <text:p text:style-name="P268">Rien ne vaut la pratique, encore la pratique, toujours la pratique. Les bas<text:span text:style-name="T239">e</text:span>s doivent être assimilé<text:span text:style-name="T239">e</text:span>s <text:span text:style-name="T240">parfaitement</text:span> afin de pouvoir faire face à tou<text:span text:style-name="T366">s</text:span> les <text:span text:style-name="T366">nouveaux défis</text:span> que l’on ne manque<text:span text:style-name="T366">ra</text:span> pas de rencontrer à chaque nouveau projet.</text:p>
        <text:p text:style-name="P268"/>
        <text:p text:style-name="P268">L’expérience permet de monter en compétences en gravissant chaque marche de l’apprentissage une à une, parfois dans la douleur, mais toujours dans la satisfaction du travail accompli.</text:p>
        <text:p text:style-name="P268">Un stage permet donc de passer de la théorie à la pratique, d’<text:span text:style-name="T241">une </text:span>idée du métier à la réalisation de projets concrets.</text:p>
        <text:p text:style-name="P268">Ce stage m’a permis de gagner en autonomie, en compréhension, en rapidité, et de mieux assimiler l’ensemble des process nécessaires à la création d’<text:span text:style-name="T242">un</text:span> site internet.</text:p>
        <text:p text:style-name="P268"/>
        <text:p text:style-name="P268"/>
        <text:p text:style-name="P266"/>
        <text:p text:style-name="P175">Remerciements</text:p>
        <text:p text:style-name="P175"/>
        <text:p text:style-name="P416"><text:soft-page-break/><text:span text:style-name="T246">Tout d’abord</text:span><text:span text:style-name="T369">, je remercie vivement Bastien Veysseyre, le PDG de Fb Digital, de m’avoir accueilli au sein de son entreprise. </text:span></text:p>
        <text:p text:style-name="P417">Merci aussi à Alexandre Nozière, le responsable du développement. <text:span text:style-name="T372">Son professionnalisme, sa gentillesse et son empathie m’ont permis d’effectuer le stage dans les meilleures conditions.</text:span></text:p>
        <text:p text:style-name="P418">Je souhaite <text:span text:style-name="T374">évidemment</text:span> remercier <text:span text:style-name="T372">l’équipe dans son ensemble, Sylvaine, Marianne, Fabrice et Marianne pour leur humour, leur bonne humeur et encore une fois leur humour.</text:span></text:p>
        <text:p text:style-name="P418"/>
        <text:p text:style-name="P419"><text:span text:style-name="T375">Merci encore à Alexandre Nozière, ainsi qu’à Julien Jacquin, sans qui beaucoup de sujets abordés seraient restés vagues ou obscurs. Les secondes, les minutes, et parfois même les heures qu’ils ont passés avec moi m’ont permis de mieux comprendre mon travail.</text:span></text:p>
        <text:p text:style-name="P419"/>
        <text:p text:style-name="P420">Je remercie également Stéphane Nédélec, mon mentor chez OpenClassRooms, qui a su <text:span text:style-name="T373">m’aider et m’aiguiller à chaque instant pendant le stage, mais également </text:span>tout au long de cette année d’<text:span text:style-name="T373">apprentissage</text:span>.</text:p>
        <text:p text:style-name="P417"/>
        <text:p text:style-name="P415"/>
        <text:p text:style-name="P5"/>
        <text:p text:style-name="P5"/>
        <text:p text:style-name="P5"/>
        <text:p text:style-name="P272">Introduction</text:p>
        <text:p text:style-name="P221"/>
        <text:p text:style-name="P165">Problématique</text:p>
        <text:p text:style-name="P158">Comment réussir une intégration web ?</text:p>
        <text:p text:style-name="P331"/>
        <text:p text:style-name="P165">Objectifs du stage</text:p>
        <text:h text:style-name="P68" text:outline-level="1">Petite histoire illustrée du web design</text:h>
        <text:p text:style-name="P38"><text:bookmark text:name="more-9828"/>De 1989 à 2014, revivez les grandes étapes du design web, avec ses grandeurs et ses décadences. Une série d’illustrations retrace de manière saisissante les modes adulées puis souvent délaissées par les web designers.</text:p>
        <text:p text:style-name="P46"><text:span text:style-name="Strong_20_Emphasis"><text:span text:style-name="T39">La préhistoire – 1989</text:span></text:span><text:span text:style-name="T41"><text:line-break/>Le web n’existe pas, les écrans sont noirs avec quelques pixels monochromes.</text:span></text:p>
        <text:p text:style-name="P39"/>
        <text:p text:style-name="P46"><text:span text:style-name="Strong_20_Emphasis"><text:span text:style-name="T39">Les tableaux – 1995</text:span></text:span><text:span text:style-name="T41"><text:line-break/>Si vous codiez à l’époque des premiers navigateurs (web), vous mettiez des tableaux dans des tableaux, eux-mêmes imbriqués dans d’autres tableaux.</text:span></text:p>
        <text:p text:style-name="P39"/>
        <text:p text:style-name="P46"><text:span text:style-name="Strong_20_Emphasis"><text:span text:style-name="T39">Le JavaScript – 1995</text:span></text:span><text:span text:style-name="T41"><text:line-break/>Il dynamise le html mais on lui doit notamment les pop-ups. Un bilan contrasté donc, même si le JavaScript s’est réinventé avec jQuery et Node.js</text:span></text:p>
        <text:p text:style-name="P39"/>
        <text:p text:style-name="P46"><text:span text:style-name="Strong_20_Emphasis"><text:span text:style-name="T39">Le Flash – 1996</text:span></text:span><text:span text:style-name="T41"><text:line-break/>Symbole de liberté, il autorise toutes les formes, toutes les polices, toutes les animations. Apple signera son arrêt de mort en le rendant incompatible avec son iPhone (2007). RIP.</text:span></text:p>
        <text:p text:style-name="P46"><text:span text:style-name="Strong_20_Emphasis"><text:span text:style-name="T39">Les CSS – 1998</text:span></text:span><text:span text:style-name="T41"><text:line-break/>Séparer le contenu et sa mise en forme, une bonne idée mais des web designers ont perdu quelques cheveux pour assurer la compatibilité sur les différents navigateurs.</text:span></text:p>
        <text:p text:style-name="P39"/>
        <text:p text:style-name="P46"><text:soft-page-break/><text:span text:style-name="Strong_20_Emphasis"><text:span text:style-name="T39">Grilles et Frameworks – 2007</text:span></text:span></text:p>
        <text:p text:style-name="P38">Les grilles et les colonnes répondent au besoin de s’adapter aux écrans. Les frameworks tels que Boostrap industrialisent le développemet en standardisant certains éléments (navigation, boutons, formulaires…).</text:p>
        <text:p text:style-name="P39"/>
        <text:p text:style-name="P46"><text:span text:style-name="Strong_20_Emphasis"><text:span text:style-name="T39">Le responsive web design – 2010</text:span></text:span><text:span text:style-name="T41"><text:line-break/>L’idée est de proposer les mêmes contenus en adaptant l’affichage aux écrans. Ce que les clients (qui ne comprennent rien à rien, vous le savez) réduisent à un affichage correct sur smartphone.</text:span></text:p>
        <text:p text:style-name="P39"/>
        <text:p text:style-name="P46"><text:span text:style-name="Strong_20_Emphasis"><text:span text:style-name="T39">Le flat </text:span></text:span><text:span text:style-name="Strong_20_Emphasis"><text:span text:style-name="T40">design </text:span></text:span><text:span text:style-name="Strong_20_Emphasis"><text:span text:style-name="T39">– 2010</text:span></text:span><text:span text:style-name="T41"><text:line-break/>La simplification des éléments graphiques correspond à la volonté d’une meilleure hiérarchie visuelle et de concentrer l’effort sur la qualité du contenu.</text:span></text:p>
        <text:p text:style-name="P39"/>
        <text:p text:style-name="P40"><text:span text:style-name="Strong_20_Emphasis"><text:span text:style-name="T39">Le futur – 2014</text:span></text:span><text:span text:style-name="T41"><text:line-break/>Le graal des web designers serait de pouvoir s’affranchir du code et des problèmes de compatibilité, pour manipuler les éléments visuels en toute liberté.</text:span></text:p>
        <text:p text:style-name="P38"/>
        <text:p text:style-name="P38"/>
        <text:p text:style-name="P177"><text:span text:style-name="T289">Le processus de création d’un site internet</text:span> </text:p>
        <text:p text:style-name="P178"/>
        <text:p text:style-name="P177">Le web designer <text:span text:style-name="T243">r</text:span>éalis<text:span text:style-name="T243">e le</text:span> design <text:span text:style-name="T249">et les maquettes au format psd</text:span></text:p>
        <text:p text:style-name="P177">L’intégrateur <text:span text:style-name="T250">crée une maquette fonctionnelle à partir du design</text:span> </text:p>
        <text:p text:style-name="P177">Le développeur <text:span text:style-name="T250">code</text:span> <text:span text:style-name="T250">les fonctionnalités du programme</text:span>. </text:p>
        <text:p text:style-name="P177"/>
        <text:p text:style-name="P37"><text:span text:style-name="T185">L</text:span><text:span text:style-name="T184">'ensemble de ces trois compétences permet d'obtenir un site internet fonctionnel et interactif. <text:s/></text:span></text:p>
        <text:p text:style-name="P333"/>
        <text:p text:style-name="P333"/>
        <text:p text:style-name="P333"/>
        <text:p text:style-name="P166">Qu’est-ce qu’un intégrateur ?</text:p>
        <text:p text:style-name="P188"/>
        <text:p text:style-name="P41"><text:span text:style-name="T29">Un intégrateur, aussi appelé développeur Front-End, doit</text:span><text:span text:style-name="T28"> avoir de solides connaissances en programmation </text:span><text:span text:style-name="T29">lié au </text:span><text:span text:style-name="T28">web. Le </text:span><text:span text:style-name="Strong_20_Emphasis"><text:span text:style-name="T28">HTML5 et le CSS3</text:span></text:span><text:span text:style-name="T28">  n'ont </text:span><text:span text:style-name="T30">presque</text:span><text:span text:style-name="T28"> pas de secret pour lui. Il maîtrise également le </text:span><text:span text:style-name="Strong_20_Emphasis"><text:span text:style-name="T28">javascript </text:span></text:span><text:span text:style-name="T28">permettant d'amener animations et fonctionnalités complémentaires au site. </text:span><text:span text:style-name="T30">Il a également très souvent </text:span><text:span text:style-name="T80">des compétences dans le domaine d’un ou plusieurs </text:span><text:span text:style-name="T86">gestionnaires de contenus</text:span><text:span text:style-name="T80"> (CMS).</text:span></text:p>
        <text:p text:style-name="P41"><text:span text:style-name="T28">Il </text:span><text:span text:style-name="Strong_20_Emphasis"><text:span text:style-name="T28">suit activement les dernières évolutions et tendances</text:span></text:span><text:span text:style-name="T28"> en matière de programmation et design web. Il est curieux, autonome et il est capable de définir les contraintes technique liés </text:span><text:span text:style-name="T31">au</text:span><text:span text:style-name="T28"> projet qu'on lui soumet. </text:span></text:p>
        <text:p text:style-name="P45"/>
        <text:p text:style-name="P202"><text:span text:style-name="T72">Dans les premiers temps du web, développer un site Internet nécessitait des compétences informatiques </text:span><text:span text:style-name="T73">relativement basiques</text:span><text:span text:style-name="T72">. Il “suffisait” de connaitre le HTML, le CSS et de savoir manier un client FTP. Désormais, la majorité des sites web est réalisée à partir d</text:span><text:span text:style-name="T82">e </text:span><text:span text:style-name="T87">framework </text:span><text:span text:style-name="T72">(dont les CMS font partie)</text:span><text:span text:style-name="T73"> </text:span><text:span text:style-name="T76">et l</text:span><text:span text:style-name="T72">a conception graphique est facilitée par l’utilisation de thèmes. </text:span></text:p>
        <text:p text:style-name="P400"><text:span text:style-name="T72">Il y a donc des spécialistes dans chaque domaine :</text:span><text:span text:style-name="T77">L’expérience utilisateur, l’interface utilisateur ou l’ergonomie générale du site, couplée à l’utilisation de</text:span><text:span text:style-name="T72"> framework </text:span><text:span text:style-name="T77">Css</text:span><text:span text:style-name="T72"> ou d</text:span><text:span text:style-name="T77">e</text:span><text:span text:style-name="T72"> CMS est réalisée par les développeurs Front-End, les modifications fonctionnelles </text:span><text:soft-page-break/><text:span text:style-name="T72">importantes et autres développeme</text:span><text:span text:style-name="T82">nts </text:span><text:span text:style-name="T83">plus </text:span><text:span text:style-name="T82">s</text:span><text:span text:style-name="T72">pécifiques sont réalisés par les développeurs </text:span><text:span text:style-name="T74">Back</text:span><text:span text:style-name="T72">-End.</text:span></text:p>
        <text:p text:style-name="P200">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172"/>
        <text:p text:style-name="P150"><text:span text:style-name="T243">Les grandes m</text:span>issions <text:span text:style-name="T243">de l’intégrateur</text:span></text:p>
        <text:p text:style-name="P71"/>
        <text:p text:style-name="P128">La découpe :</text:p>
        <text:p text:style-name="P42"><text:span text:style-name="T22">D</text:span><text:span text:style-name="T21">écouper des </text:span><text:span text:style-name="Strong_20_Emphasis"><text:span text:style-name="T23">maquettes graphiques via Photoshop</text:span></text:span></text:p>
        <text:p text:style-name="P43"><text:span text:style-name="Strong_20_Emphasis"><text:span text:style-name="T24">C</text:span></text:span><text:span text:style-name="Strong_20_Emphasis"><text:span text:style-name="T23">réer les pages au format HTML5</text:span></text:span></text:p>
        <text:p text:style-name="P43"><text:span text:style-name="T252">Mettre en p</text:span><text:span text:style-name="T264">l</text:span><text:span text:style-name="T252">a</text:span><text:span text:style-name="T264">c</text:span><text:span text:style-name="T252">e </text:span><text:span text:style-name="T265">l</text:span><text:span text:style-name="T264">es </text:span><text:span text:style-name="T26">f</text:span><text:span text:style-name="T27">euilles de style au format </text:span><text:a xlink:type="simple" xlink:href="https://www.alticreation.com/8-regles-organiser-code-css/" text:style-name="Internet_20_link" text:visited-style-name="Visited_20_Internet_20_Link"><text:span text:style-name="Strong_20_Emphasis"><text:span text:style-name="T36">CSS3</text:span></text:span></text:a></text:p>
        <text:p text:style-name="P76"><text:span text:style-name="Strong_20_Emphasis"><text:span text:style-name="T35">Ajouter des </text:span></text:span><text:span text:style-name="Strong_20_Emphasis"><text:span text:style-name="T33">Intera</text:span></text:span><text:span text:style-name="Strong_20_Emphasis"><text:span text:style-name="T34">ctions ou effets visuels avec Javascript</text:span></text:span></text:p>
        <text:p text:style-name="P71"/>
        <text:p text:style-name="P77"><text:span text:style-name="T245">L’intégration </text:span>:</text:p>
        <text:p text:style-name="P44"><text:span text:style-name="Strong_20_Emphasis"><text:span text:style-name="T25">Penser la structure du site afin de déterminer d’où viennent les données et de quelle façon les intégrer.</text:span></text:span></text:p>
        <text:p text:style-name="P44"><text:span text:style-name="Strong_20_Emphasis"><text:span text:style-name="T25">Gérer et insérer le contenu du site via la solution technique choisie (très souvent un CMS)</text:span></text:span></text:p>
        <text:p text:style-name="P71"/>
        <text:p text:style-name="P129">Les tests :</text:p>
        <text:p text:style-name="P196"><text:span text:style-name="T17">Teste</text:span><text:span text:style-name="T18">r</text:span><text:span text:style-name="T17"> la compatibilité avec les </text:span><text:span text:style-name="T19">différents </text:span><text:span text:style-name="T17">navigateurs </text:span><text:span text:style-name="T19">sur tous les </text:span><text:span text:style-name="T17">supports.</text:span></text:p>
        <text:p text:style-name="P72"/>
        <text:p text:style-name="P72"/>
        <text:p text:style-name="P196"><text:span text:style-name="T28">La </text:span><text:span text:style-name="Strong_20_Emphasis"><text:span text:style-name="T28">maquette fonctionnelle produite</text:span></text:span><text:span text:style-name="T28"> est lisible dans un </text:span><text:span text:style-name="Strong_20_Emphasis"><text:span text:style-name="T28">navigateur web</text:span></text:span><text:span text:style-name="T28"> (Firefox, Internet Explorer ou Chrome).</text:span></text:p>
        <text:p text:style-name="P36"><text:span text:style-name="Strong_20_Emphasis"><text:span text:style-name="T32">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190"/>
        <text:p text:style-name="P174"/>
        <text:p text:style-name="P174"/>
        <text:p text:style-name="P174"/>
        <text:p text:style-name="P471">Les bonnes pratiques</text:p>
        <text:p text:style-name="P335"/>
        <text:p text:style-name="P361"><text:span text:style-name="T84">Le </text:span><text:span text:style-name="T88">World Wide Web Consortium</text:span><text:span text:style-name="T84">, abrégé par le </text:span><text:a xlink:type="simple" xlink:href="https://fr.wikipedia.org/wiki/Sigle" text:style-name="Internet_20_link" text:visited-style-name="Visited_20_Internet_20_Link"><text:span text:style-name="T103">sigle</text:span></text:a><text:span text:style-name="T94"> </text:span><text:span text:style-name="T88">W3C</text:span><text:span text:style-name="T84">, est un </text:span><text:a xlink:type="simple" xlink:href="https://fr.wikipedia.org/wiki/Organisme_de_normalisation" text:style-name="Internet_20_link" text:visited-style-name="Visited_20_Internet_20_Link"><text:span text:style-name="T103">organisme de standardisation</text:span></text:a><text:span text:style-name="T94"> </text:span><text:span text:style-name="T84">à but non lucratif, fondé en </text:span><text:a xlink:type="simple" xlink:href="https://fr.wikipedia.org/wiki/Octobre_1994" text:style-name="Internet_20_link" text:visited-style-name="Visited_20_Internet_20_Link"><text:span text:style-name="T270">octobre</text:span></text:a><text:span text:style-name="T275"> </text:span><text:a xlink:type="simple" xlink:href="https://fr.wikipedia.org/wiki/1994_en_informatique" text:style-name="Internet_20_link" text:visited-style-name="Visited_20_Internet_20_Link"><text:span text:style-name="T270">1994</text:span></text:a><text:span text:style-name="T94"> </text:span><text:span text:style-name="T84">chargé de promouvoir la compatibilité des technologies du </text:span><text:a xlink:type="simple" xlink:href="https://fr.wikipedia.org/wiki/World_Wide_Web" text:style-name="Internet_20_link" text:visited-style-name="Visited_20_Internet_20_Link"><text:span text:style-name="T276">World Wide Web</text:span></text:a><text:span text:style-name="T103">. </text:span><text:span text:style-name="T84">Fonctionnant comme un </text:span><text:a xlink:type="simple" xlink:href="https://fr.wikipedia.org/wiki/Consortium" text:style-name="Internet_20_link" text:visited-style-name="Visited_20_Internet_20_Link"><text:span text:style-name="T103">consortium</text:span></text:a><text:span text:style-name="T94"> </text:span><text:span text:style-name="T84">international, il regroupe a</text:span><text:span text:style-name="T85">ujourd’hui 471</text:span><text:span text:style-name="T84"> entreprises partenaires.</text:span><text:span text:style-name="T275"> </text:span></text:p>
        <text:p text:style-name="P174"/>
        <text:p text:style-name="P187">Respecter les normes <text:span text:style-name="T347">du </text:span>W3C permet de :</text:p>
        <text:p text:style-name="P189"/>
        <text:p text:style-name="P203"><text:span text:style-name="T245">L’évolutivité</text:span><text:line-break/><text:span text:style-name="T347">L</text:span>a séparation du fond et de la forme permet d’agir indépendamment <text:span text:style-name="T348">sur l’</text:span>un <text:span text:style-name="T348">ou</text:span> l’autre</text:p>
        <text:p text:style-name="P206">La portabilité<text:line-break/><text:span text:style-name="T256">L</text:span><text:span text:style-name="T253">’utilisation sur de nombreux supports et </text:span><text:span text:style-name="T256">plateformes</text:span></text:p>
        <text:p text:style-name="P205"><text:span text:style-name="T248">La visibilité</text:span><text:span text:style-name="T268"><text:line-break/></text:span><text:span text:style-name="T269">L’</text:span><text:span text:style-name="T268">influence, </text:span>la présence sur les moteurs de recherche en aidant les robots à bien comprendre le contenu</text:p>
        <text:p text:style-name="P207"><text:soft-page-break/></text:p>
        <text:p text:style-name="P471">Principes spécifiques</text:p>
        <text:p text:style-name="P157"/>
        <text:p text:style-name="P477"><text:span text:style-name="T3">Html : </text:span><text:span text:style-name="T4">D</text:span><text:span text:style-name="T3">escription </text:span><text:span text:style-name="T4">et s</text:span><text:span text:style-name="T3">émantique</text:span></text:p>
        <text:p text:style-name="P476"/>
        <text:p text:style-name="P179">Décrire la page</text:p>
        <text:p text:style-name="P179">Structurer la page</text:p>
        <text:p text:style-name="P179">Donner du sens et de la valeur aux informations</text:p>
        <text:p text:style-name="P184"/>
        <text:p text:style-name="P185"><text:span text:style-name="Strong_20_Emphasis"><text:span text:style-name="T266">HTML</text:span></text:span><text:span text:style-name="T352"> signifie « </text:span><text:span text:style-name="Emphasis"><text:span text:style-name="T358">HyperText Markup Language</text:span></text:span><text:span text:style-name="T352"> » qu'on peut traduire par « langage de balises pour l'hypertexte ». Il est utilisé afin de créer et de représenter le contenu d'une page web.</text:span></text:p>
        <text:p text:style-name="P437"/>
        <text:p text:style-name="P440">Sémantique</text:p>
        <text:p text:style-name="P183"><text:span text:style-name="T353">L</text:span>a sémantique <text:span text:style-name="T349">des balises </text:span>permet de donner du sens <text:span text:style-name="T350">et une structure à la page en utilisant les éléments (balises) appropriés. La sémantique décrit la valeur du contenu de la page, sans tenir compte de l’apparence ou de la mise en forme des informations. </text:span></text:p>
        <text:p text:style-name="P364"><text:span text:style-name="T351">Le HTML sém</text:span><text:span text:style-name="T355">antique est traité par les navigateurs courants </text:span><text:span text:style-name="T356">et i</text:span><text:span text:style-name="T354">l est également beaucoup plus simple de travailler et de maintenir un code Html sémantiquement correct puisque le document est découpé en parties claires et logiques.</text:span></text:p>
        <text:p text:style-name="P365"/>
        <text:p text:style-name="P456">Css :</text:p>
        <text:p text:style-name="P476"/>
        <text:p text:style-name="P180">Description de la présentation du document</text:p>
        <text:p text:style-name="P364">Concepts fondamentaux : boîte et flux</text:p>
        <text:p text:style-name="P364">Propriétés et valeurs </text:p>
        <text:p text:style-name="P362"/>
        <text:p text:style-name="P364"><text:span text:style-name="Strong_20_Emphasis"><text:span text:style-name="T67">Cascading Style Sheets</text:span></text:span><text:span text:style-name="T90"> (</text:span><text:span text:style-name="Strong_20_Emphasis"><text:span text:style-name="T67">CSS</text:span></text:span><text:span text:style-name="T90">) est un langage de feuille de style utilisé pour décrire la présentation d'un document écrit en </text:span><text:a xlink:type="simple" xlink:href="https://developer.mozilla.org/fr/docs/Web/HTML" text:style-name="Internet_20_link" text:visited-style-name="Visited_20_Internet_20_Link"><text:span text:style-name="T106">HTML</text:span></text:a><text:span text:style-name="T95"> </text:span><text:span text:style-name="T89">ou en </text:span><text:a xlink:type="simple" xlink:href="https://developer.mozilla.org/fr/docs/Glossaire/XML" text:style-name="Internet_20_link" text:visited-style-name="Visited_20_Internet_20_Link"><text:span text:style-name="T106">XML</text:span></text:a><text:span text:style-name="T89">. </text:span></text:p>
        <text:p text:style-name="P362"><text:span text:style-name="T169">CSS décrit la façon dont les éléments doivent être affichés, à l'écran, sur du papier ou sur autre support.</text:span> </text:p>
        <text:p text:style-name="P363"/>
        <text:h text:style-name="P69" text:outline-level="4"><text:bookmark text:name="S.C3.A9paration_entre_la_structure_et_la_pr.C3.A9sentation"/>Séparation entre la structure et la présentation</text:h>
        <text:p text:style-name="P208"><text:span text:style-name="T64">L'un des objectifs majeurs des CSS est de permettre la mise en forme hors d</text:span><text:span text:style-name="T65">u</text:span><text:span text:style-name="T64"> document. Cette séparation fournit un certain nombre de bénéfices, permettant d'améliorer l'</text:span><text:a xlink:type="simple" xlink:href="https://fr.wikipedia.org/wiki/Accessibilité_du_Web" text:style-name="Internet_20_link" text:visited-style-name="Visited_20_Internet_20_Link"><text:span text:style-name="T99">accessibilité</text:span></text:a><text:span text:style-name="T64">, de changer plus facilement de présentation, et de réduire la complexité de l'architecture d'un document.</text:span></text:p>
        <text:p text:style-name="P443"><draw:custom-shape text:anchor-type="paragraph" draw:z-index="0" draw:name="Cadre3" draw:style-name="gr1" draw:text-style-name="P510"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6"><text:span text:style-name="T278">Approche : </text:span>OOCSS ou BEM</text:p>
        <text:p text:style-name="P186"/>
        <text:p text:style-name="P441">OOCSS</text:p>
        <text:p text:style-name="P198"><text:span text:style-name="T64">Le CSS orienté-objet (</text:span><text:span text:style-name="T92">OOCSS</text:span><text:span text:style-name="T64">), est une méthode </text:span><text:span text:style-name="T66">basée</text:span><text:span text:style-name="T64"> sur le modèle de la </text:span><text:a xlink:type="simple" xlink:href="https://fr.wikipedia.org/wiki/Programmation_orientée_objet" text:style-name="Internet_20_link" text:visited-style-name="Visited_20_Internet_20_Link"><text:span text:style-name="T99">programmation orientée objet</text:span></text:a><text:span text:style-name="T64">, permettant de réutiliser ses styles dans plusieurs contextes</text:span><text:bookmark text:name="cite_ref-44"/><text:span text:style-name="T64">. Le concept de OOCSS est de repérer des « objets CSS », c'est-à-dire des « patterns visuels » qui se répètent, et de définir ainsi des classes réutilisables. </text:span></text:p>
        <text:p text:style-name="P198"><text:span text:style-name="T68">Les deux grands principes de OOCSS sont la</text:span><text:span text:style-name="T64"> séparation de la structure et de l'apparence </text:span><text:span text:style-name="T68">et la s</text:span><text:span text:style-name="T42">éparation du conteneur et du contenu.</text:span></text:p>
        <text:p text:style-name="P204"/>
        <text:h text:style-name="P435" text:outline-level="4"><text:bookmark text:name="BEM"/><text:soft-page-break/>BEM</text:h>
        <text:h text:style-name="P70" text:outline-level="4"><text:span text:style-name="T251">Le BEM (Block, element, modifier) est une technique d</text:span><text:span text:style-name="T267">e nommage</text:span><text:span text:style-name="T251"> du CSS consistant à </text:span><text:span text:style-name="T301">déclarer les styles sous forme d'arborescence pour en améliorer la performance.</text:span></text:h>
        <text:p text:style-name="P204"><text:span text:style-name="T302">La force</text:span><text:span text:style-name="T299"> </text:span><text:span text:style-name="T302">de BEM est</text:span><text:span text:style-name="T299"> </text:span><text:span text:style-name="T302">de dire que tout ce </text:span><text:span text:style-name="T299">qui compose un page ou une application Web peut toujours être rangé dans une arborescence de blocs, d'éléments et de modificateurs. </text:span></text:p>
        <text:p text:style-name="P367">Les blocs et les éléments doivent chacun avoir un nom unique, lequel sera utilisé comme classe CSS.</text:p>
        <text:p text:style-name="P209"><text:span text:style-name="T68">Les deux grands principes de BEM sont que les</text:span><text:span text:style-name="T42"> sélecteurs CSS ne doivent pas utiliser les noms des éléments HTML </text:span><text:span text:style-name="T78">et que l</text:span><text:span text:style-name="T42">es cascades dans les sélecteurs CSS devraient être évitées.</text:span></text:p>
        <text:p text:style-name="P211"/>
        <text:p text:style-name="P455">JS : Utilisation et contexte</text:p>
        <text:p text:style-name="P210"><text:span text:style-name="Strong_20_Emphasis"><text:span text:style-name="T49">JavaScript </text:span></text:span><text:span text:style-name="T43">est un langage de script léger, orienté objet, principalement connu comme le langage de script des pages web, </text:span><text:span text:style-name="T63">m</text:span><text:span text:style-name="T44">ais il est aussi </text:span><text:span text:style-name="T101">utilisé dans de nombreux environnements extérieurs aux navigateurs web, </text:span><text:span text:style-name="T102">tel</text:span><text:span text:style-name="T44"> que </text:span><text:span text:style-name="T101">Node.js.</text:span></text:p>
        <text:p text:style-name="P210"><text:span text:style-name="T44">Java</text:span><text:span text:style-name="T50">S</text:span><text:span text:style-name="T44">cript est principalement utile lorsqu'il s'agit d'améliorer et d'étendre le comportement de vos pages. Ce langage vient compléter le HTML et le CSS de votre site, en y ajoutant une couche d'interactivité. </text:span></text:p>
        <text:p text:style-name="P192"/>
        <text:p text:style-name="P194">Jquery</text:p>
        <text:p text:style-name="P197"><text:span text:style-name="T93">jQuery</text:span><text:span text:style-name="T96"> </text:span><text:span text:style-name="T72">est une </text:span><text:a xlink:type="simple" xlink:href="https://fr.wikipedia.org/wiki/Bibliothèque_logicielle" text:style-name="Internet_20_link" text:visited-style-name="Visited_20_Internet_20_Link"><text:span text:style-name="T104">bibliothèque</text:span></text:a><text:span text:style-name="T96"> </text:span><text:span text:style-name="T104">JavaScript </text:span><text:span text:style-name="T72">créée pour faciliter l'écriture de </text:span><text:span text:style-name="T104">scripts côté client </text:span><text:span text:style-name="T105">et </text:span><text:span text:style-name="T72">permet de profiter d'une plus grande </text:span><text:span text:style-name="Strong_20_Emphasis"><text:span text:style-name="T72">compatibilité avec les différents navigateurs</text:span></text:span><text:span text:style-name="T72">. </text:span></text:p>
        <text:p text:style-name="P193"><text:span text:style-name="T170">Il est à l'heure actuelle le </text:span><text:span text:style-name="T357">framework front-end</text:span><text:span text:style-name="T170"> le plus utilisé au monde</text:span> </text:p>
        <text:p text:style-name="P191"/>
        <text:p text:style-name="P438"/>
        <text:p text:style-name="P438"/>
        <text:p text:style-name="P191"/>
        <text:p text:style-name="P457">Un code organisé et réutilisable</text:p>
        <text:p text:style-name="P446"/>
        <text:p text:style-name="P47"><text:span text:style-name="T44">L'intégrateur </text:span><text:span text:style-name="T60">doit</text:span><text:span text:style-name="T44"> créer </text:span><text:span text:style-name="T60">produire </text:span><text:span text:style-name="T44">un </text:span><text:span text:style-name="Strong_20_Emphasis"><text:span text:style-name="T44">code propre, organisé et réutilisable</text:span></text:span><text:span text:style-name="T44">. Ceci afin de pouvoir </text:span><text:span text:style-name="T46">être</text:span><text:span text:style-name="T44"> modifier facilement par un autre intervenant. </text:span><text:span text:style-name="T45">Cette démarche </text:span><text:span text:style-name="T44">commence dès la conception en </text:span><text:span text:style-name="T60">cherchant à </text:span><text:span text:style-name="T44">répond</text:span><text:span text:style-name="T60">re</text:span><text:span text:style-name="T44"> aux besoins de l'utilisateur et uniquement aux besoins de l'utilisateur. </text:span><text:span text:style-name="T62">Plusieurs techniques peuvent aider l’intégrateur à agir ainsi.</text:span></text:p>
        <text:p text:style-name="P47"><text:span text:style-name="T44"/></text:p>
        <text:p text:style-name="P403">Les Méthodes agiles</text:p>
        <text:p text:style-name="P399"><text:span text:style-name="T47">Les méthodes agiles </text:span><text:span text:style-name="T59">décrivent un ensemble de pratiques </text:span><text:span text:style-name="T61">dans</text:span><text:span text:style-name="T59"> la gestion d’</text:span><text:span text:style-name="T61">un</text:span><text:span text:style-name="T59"> projet. </text:span><text:span text:style-name="T48">Elles </text:span><text:span text:style-name="T47">impliquent au maximum le client et permettent une grande réactivité à ses demandes. Elles reposent sur un </text:span><text:span text:style-name="T100">cycle de développement </text:span><text:span text:style-name="T47">itératif, incrémental et adaptatif et doivent respecter une base de pratiques communes </text:span><text:span text:style-name="T58">ou </text:span><text:span text:style-name="T47">complémentaires.</text:span></text:p>
        <text:p text:style-name="P399"><text:span text:style-name="T44"/></text:p>
        <text:p text:style-name="P402"><text:span text:style-name="T91">Les outils de versionning</text:span></text:p>
        <text:p text:style-name="P401"><text:span text:style-name="T81">L</text:span><text:span text:style-name="T79">es logiciels </text:span><text:span text:style-name="T81">de gestions de versions, comme Git, </text:span><text:span text:style-name="T79">permett</text:span><text:span text:style-name="T81">e</text:span><text:span text:style-name="T79">nt de sauvegarder </text:span><text:span text:style-name="T81">son</text:span><text:span text:style-name="T79"> travail sur un serveur distant, mais aussi de garder les informations liées à chaque modification du code et de pouvoir ainsi travailler à plusieurs sur le même projet.</text:span></text:p>
        <text:p text:style-name="P201"/>
        <text:p text:style-name="P170"><text:soft-page-break/>Framework<text:tab/>: Productivité et maintenance</text:p>
        <text:p text:style-name="P476"/>
        <text:p text:style-name="P381">Le mot Framework est un mot anglais <text:span text:style-name="T362">signifiant </text:span>« cadre de travail ». Il s’agit en quelque sorte d’une boîte à outils qui a été conçu par d’autres programmeurs qui ont déjà travaill<text:span text:style-name="T365">é</text:span> sur des projets similaires, en vue de faciliter la tâche aux autres programmeurs <text:span text:style-name="T363">afin qu’ils puissent se </text:span>concentre<text:span text:style-name="T363">r </text:span>sur l’essentiel, <text:span text:style-name="T364">leur logique métier.</text:span></text:p>
        <text:p text:style-name="P382"><text:span text:style-name="Strong_20_Emphasis"><text:span text:style-name="T253">Un framework web est donc un </text:span></text:span><text:span text:style-name="Strong_20_Emphasis"><text:span text:style-name="T259">ensemble</text:span></text:span><text:span text:style-name="Strong_20_Emphasis"><text:span text:style-name="T253"> d’</text:span></text:span><text:span text:style-name="Strong_20_Emphasis"><text:span text:style-name="T257">outils</text:span></text:span><text:span text:style-name="Strong_20_Emphasis"><text:span text:style-name="T253"> qui forment un tout cohérent et que l'on a juste a assembler selon nos besoins </text:span></text:span><text:span text:style-name="Strong_20_Emphasis"><text:span text:style-name="T258">pour faire un site robuste, maintenable et durable.</text:span></text:span><text:span text:style-name="Strong_20_Emphasis"><text:span text:style-name="T253">.</text:span></text:span></text:p>
        <text:p text:style-name="P379"><text:span text:style-name="T44">L'intégrateur pourra </text:span><text:span text:style-name="T133">par exemple </text:span><text:span text:style-name="T44">décider de démarrer un projet avec un </text:span><text:a xlink:type="simple" xlink:href="https://www.alticreation.com/bootstrap-foundation-frameworks-front-end/" text:style-name="Internet_20_link" text:visited-style-name="Visited_20_Internet_20_Link"><text:span text:style-name="Internet_20_link"><text:span text:style-name="T110">framework front-end comme Bootstrap ou Foundation</text:span></text:span></text:a><text:span text:style-name="T44">.</text:span></text:p>
        <text:p text:style-name="P379"><text:span text:style-name="Strong_20_Emphasis"><text:span text:style-name="T277"/></text:span></text:p>
        <text:p text:style-name="P414"/>
        <text:p text:style-name="P455">Compatibilité cross-browser</text:p>
        <text:p text:style-name="P447"/>
        <text:p text:style-name="P451"><text:span text:style-name="T118">L</text:span><text:span text:style-name="T119">a compatibilité </text:span><text:span text:style-name="T118">Cross-browser est la possibilité pour toute </text:span><text:span text:style-name="T109">application web </text:span><text:span text:style-name="T118">de supporter plusieurs </text:span><text:span text:style-name="T109">navigateurs web.</text:span></text:p>
        <text:p text:style-name="P48"><text:span text:style-name="T128">C’est à dire </text:span><text:span text:style-name="T130">qu’</text:span><text:span text:style-name="T44">un site </text:span><text:span text:style-name="T130">d</text:span><text:span text:style-name="T44">oit </text:span><text:span text:style-name="T130">être </text:span><text:span text:style-name="Strong_20_Emphasis"><text:span text:style-name="T44">identique visuellement</text:span></text:span><text:span text:style-name="T44"> et propose</text:span><text:span text:style-name="T130">r</text:span><text:span text:style-name="T44"> une expérience utilisateur égale </text:span><text:span text:style-name="T129">sur tous les</text:span><text:span text:style-name="T44"> navigateurs. Il faut donc tester et créer des </text:span><text:span text:style-name="Strong_20_Emphasis"><text:span text:style-name="T44">correctifs </text:span></text:span><text:span text:style-name="Strong_20_Emphasis"><text:span text:style-name="T130">spécifiques</text:span></text:span><text:span text:style-name="Strong_20_Emphasis"><text:span text:style-name="T44"> </text:span></text:span><text:span text:style-name="Strong_20_Emphasis"><text:span text:style-name="T129">si besoin</text:span></text:span><text:span text:style-name="T44">. </text:span><text:span text:style-name="T130">On peut </text:span><text:span text:style-name="T131">faire le choix de </text:span><text:span text:style-name="T130">ne plus prendre en compte certains navigateurs trop anciens </text:span><text:span text:style-name="T132">ou obsolètes</text:span><text:span text:style-name="T130">.</text:span></text:p>
        <text:p text:style-name="P193"/>
        <text:p text:style-name="P170"/>
        <text:p text:style-name="P170"/>
        <text:p text:style-name="P455">Responsive <text:span text:style-name="T361">design</text:span></text:p>
        <text:p text:style-name="P444"/>
        <text:p text:style-name="P377"><text:span text:style-name="T136">Un site </text:span><text:span text:style-name="T137">web adaptatif, ou responsif, </text:span><text:span text:style-name="T136">est u</text:span><text:span text:style-name="T43">n </text:span><text:span text:style-name="T107">site web </text:span><text:span text:style-name="T43">dont la </text:span><text:span text:style-name="T107">conception</text:span><text:span text:style-name="T108"> </text:span><text:span text:style-name="T43">vise à offrir une consultation confortable même pour des supports différents </text:span><text:span text:style-name="T127">en </text:span><text:span text:style-name="Strong_20_Emphasis"><text:span text:style-name="T44">s'adapt</text:span></text:span><text:span text:style-name="Strong_20_Emphasis"><text:span text:style-name="T127">ant</text:span></text:span><text:span text:style-name="Strong_20_Emphasis"><text:span text:style-name="T44"> au terminal </text:span></text:span><text:span text:style-name="T44">du client</text:span><text:span text:style-name="T43">. L'utilisateur peut ainsi, avec le même confort visuel, consulter le site à travers une </text:span><text:span text:style-name="T44">large gamme d'appareils. </text:span><text:span text:style-name="T125">Aujourd’hui, il en existe trois principaux </text:span><text:span text:style-name="T44">: </text:span><text:span text:style-name="T125">l’ordinateur de bureau classique, la tablette mobile et le smartphone. <text:s text:c="4"/></text:span></text:p>
        <text:p text:style-name="P376"/>
        <text:p text:style-name="P380"><text:span text:style-name="T97">On peut dans l</text:span><text:span text:style-name="T98">e cadre de l</text:span><text:span text:style-name="T97">a gestion du projet, décider de créer une version unique du site, et donc responsif, où choisir de créer une version supplémentaire spécialement adaptée à un format particulier.</text:span></text:p>
        <text:p text:style-name="P380"><text:span text:style-name="T126"/></text:p>
        <text:p text:style-name="P170"/>
        <text:p text:style-name="P455">Accessibilité</text:p>
        <text:p text:style-name="P476"/>
        <text:p text:style-name="P368"><text:span text:style-name="T20">L’accessibilité, </text:span><text:span text:style-name="T359">c'est permettre au </text:span><text:span text:style-name="T20">plus grand nombre de profiter pleinement de votre site, q</text:span><text:span text:style-name="T359">uel que soit le matériel, les logiciels, les équipements particuliers ou le handicap </text:span><text:span text:style-name="T360">de l’utilisateur.</text:span></text:p>
        <text:p text:style-name="P370"><text:span text:style-name="T139">R</text:span><text:span text:style-name="T138">endre le site accessible</text:span></text:p>
        <text:p text:style-name="P371"><text:span text:style-name="T43">Il existe </text:span><text:span text:style-name="T134">plusieurs</text:span><text:span text:style-name="T43"> normes à respecter, mais d'une façon générale, </text:span><text:span text:style-name="T135">le plus simple et le plus efficace est de s</text:span><text:span text:style-name="Strong_20_Emphasis"><text:span text:style-name="T44">éparer </text:span></text:span><text:span text:style-name="Strong_20_Emphasis"><text:span text:style-name="T123">le contenu </text:span></text:span><text:span text:style-name="Strong_20_Emphasis"><text:span text:style-name="T124">du</text:span></text:span><text:span text:style-name="Strong_20_Emphasis"><text:span text:style-name="T123"> design </text:span></text:span><text:span text:style-name="Strong_20_Emphasis"><text:span text:style-name="T124">dans des fichiers séparés</text:span></text:span><text:span text:style-name="T43">. </text:span></text:p>
        <text:p text:style-name="P371"><text:span text:style-name="T43"/></text:p>
        <text:p text:style-name="P372"><text:span text:style-name="T91">Difficultés d’accessibilité :</text:span></text:p>
        <text:p text:style-name="P371"><text:span text:style-name="T64">Liaison </text:span><text:span text:style-name="T112">bas</text:span><text:span text:style-name="T64"> débit </text:span><text:span text:style-name="T112">qui ralentit le chargement de la page.</text:span></text:p>
        <text:p text:style-name="P373"><text:span text:style-name="T64">Texte mal orthographié, utilisant des termes complexes </text:span><text:span text:style-name="T113">ou</text:span><text:span text:style-name="T64"> pas adaptés au public visé.</text:span></text:p>
        <text:p text:style-name="P374"><text:soft-page-break/><text:span text:style-name="T64">Navigateurs trop anciens ou peu connus.</text:span></text:p>
        <text:p text:style-name="P375"><text:span text:style-name="T64">Site mal pensé, peu ergonomique où la navigation n’est ni intuitive ni cohérente </text:span><text:span text:style-name="T114">ou basé</text:span><text:span text:style-name="T115">e</text:span><text:span text:style-name="T114"> uniquement sur des scripts.</text:span></text:p>
        <text:p text:style-name="P375"><text:span text:style-name="T64">Site ne prenant pas en compte les utilisateurs ayant un handicap visuel ou sonore.</text:span></text:p>
        <text:p text:style-name="P369"/>
        <text:p text:style-name="P170"/>
        <text:p text:style-name="P458">Ref</text:p>
        <text:p text:style-name="P476"/>
        <text:p text:style-name="P450"><text:span text:style-name="T75">Le </text:span><text:span text:style-name="T64">référencement </text:span><text:span text:style-name="T69">est un ensemble de techniques </text:span><text:span text:style-name="T64">consist</text:span><text:span text:style-name="T69">ant</text:span><text:span text:style-name="T64"> à améliorer le positionnement et la visibilité de sites dans </text:span><text:span text:style-name="T70">l</text:span><text:span text:style-name="T64">es </text:span><text:span text:style-name="T64">pages de résultats de moteurs de recherche ou d'annuaires </text:span><text:span text:style-name="T72">et </text:span><text:span text:style-name="T117">ainsi</text:span><text:span text:style-name="T72"> augmenter le trafic naturel du site.</text:span></text:p>
        <text:p text:style-name="P445"/>
        <text:p text:style-name="P199"><text:span text:style-name="T71">Il</text:span><text:span text:style-name="T64"> s'articule autour de deux </text:span><text:span text:style-name="T103">stratégies</text:span><text:span text:style-name="T95"> </text:span><text:span text:style-name="T64">distinctes et complémentaires : le référencement naturel et le référencement payant.</text:span><text:span text:style-name="T271"> </text:span></text:p>
        <text:p text:style-name="P445"/>
        <text:p text:style-name="P449"><text:span text:style-name="T51">L'intégrateur web </text:span><text:span text:style-name="T53">peut agir sur le référencement naturel en</text:span><text:span text:style-name="T51"> produi</text:span><text:span text:style-name="T53">sant</text:span><text:span text:style-name="T51"> un code qui </text:span><text:span text:style-name="T54">décrit au mieux le contenu de la page</text:span><text:span text:style-name="T51"> </text:span><text:span text:style-name="T54">et permet ainsi aux </text:span><text:span text:style-name="T55">moteurs de recherc</text:span><text:span text:style-name="T56">he</text:span><text:span text:style-name="T55">s</text:span><text:span text:style-name="T54"> d</text:span><text:span text:style-name="T57">’en</text:span><text:span text:style-name="T54"> parcourir </text:span><text:span text:style-name="T57">l’</text:span><text:span text:style-name="T54">intégralité avec facilité. </text:span></text:p>
        <text:p text:style-name="P449"><text:span text:style-name="T51">On appelle cela de</text:span><text:span text:style-name="Strong_20_Emphasis"><text:span text:style-name="T51"> l'optimisation SEO. </text:span></text:span><text:span text:style-name="Strong_20_Emphasis"><text:span text:style-name="T52">C</text:span></text:span><text:span text:style-name="T51">e travail spécifique est parfois réalisé par une personne spécialisée en SEO.</text:span></text:p>
        <text:p text:style-name="P439"/>
        <text:p text:style-name="P452"/>
        <text:p text:style-name="P334"/>
        <text:p text:style-name="P334"/>
        <text:p text:style-name="P334"/>
        <text:p text:style-name="P334"/>
        <text:p text:style-name="P334"/>
        <text:p text:style-name="P500"><text:span text:style-name="T389">L</text:span>'entreprise</text:p>
        <text:p text:style-name="P500"/>
        <text:p text:style-name="P504"><text:span text:style-name="T3">Conc</text:span><text:span text:style-name="T5">u</text:span><text:span text:style-name="T3">rrence dans le secteur / Différents types d’agence</text:span></text:p>
        <text:h text:style-name="P434" text:outline-level="2">Qu’est-ce qu’une agence web ?</text:h>
        <text:p text:style-name="P411"><text:span text:style-name="T200">Une agence web est une agence de communication spécialisée dans la communication sur Internet. </text:span><text:span text:style-name="T201">Sa</text:span><text:span text:style-name="T200"> mission principale est d’accompagner </text:span><text:span text:style-name="T201">les</text:span><text:span text:style-name="T200"> clients dans la création puis la promotion de leur site internet. C’est pourquoi une agence web </text:span><text:span text:style-name="T202">doit avoir</text:span><text:span text:style-name="T200"> des compétences techniques en développement web et en webdesign, </text:span><text:span text:style-name="T202">mais aussi</text:span><text:span text:style-name="T200"> des compétences marketing pour assurer l</text:span><text:span text:style-name="T201">e référencement et l</text:span><text:span text:style-name="T200">a promotion des sites.</text:span></text:p>
        <text:p text:style-name="P411"><text:span text:style-name="T199">D</text:span><text:span text:style-name="T198">es agences spécialisées aux agences full-service</text:span></text:p>
        <text:p text:style-name="P412"><text:span text:style-name="T203">L</text:span><text:span text:style-name="T200">a complexité croissante de la communication web </text:span><text:span text:style-name="T203">a obligé </text:span><text:span text:style-name="T200">de nombreuses agences web </text:span><text:span text:style-name="T203">à</text:span><text:span text:style-name="T200"> se spécialiser. Certaines se sont spécialisées sur un type de site web, </text:span><text:span text:style-name="T203">comme </text:span><text:span text:style-name="T200">les sites de e-commerce, </text:span><text:span text:style-name="T203">tandis</text:span><text:span text:style-name="T200"> que d’autres </text:span><text:span text:style-name="T203">ont opté pour une</text:span><text:span text:style-name="T200"> approche webmarketing. En parallèle, </text:span><text:span text:style-name="T203">certaines </text:span><text:span text:style-name="T200">agences web </text:span><text:span text:style-name="T203">ont préféré </text:span><text:span text:style-name="T200">adopte</text:span><text:span text:style-name="T203">r</text:span><text:span text:style-name="T200"> une approche </text:span><text:span text:style-name="T204">plus </text:span><text:span text:style-name="T200">globale ou 360. On parle </text:span><text:span text:style-name="T203">alors </text:span><text:span text:style-name="T200">d’agences </text:span><text:span text:style-name="T210">full-service. </text:span><text:span text:style-name="T209">Elles</text:span><text:span text:style-name="T200"> </text:span><text:span text:style-name="T203">sont </text:span><text:span text:style-name="T200">capables d’accompagner </text:span><text:span text:style-name="T203">le client </text:span><text:span text:style-name="T204">tout au long du</text:span><text:span text:style-name="T203"> projet </text:span><text:span text:style-name="T204">et d’assurer le suivi et la maintenance </text:span><text:span text:style-name="T205">par la suite</text:span><text:span text:style-name="T203">. </text:span><text:span text:style-name="T206">Fb Digital s’inscrit </text:span><text:soft-page-break/><text:span text:style-name="T207">totalement </text:span><text:span text:style-name="T206">dans cette catégorie, en </text:span><text:span text:style-name="T207">proposant</text:span><text:span text:style-name="T206"> à ses clients </text:span><text:span text:style-name="T207">une vision </text:span><text:span text:style-name="T208">claire </text:span><text:span text:style-name="T207">et une stratégie digitale complète.</text:span></text:p>
        <text:p text:style-name="P498"/>
        <text:p text:style-name="P498"/>
        <text:p text:style-name="P497">Présentation de l'entreprise <text:span text:style-name="T389">Histoire</text:span></text:p>
        <text:p text:style-name="P214"/>
        <text:p text:style-name="P214"/>
        <text:p text:style-name="P421"><text:span text:style-name="T142">E</text:span><text:span text:style-name="T143">n 2009, </text:span><text:span text:style-name="T145">Frank Bonnet, dirigeant d’agence web depuis 1996 et Bastien Veysseyre, développeur et référenceur depuis 2001, </text:span><text:span text:style-name="T144">crée Nexxpix, à Brioude où est né </text:span><text:span text:style-name="T147">et a grandi </text:span><text:span text:style-name="T144">Bastion Veysseyre. </text:span><text:span text:style-name="T148">Il est la quatrième </text:span><text:span text:style-name="T141">génération d'entrepreneur sur le Brivadois </text:span><text:span text:style-name="T146">dans sa famille</text:span><text:span text:style-name="T141">. « Avant, c'était dans le bâtiment, moi, c'est Internet. ». </text:span><text:span text:style-name="T146">L</text:span><text:span text:style-name="T151">’entreprise réalise </text:span><text:span text:style-name="T152">alors </text:span><text:span text:style-name="T151">des prestations de création de sites, sites e-commerce et référencement.</text:span></text:p>
        <text:p text:style-name="P421"><text:span text:style-name="T151"/></text:p>
        <text:p text:style-name="P410"><text:span text:style-name="T380">Nexxppix prend donc ses quartiers à Brioude </text:span>en 2010, <text:span text:style-name="T380">et pr</text:span>opose <text:span text:style-name="T380">ses</text:span> services sur un territoire proche. À 1 h 30 de route <text:span text:style-name="T381">au </text:span>maximum, ce qui permet <text:span text:style-name="T380">une proximité et une compréhension parfaite des besoins réels de ses</text:span> clients <text:span text:style-name="T381">afin de leur apporter une réponse pertinente et sur-mesure.</text:span></text:p>
        <text:p text:style-name="P410"/>
        <text:p text:style-name="P410">« Au lancement, Nexxpix était vraiment spécialisée dans la sous-traitance de site Internet. »</text:p>
        <text:p text:style-name="P410"/>
        <text:p text:style-name="P410"><text:span text:style-name="T381">En 2016, Nexxpix fusionne</text:span> avec Fb Tech et By One <text:span text:style-name="T370">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410">Une évolution naturelle et logique pour trois entreprises <text:span text:style-name="T382">qui </text:span>travaillaient ensemble depuis plusieurs années. <text:span text:style-name="T383">L</text:span>es spécialités étaient les suivantes : développement Internet et référencement naturel pour Nexxpix ; développement de site Internet d'e-commerce et référencement payant pour Fb tech ; communication pour By One. </text:p>
        <text:p text:style-name="P410"><text:span text:style-name="T382">La f</text:span>usion <text:span text:style-name="T382">a</text:span> perm<text:span text:style-name="T382">is</text:span> de partager <text:span text:style-name="T384">le</text:span> même message auprès des clients et de pouvoir fournir une prestation de communication digitale de <text:span text:style-name="T384">A à Z.</text:span></text:p>
        <text:p text:style-name="P479"><text:span text:style-name="T385">F</text:span><text:span text:style-name="T371">B Digital partage ses locaux avec Beestick, </text:span><text:span text:style-name="T386">entreprise spécialisée</text:span><text:span text:style-name="T371"> dans la création et la fabrication de stickers décoratifs.</text:span></text:p>
        <text:p text:style-name="P408"/>
        <text:p text:style-name="P408">« <text:span text:style-name="T383">Q</text:span>uand on développe un site Internet, on l'imagine pour les utilisateurs, pas pour les chefs d'entreprise. L'agence a rôle de conseil, on fait du sur-mesure. »</text:p>
        <text:p text:style-name="P409"><text:soft-page-break/></text:p>
        <text:p text:style-name="P408">700.000 euros, l'hypothèse du chiffre d'affaires de la société FB digital.</text:p>
        <text:p text:style-name="P408"><text:span text:style-name="T387">6 à 9 </text:span>en mois, <text:s/>la création d'un site Internet d'e-commerce</text:p>
        <text:p text:style-name="P408"><text:span text:style-name="T388">3 mois <text:s/></text:span>site vitrine, il faut compter environ trois mois.</text:p>
        <text:p text:style-name="P407">500 environ, le nombre de clients que possède la société FB Digital.</text:p>
        <text:p text:style-name="P267"/>
        <text:p text:style-name="P354"/>
        <text:p text:style-name="P167">La stratégie</text:p>
        <text:p text:style-name="P167"/>
        <text:p text:style-name="P509">Ensemble des services proposés par l’agence</text:p>
        <text:p text:style-name="P423">Pictos x 4</text:p>
        <text:p text:style-name="P424"/>
        <text:p text:style-name="P426"/>
        <text:p text:style-name="P429"><text:span text:style-name="T377">Création de site Internet</text:span></text:p>
        <text:p text:style-name="P426"><text:span text:style-name="T169">Pour la création de site ou le développement de modules, </text:span><text:span text:style-name="T177">Fb Digital</text:span><text:span text:style-name="T169"> optimise </text:span><text:span text:style-name="T177">le</text:span><text:span text:style-name="T169"> système de publication de contenus grâce aux solutions open source Modx </text:span><text:span text:style-name="T177">ou</text:span><text:span text:style-name="T169"> Wordpress.</text:span> </text:p>
        <text:p text:style-name="P426"/>
        <text:p text:style-name="P426"/>
        <text:p text:style-name="P427"><text:span text:style-name="T377">Création de site e-commerce</text:span></text:p>
        <text:p text:style-name="P425"><text:span text:style-name="T178">Pour la création de</text:span><text:span text:style-name="T169"> site e</text:span><text:span text:style-name="T178">-</text:span><text:span text:style-name="T169">commerce, </text:span><text:span text:style-name="T178">Fb Digital propose des</text:span><text:span text:style-name="T169"> solutions open source </text:span><text:span text:style-name="T178">comme </text:span><text:span text:style-name="T169">Thélia, Prestashop </text:span><text:span text:style-name="T179">ou OsCommerce</text:span><text:span text:style-name="T169">, solutions complètes, performantes et adaptables grâce aux plugins.</text:span> </text:p>
        <text:p text:style-name="P425"/>
        <text:p text:style-name="P425"/>
        <text:p text:style-name="P427"><text:span text:style-name="T377">Pôle marketing digital</text:span><text:span text:style-name="T253"><text:line-break/></text:span><text:span text:style-name="T260">Pour d</text:span><text:span text:style-name="T172">éveloppe</text:span><text:span text:style-name="T173">r</text:span><text:span text:style-name="T172"> </text:span><text:span text:style-name="T173">la</text:span><text:span text:style-name="T172"> stratégie e</text:span><text:span text:style-name="T173">-</text:span><text:span text:style-name="T172">marketing </text:span><text:span text:style-name="T174">d’une entreprise</text:span><text:span text:style-name="T172">, </text:span><text:span text:style-name="T173">Fb Digital</text:span><text:span text:style-name="T172"> </text:span><text:span text:style-name="T173">possède une solide expertise en </text:span><text:span text:style-name="T172">référencement. </text:span><text:span text:style-name="T175">Fb Digital propose</text:span><text:span text:style-name="T172"> des solutions de promotion et d'optimisation de site adaptées </text:span><text:span text:style-name="T175">aux objectifs du client, </text:span><text:span text:style-name="T176">notamment</text:span><text:span text:style-name="T261"> le référencement naturel, les achats de mots-clés, les campagnes de pub</text:span><text:span text:style-name="T262">licité</text:span><text:span text:style-name="T261"> sur les réseaux sociaux </text:span><text:span text:style-name="T263">ainsi que </text:span><text:span text:style-name="T262">les offres promotionnelles par mailing</text:span><text:span text:style-name="T263">.</text:span></text:p>
        <text:p text:style-name="P426"/>
        <text:h text:style-name="P433" text:outline-level="1">Développement spécifique</text:h>
        <text:p text:style-name="P404"><text:span text:style-name="T180">Fb Digital développe</text:span><text:span text:style-name="T169"> également des interfaces spécifiques. Extranet </text:span><text:span text:style-name="T181">ou </text:span><text:span text:style-name="T169">Intranet pour les entreprises, </text:span><text:span text:style-name="T182">développement d’addons ou de plugins, </text:span><text:span text:style-name="T169">CRM, </text:span><text:span text:style-name="T181">a</text:span><text:span text:style-name="T169">nalyse de données, </text:span><text:span text:style-name="T181">g</text:span><text:span text:style-name="T169">estion commerciale, </text:span><text:span text:style-name="T181">s</text:span><text:span text:style-name="T169">ynchronisation de données client/serveur </text:span><text:span text:style-name="T181">et</text:span><text:span text:style-name="T169"> serveur/serveur.</text:span></text:p>
        <text:p text:style-name="P404"><text:span text:style-name="T169"/></text:p>
        <text:p text:style-name="P405"><text:span text:style-name="T378">Pôle hébergement</text:span></text:p>
        <text:p text:style-name="P406"><text:span text:style-name="T72">FB Digital propose différentes </text:span><text:span text:style-name="T120">solutions d’hébergements</text:span><text:span text:style-name="T72"> dédiés. </text:span><text:span text:style-name="T120">Principalement le </text:span><text:span text:style-name="T72">support de PHP, </text:span><text:span text:style-name="T120">la</text:span><text:span text:style-name="T72"> mise à disposition d'une ou plusieurs bases de données pour garantir un stockage sûr de</text:span><text:span text:style-name="T120">s</text:span><text:span text:style-name="T72"> informations </text:span><text:span text:style-name="T120">du client</text:span><text:span text:style-name="T72">, </text:span><text:span text:style-name="T120">ainsi qu’</text:span><text:span text:style-name="T64">un service de messagerie complet et sécurisé contre les spams.</text:span></text:p>
        <text:p text:style-name="P426"><text:soft-page-break/></text:p>
        <text:p text:style-name="P428">F<text:span text:style-name="T379">ormation</text:span></text:p>
        <text:p text:style-name="P432"><text:span text:style-name="T376">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span></text:p>
        <text:p text:style-name="P431"/>
        <text:p text:style-name="P431"/>
        <text:p text:style-name="P499"><text:span text:style-name="T3"/></text:p>
        <text:p text:style-name="P219"/>
        <text:p text:style-name="P219"/>
        <text:p text:style-name="P167">Workflow</text:p>
        <text:p text:style-name="P354"/>
        <text:p text:style-name="P394"><text:span text:style-name="T212">Le</text:span><text:span text:style-name="T211"> client</text:span></text:p>
        <text:p text:style-name="P388"><text:span text:style-name="T211">Expression du besoin du client</text:span></text:p>
        <text:p text:style-name="P480"><text:span text:style-name="T156">L</text:span><text:span text:style-name="T155">es premiers rendez-vous </text:span><text:span text:style-name="T156">doivent</text:span><text:span text:style-name="T155"> cerner le mieux possible les besoins et les attentes du client. Il s’agit de définir le périmètre du projet en éclaircissant </text:span><text:span text:style-name="T157">notamment </text:span><text:span text:style-name="T155">les points suivants : à quoi va servir le site, </text:span><text:span text:style-name="T157">que doit-on pouvoir faire avec et quel est le public visé.</text:span></text:p>
        <text:p text:style-name="P481"><text:span text:style-name="T211"/></text:p>
        <text:p text:style-name="P395"><text:span text:style-name="T211">Réflexion globale</text:span></text:p>
        <text:p text:style-name="P389"><text:span text:style-name="T211">Définition du besoin</text:span></text:p>
        <text:p text:style-name="P482"><text:span text:style-name="T213">Maintenant</text:span><text:span text:style-name="T214">, il s’agit d’établir </text:span><text:span text:style-name="T213">les objectifs à atteindre</text:span><text:span text:style-name="T214">. </text:span><text:span text:style-name="T213">Une todo-list</text:span><text:span text:style-name="T214"> </text:span><text:span text:style-name="T213">cohérente en phase avec les besoins du client, qui pourra être revu et corrigé à chaque nouveau développement du projet. </text:span><text:span text:style-name="T214">On commence alors la rédaction d’un cahier des charges.</text:span></text:p>
        <text:p text:style-name="P442"><text:span text:style-name="T390"/></text:p>
        <text:p text:style-name="P389"><text:span text:style-name="T215">R</text:span><text:span text:style-name="T216">éflexion globale</text:span></text:p>
        <text:p text:style-name="P463"><text:span text:style-name="T155">On réfléchi</text:span><text:span text:style-name="T158">t</text:span><text:span text:style-name="T155"> </text:span><text:span text:style-name="T159">alors </text:span><text:span text:style-name="T155">au projet dans sa globalité, </text:span><text:span text:style-name="T158">en </text:span><text:span text:style-name="T155">tent</text:span><text:span text:style-name="T158">ant</text:span><text:span text:style-name="T155"> d’assembler tous les éléments dont nous disposons afin de former un tout cohérent, en réponse aux exigences du client.</text:span></text:p>
        <text:p text:style-name="P464"><text:span text:style-name="T155">La solution technique la plus adaptée au projet est choisi en fonction du site à développer : un site vitrine, un site e-commerce ou un développement plus spécifique.</text:span></text:p>
        <text:p text:style-name="P465"><text:span text:style-name="T155">Une fois toutes les tâches clairement identifiées, o</text:span><text:span text:style-name="T160">n</text:span><text:span text:style-name="T161"> </text:span><text:span text:style-name="T162">les </text:span><text:span text:style-name="T161">partage</text:span><text:span text:style-name="T163"> </text:span><text:span text:style-name="T161">entre </text:span><text:span text:style-name="T163">tous les intervenants :</text:span><text:span text:style-name="T161"> la</text:span><text:span text:style-name="T160"> responsable commerciale, le graphiste, les intégrateurs et les développeurs. </text:span><text:span text:style-name="T163">On met en place un </text:span><text:span text:style-name="T161">planning afin de cadrer le projet</text:span><text:span text:style-name="T163"> </text:span><text:span text:style-name="T161">et satisfaire au mieux les délais demandés par le client. </text:span></text:p>
        <text:p text:style-name="P466"><text:span text:style-name="T161">On rédige alors la version</text:span><text:span text:style-name="T164"> finale du c</text:span><text:span text:style-name="T155">ahier des charges</text:span><text:span text:style-name="T164">. </text:span><text:span text:style-name="T161">Ce d</text:span><text:span text:style-name="T164">ocument de référence constitue</text:span><text:span text:style-name="T161"> </text:span><text:span text:style-name="T164">les fondations du projet et des accords entre les parties.</text:span></text:p>
        <text:p text:style-name="P466"><text:span text:style-name="T164"/></text:p>
        <text:p text:style-name="P485"><text:span text:style-name="T150">A</text:span><text:span text:style-name="T149">rborescence du site et Wireframes</text:span></text:p>
        <text:p text:style-name="P486"><text:span text:style-name="T153">On travaille ensuite sur l’arborescence du site en identifiant l’ensemble des pages présentes sur le site </text:span><text:span text:style-name="T165">et on commence à réaliser des wireframes, des maquettes très simples qui donnent une idée de la façon dont les contenus seront présentés.</text:span></text:p>
        <text:p text:style-name="P485"><text:span text:style-name="T149"/></text:p>
        <text:p text:style-name="P478"><text:span text:style-name="T1">Environnement de travail</text:span></text:p>
        <text:p text:style-name="P487"><text:span text:style-name="T217">Après validation du cahier des charges par le client, </text:span><text:span text:style-name="T218">on met en place un </text:span><text:span text:style-name="T219">environnement de développement accessible à tous les intervenants, du développeur au client</text:span><text:span text:style-name="T218">, </text:span><text:span text:style-name="T217">a</text:span><text:span text:style-name="T219">fin d</text:span><text:span text:style-name="T220">e permettre</text:span><text:span text:style-name="T219"> </text:span><text:span text:style-name="T217">des</text:span><text:span text:style-name="T219"> échange</text:span><text:span text:style-name="T217">s</text:span><text:span text:style-name="T219"> permanent</text:span><text:span text:style-name="T217">s</text:span><text:span text:style-name="T218"> </text:span><text:span text:style-name="T219">et des retours </text:span><text:span text:style-name="T218">constructifs sur les </text:span><text:span text:style-name="T221">avancées en cours. </text:span></text:p>
        <text:p text:style-name="P394"><text:soft-page-break/><text:span text:style-name="T211">Conte</text:span><text:span text:style-name="T222">nu</text:span></text:p>
        <text:p text:style-name="P383"><text:span text:style-name="T169">Définition </text:span><text:span text:style-name="T183">et aperçu </text:span><text:span text:style-name="T169">du type de contenu</text:span></text:p>
        <text:p text:style-name="P384"><text:span text:style-name="T171">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span></text:p>
        <text:p text:style-name="P384"><text:span text:style-name="T171"/></text:p>
        <text:p text:style-name="P396"><text:span text:style-name="T235">Design</text:span></text:p>
        <text:p text:style-name="P390"><text:span text:style-name="T211">Design de la page d’accueil</text:span></text:p>
        <text:p text:style-name="P393"><text:span text:style-name="T236">Design des pages intérieures</text:span></text:p>
        <text:p text:style-name="P413"><text:span text:style-name="T237">Responsive design</text:span></text:p>
        <text:p text:style-name="P413"><text:span text:style-name="T237"/></text:p>
        <text:p text:style-name="P469">Maquette</text:p>
        <text:p text:style-name="P467">web designer <text:span text:style-name="T282">graphisme appel à un / des prestataires extérieurs</text:span></text:p>
        <text:p text:style-name="P468">Création ou reprise d’une charte graphique pertinente</text:p>
        <text:p text:style-name="P488"><text:span text:style-name="T211">retranscrire visuellement les demandes du client avec Photoshop fichier livrable au format psd</text:span></text:p>
        <text:p text:style-name="P489"><text:span text:style-name="T211">Charte graphique Design → Graphiste</text:span></text:p>
        <text:p text:style-name="P470"><text:span text:style-name="T286">Découpe</text:span> html / <text:span text:style-name="T281">css</text:span></text:p>
        <text:p text:style-name="P461">intégrateur html / css Alexandre Julien Damien </text:p>
        <text:p text:style-name="P468">A partir des maquettes du web designer, découper les maquettes et reproduire le design en Html dans un premier temps, puis appliquer la mise en forme et la stylisation du document via <text:span text:style-name="T286">d</text:span>es feuilles de styles Css.</text:p>
        <text:p text:style-name="P488"><text:span text:style-name="T237">L’entreprise utilise le préprocesseur css Less </text:span></text:p>
        <text:p text:style-name="P394"><text:span text:style-name="T211">D</text:span><text:span text:style-name="T223">é</text:span><text:span text:style-name="T211">veloppement</text:span></text:p>
        <text:p text:style-name="P390"><text:span text:style-name="T211">Développement des fonctionnalités</text:span></text:p>
        <text:p text:style-name="P483"><text:span text:style-name="T211">Le développeur code et implémente toutes les fonctionnalités du site. </text:span><text:span text:style-name="T224">Le développement s’effectue </text:span><text:span text:style-name="T225">en ajoutant une à une les différentes</text:span><text:span text:style-name="T224"> briques </text:span><text:span text:style-name="T226">qui composent le</text:span><text:span text:style-name="T225"> programme</text:span><text:span text:style-name="T224">, </text:span><text:span text:style-name="T225">en les améliorant </text:span><text:span text:style-name="T226">tout au long du processus de développement.</text:span><text:span text:style-name="T224"> </text:span><text:span text:style-name="T227">Le temps nécessaire au développement peut énormément varier en fonction de la solution choisie et des fonctionnalités demandés. De plus, développer un site sur WordPress ou sur Symfony implique également des contraintes bien différentes.</text:span></text:p>
        <text:p text:style-name="P483"><text:span text:style-name="T211"/></text:p>
        <text:p text:style-name="P397"><text:span text:style-name="T153">Dynamiser les pages</text:span></text:p>
        <text:p text:style-name="P484"><text:span text:style-name="T228">On doit à présent disposer de tout ou partie du contenu final. On peut donc l’intégrer au site, via le CMS retenu ou dans les vues </text:span><text:span text:style-name="T229">disponibles</text:span><text:span text:style-name="T228">. </text:span></text:p>
        <text:p text:style-name="P484"><text:span text:style-name="T228"/></text:p>
        <text:p text:style-name="P390"><text:span text:style-name="T211">Tests et validation</text:span></text:p>
        <text:p text:style-name="P459"><text:span text:style-name="T391">Le développeur teste chaque fonctionnalité une à une via des tests unitaires et obtient ainsi la recette du site</text:span><text:span text:style-name="T166">. </text:span><text:span text:style-name="T167">L’</text:span><text:span text:style-name="T141">objectif est d’évaluer la conformité du projet avec le cahier des charges</text:span><text:span text:style-name="T153">.</text:span></text:p>
        <text:p text:style-name="P391"><text:soft-page-break/><text:span text:style-name="T211"/></text:p>
        <text:p text:style-name="P390"><text:span text:style-name="T211">Tests </text:span><text:span text:style-name="T230">et</text:span><text:span text:style-name="T211"> compatibilité cross-browser</text:span></text:p>
        <text:p text:style-name="P385"><text:span text:style-name="T231">On s’assure que le site fonctionne bien de la même façon sur tous les navigateurs récents, </text:span><text:span text:style-name="T232">que le code produit est bien valide pour le W3C, que le site est bien optimisé pour le référencement naturel et que la vitesse de chargement du site est conforme aux attentes. </text:span><text:span text:style-name="T231"><text:s/></text:span><text:span text:style-name="T233">On ajoute au besoin des correctifs.</text:span></text:p>
        <text:p text:style-name="P386"><text:span text:style-name="T231"/></text:p>
        <text:p text:style-name="P392"><text:span text:style-name="T211">Retour client final</text:span></text:p>
        <text:p text:style-name="P386"><text:span text:style-name="T231">A</text:span><text:span text:style-name="T233">p</text:span><text:span text:style-name="T231">rès de multiples échanges, on soumet au client </text:span><text:span text:style-name="T233">un procès-verbal de recette </text:span><text:span text:style-name="T231">pour validation. </text:span><text:span text:style-name="T233">Une fois signé, cela signifie que le client accepte la livraison du produit fini.</text:span></text:p>
        <text:p text:style-name="P392"><text:span text:style-name="T211"/></text:p>
        <text:p text:style-name="P396"><text:span text:style-name="T235">Lancement</text:span></text:p>
        <text:p text:style-name="P391"><text:span text:style-name="T234">A</text:span><text:span text:style-name="T211">justements</text:span></text:p>
        <text:p text:style-name="P387"><text:span text:style-name="T231">Suite aux remarques du client, on intègre les dernières modifications.</text:span></text:p>
        <text:p text:style-name="P384"><text:span text:style-name="T231"/></text:p>
        <text:p text:style-name="P398"><text:span text:style-name="T168">Mise en ligne</text:span></text:p>
        <text:p text:style-name="P462"><text:span text:style-name="T392">On transfère tous les fichiers vers le serveur de production, soit chez Fb Digital qui propose un service d’hébergement mutualisé, soit sur un hébergement tiers comme Ovh.</text:span></text:p>
        <text:p text:style-name="P460"><text:span text:style-name="T154">C</text:span><text:span text:style-name="T153">a y est, le site est en ligne !</text:span></text:p>
        <text:p text:style-name="P357"/>
        <text:p text:style-name="P357"/>
        <text:p text:style-name="P212">Technologies <text:span text:style-name="T279">(listings + logo + une phrase)</text:span></text:p>
        <text:p text:style-name="P148">Html5</text:p>
        <text:p text:style-name="P124">Netbeans</text:p>
        <text:p text:style-name="P124">Css3</text:p>
        <text:p text:style-name="P124">Less Css Preprocessors</text:p>
        <text:p text:style-name="P124">Bootstrap Framework</text:p>
        <text:p text:style-name="P124">Plug-ins Jquery</text:p>
        <text:p text:style-name="P122">Php</text:p>
        <text:p text:style-name="P358"/>
        <text:p text:style-name="P213"><text:span text:style-name="T247">O</text:span><text:span text:style-name="T244">utils / Logiciels de création de sites</text:span></text:p>
        <text:p text:style-name="P126">Wordpress</text:p>
        <text:p text:style-name="P127">Thélia</text:p>
        <text:p text:style-name="P127">Prestashop</text:p>
        <text:p text:style-name="P127">Mood’x</text:p>
        <text:p text:style-name="P127"/>
        <text:p text:style-name="P127">Symfony</text:p>
        <text:p text:style-name="P126"/>
        <text:p text:style-name="P222"><text:tab/><text:tab/></text:p>
        <text:p text:style-name="P328"><text:span text:style-name="T8">E</text:span><text:span text:style-name="T7">nvironnements</text:span><text:span text:style-name="T2"> de travail </text:span><text:span text:style-name="T6">(listings + logo + une phrase)</text:span></text:p>
        <text:p text:style-name="P148">Skype</text:p>
        <text:p text:style-name="P124">NetBeans</text:p>
        <text:p text:style-name="P124">Photoshop </text:p>
        <text:p text:style-name="P125">Chrome</text:p>
        <text:p text:style-name="P149">Bower </text:p>
        <text:p text:style-name="P147">Grunt</text:p>
        <text:p text:style-name="P124">MySqlWorkBench</text:p>
        <text:p text:style-name="P123">Git TortoiseGit</text:p>
        <text:p text:style-name="P123"><text:span text:style-name="T255">SVN </text:span><text:span text:style-name="T254">Redmine au départ <text:s/>suivi de bug </text:span><text:span text:style-name="T255">puis</text:span><text:span text:style-name="T254"> gestion de projet</text:span><text:span text:style-name="T255">(</text:span><text:span text:style-name="T254">info</text:span><text:span text:style-name="T255">s</text:span><text:span text:style-name="T254"> centralisé</text:span><text:span text:style-name="T255">s)</text:span></text:p>
        <text:p text:style-name="P224"><text:soft-page-break/></text:p>
        <text:p text:style-name="P355"/>
        <text:p text:style-name="P212">Mon rôle dans l’entreprise</text:p>
        <text:p text:style-name="P219"/>
        <text:p text:style-name="P214">Intégrateur web</text:p>
        <text:p text:style-name="P223"/>
        <text:p text:style-name="P339">Client <text:s/>problématique <text:s/>qu’est-ce qu’ils attendaient au niveau entreprise au niveau fb <text:s/>au mien</text:p>
        <text:p text:style-name="P340">Rôle dans le processus <text:s/>intégration / découpe <text:s/>html</text:p>
        <text:p text:style-name="P340"/>
        <text:p text:style-name="P340">plus de détails / à mo<text:span text:style-name="T280">i</text:span></text:p>
        <text:p text:style-name="P339">cas concrets</text:p>
        <text:p text:style-name="P340"/>
        <text:p text:style-name="P343">Compréhension de la demande du client</text:p>
        <text:p text:style-name="P343">Compréhension de la problématiques</text:p>
        <text:p text:style-name="P343">Découpe html</text:p>
        <text:p text:style-name="P341">Intégrat<text:span text:style-name="T290">ion</text:span> <text:span text:style-name="T290">wordpress</text:span></text:p>
        <text:p text:style-name="P343">Modifications de thèmes</text:p>
        <text:p text:style-name="P343">Ajout de contenu wordpress</text:p>
        <text:p text:style-name="P343">Modifications maquettes Html</text:p>
        <text:p text:style-name="P343">Utilisation de plugIn Jquery</text:p>
        <text:p text:style-name="P343"/>
        <text:p text:style-name="P344">A mon arrivée :</text:p>
        <text:p text:style-name="P344">Mise en place d’une boîte mail</text:p>
        <text:p text:style-name="P344">D’un compte skype pour échanger avec, notamment, un membre de l’équipe basé à Perpignan</text:p>
        <text:p text:style-name="P344">Mise en place et description de l’environnement de travail</text:p>
        <text:p text:style-name="P344">NetBeans Skype Gmail Photoshop</text:p>
        <text:p text:style-name="P345">Compilation automatique de Less par NetBeans</text:p>
        <text:p text:style-name="P342"/>
        <text:p text:style-name="P219"/>
        <text:p text:style-name="P167">Réalisations de l’entreprise</text:p>
        <text:p text:style-name="P334"/>
        <text:p text:style-name="P173"/>
        <text:p text:style-name="P334"/>
        <text:p text:style-name="P334"/>
        <text:p text:style-name="P334"/>
        <text:p text:style-name="P334"/>
        <text:p text:style-name="P334"/>
        <text:p text:style-name="P334"/>
        <text:p text:style-name="P176">Projets</text:p>
        <text:p text:style-name="P176"/>
        <text:p text:style-name="P160">Introduction</text:p>
        <text:p text:style-name="P160"/>
        <text:p text:style-name="P151"><text:span text:style-name="T340">E</text:span>léments communs</text:p>
        <text:p text:style-name="P152"/>
        <text:p text:style-name="P49"><text:span text:style-name="T1">Configuration de l’environnement local </text:span><text:span text:style-name="T11">(wamp)</text:span></text:p>
        <text:p text:style-name="P50"/>
        <text:p text:style-name="P67"><text:soft-page-break/><text:span text:style-name="T11">U</text:span><text:span text:style-name="T12">tilisation d’un vhost qui permet de simul</text:span><text:span text:style-name="T272">er </text:span><text:span text:style-name="T273">un environnement de production tout en travaillant en local. <text:s/></text:span><text:span text:style-name="T274">Expliquer apache vhost <text:s/>fichier apache……...</text:span></text:p>
        <text:p text:style-name="P430">sauvegarde sur git local et github</text:p>
        <text:p text:style-name="P51">Accès Git aux différents projets</text:p>
        <text:p text:style-name="P52">1 commit par demi-journées</text:p>
        <text:p text:style-name="P53">1 push en fin de journée</text:p>
        <text:p text:style-name="P51"/>
        <text:p text:style-name="P52">Utilisation d’un thème WordPress maison basé sur Bootstrap</text:p>
        <text:p text:style-name="P54">et installé avec la Quick Install</text:p>
        <text:p text:style-name="P52"/>
        <text:p text:style-name="P55">Utilisation de plugIns Chrome pour l’aide au développement</text:p>
        <text:p text:style-name="P55">ClearCache xxxxxxxx</text:p>
        <text:p text:style-name="P55">Web Developer xxxxx</text:p>
        <text:p text:style-name="P55"/>
        <text:p text:style-name="P55">Procédure pour l’écriture des Css</text:p>
        <text:p text:style-name="P55">xs <text:s/>sm <text:s/>md <text:s/>lg <text:s/>→ styles.less</text:p>
        <text:p text:style-name="P56">expliquer la pratique………….</text:p>
        <text:p text:style-name="P55"/>
        <text:p text:style-name="P55">Compilation via NetBeans à chaque enregistrement de fichier</text:p>
        <text:p text:style-name="P66"/>
        <text:p text:style-name="P49"><text:span text:style-name="Strong_20_Emphasis"><text:span text:style-name="T38">PlugIn </text:span></text:span><text:span text:style-name="Strong_20_Emphasis"><text:span text:style-name="T37">Regenerate Thumbnails</text:span></text:span><text:span text:style-name="T300"> </text:span></text:p>
        <text:p text:style-name="P195"/>
        <text:p text:style-name="P195"/>
        <text:p text:style-name="P195"/>
        <text:p text:style-name="P195"/>
        <text:p text:style-name="P195"/>
        <text:p text:style-name="P195"/>
        <text:p text:style-name="P195"/>
        <text:p text:style-name="P195"/>
        <text:p text:style-name="P195"/>
        <text:p text:style-name="P195"/>
        <text:p text:style-name="P161">Cnesoa</text:p>
        <text:p text:style-name="P352"/>
        <text:p text:style-name="P1">Thèmes abordés</text:p>
        <text:p text:style-name="P6">Découpe Html</text:p>
        <text:p text:style-name="P6">Utilisation de Bootstrap</text:p>
        <text:p text:style-name="P7">Intégration Css</text:p>
        <text:p text:style-name="P33"><text:span text:style-name="T10">Installation de WordPress via la Quick Install</text:span><text:span text:style-name="T1"><text:line-break/>Intégration WordPress</text:span></text:p>
        <text:p text:style-name="P34"><text:span text:style-name="T1">Gestion </text:span><text:span text:style-name="T13">et création </text:span><text:span text:style-name="T1">de pages dans WordPress</text:span></text:p>
        <text:p text:style-name="P6">Utilisation d’extensions WordPress</text:p>
        <text:p text:style-name="P8">Création d’une base de données via PhpMyAdmin</text:p>
        <text:p text:style-name="P30"/>
        <text:p text:style-name="P215">Missions</text:p>
        <text:p text:style-name="P329"><text:span text:style-name="T1">Création d</text:span><text:span text:style-name="T9">e</text:span><text:span text:style-name="T1"> maquette</text:span><text:span text:style-name="T9">s</text:span><text:span text:style-name="T1"> html / css pour la page accueil et les pages intérieures à partir d’une maquette incomplète au format jpg.</text:span></text:p>
        <text:p text:style-name="P322"/>
        <text:p text:style-name="P322"/>
        <text:p text:style-name="P215">Travail</text:p>
        <text:p text:style-name="P274">1 Page accueil</text:p>
        <text:p text:style-name="P275">Croquis</text:p>
        <text:p text:style-name="P274"><text:soft-page-break/>Découpe de la maquette au format Html <text:span text:style-name="T332">à partir du fichier maquette jpg</text:span></text:p>
        <text:p text:style-name="P276">Respect de la sémantique des b<text:span text:style-name="T293">al</text:span>ises</text:p>
        <text:p text:style-name="P276">header nav main section footer</text:p>
        <text:p text:style-name="P274">Application de la grille <text:span text:style-name="T295">et des classes </text:span>Bootstrap</text:p>
        <text:p text:style-name="P277">Ecriture de règles <text:span text:style-name="T296">Le</text:span>ss en conformité avec la pratique de l’entreprise</text:p>
        <text:p text:style-name="P278">Gestion des règles <text:span text:style-name="T296">Less</text:span> avec une approche par composants <text:span text:style-name="T294">et factorisation</text:span></text:p>
        <text:p text:style-name="P274">Utilisation de composants Bootstrap</text:p>
        <text:p text:style-name="P279">Navbar –<text:span text:style-name="T291"> Dropdown-menu</text:span></text:p>
        <text:p text:style-name="P274">Carousel</text:p>
        <text:p text:style-name="P279">Accordion</text:p>
        <text:p text:style-name="P280">Affix</text:p>
        <text:p text:style-name="P280">Background Full Size Utilisation <text:span text:style-name="T292">de FlexBox</text:span> </text:p>
        <text:p text:style-name="P281">Utilisation et modification des variables internes de Bootstrap </text:p>
        <text:p text:style-name="P274"/>
        <text:p text:style-name="P269">2 <text:span text:style-name="T334">Modèle de </text:span>Page Intérieures</text:p>
        <text:p text:style-name="P270">Découpe Html css à partir du deuxième fichier maquette jpg</text:p>
        <text:p text:style-name="P269"/>
        <text:p text:style-name="P282">Partie NewsRoom</text:p>
        <text:p text:style-name="P283">Croquis</text:p>
        <text:p text:style-name="P271">Penser comment agencer les sections de la NewsRoom</text:p>
        <text:p text:style-name="P323"/>
        <text:p text:style-name="P88">Hiérarchie pages WordPress</text:p>
        <text:p text:style-name="P353"/>
        <text:p text:style-name="P284">Evolutions du projet itérative, avec l’équipe</text:p>
        <text:p text:style-name="P286">Ajout<text:span text:style-name="T315">s</text:span>, modification<text:span text:style-name="T315">s</text:span> <text:span text:style-name="T315">d</text:span>u projet régulière<text:span text:style-name="T315">s</text:span></text:p>
        <text:p text:style-name="P287">Hauteur du slider dans les pages intérieures</text:p>
        <text:p text:style-name="P285"/>
        <text:p text:style-name="P284"/>
        <text:p text:style-name="P251">Intégration <text:span text:style-name="T303">WordPress</text:span> :</text:p>
        <text:p text:style-name="P288"/>
        <text:p text:style-name="P288">Analyse entre la maquette et le site actuel</text:p>
        <text:p text:style-name="P288">Choix du contenu déjà présent sur le site à intégrer comme exemple de données</text:p>
        <text:p text:style-name="P288">Quelles sont les données</text:p>
        <text:p text:style-name="P288">D’où viennent les données</text:p>
        <text:p text:style-name="P288">Où vont les données</text:p>
        <text:p text:style-name="P288"/>
        <text:p text:style-name="P289">Quel type de contenus</text:p>
        <text:p text:style-name="P289">Quel type de page</text:p>
        <text:p text:style-name="P323"/>
        <text:p text:style-name="P290">Contenu statique</text:p>
        <text:p text:style-name="P290">Contenu dynamique</text:p>
        <text:p text:style-name="P323"/>
        <text:p text:style-name="P290">Comment insérer le contenu de la meilleure façon</text:p>
        <text:p text:style-name="P290"/>
        <text:p text:style-name="P291">Template page par défaut page.php</text:p>
        <text:p text:style-name="P291">Template article par défaut single.php</text:p>
        <text:p text:style-name="P291">Template category par défaut <text:span text:style-name="T309">category</text:span>.php</text:p>
        <text:p text:style-name="P291"/>
        <text:p text:style-name="P291"/>
        <text:p text:style-name="P292"><text:span text:style-name="T333">A</text:span>jout d’une taille d’image supplémentaire dans functions.php du thèmes.Il</text:p>
        <text:p text:style-name="P292">Utilisation du PlugIn Regenerate Thumbnails </text:p>
        <text:p text:style-name="P291"/>
        <text:p text:style-name="P290"><text:soft-page-break/></text:p>
        <text:p text:style-name="P290"/>
        <text:p text:style-name="P252">Utilisation du PlugIn Types</text:p>
        <text:p text:style-name="P293">Nouveau type de publication</text:p>
        <text:p text:style-name="P295">Accordions</text:p>
        <text:p text:style-name="P295">Configurations</text:p>
        <text:p text:style-name="P293"/>
        <text:p text:style-name="P293">Nouveau champ <text:span text:style-name="T304">de publication</text:span></text:p>
        <text:p text:style-name="P295">Ajouter une image supplémentaire au type de publication Pages</text:p>
        <text:p text:style-name="P296">Ajouter des liens personnalisés dans le header</text:p>
        <text:p text:style-name="P297">Ajouter d<text:span text:style-name="T316">e</text:span> contenu<text:span text:style-name="T316">s</text:span> personnalisé dans un accordéon</text:p>
        <text:p text:style-name="P293"/>
        <text:p text:style-name="P295">Nouveau champ de terme</text:p>
        <text:p text:style-name="P295">Ajouter un champ image à la Taxonomie Catégories</text:p>
        <text:p text:style-name="P295"/>
        <text:p text:style-name="P297">Relation de la publication</text:p>
        <text:p text:style-name="P297"/>
        <text:p text:style-name="P299">Récupération de la valeur d<text:span text:style-name="T316">u</text:span> champ <text:span text:style-name="T316">footer-image</text:span></text:p>
        <text:p text:style-name="P303">avec la méthode types_<text:span text:style-name="T316">render_field</text:span>(‘<text:span text:style-name="T316">footer-image</text:span>’)</text:p>
        <text:p text:style-name="P303"/>
        <text:p text:style-name="P299">Récupération de la valeur des champs accordions dans un tableau</text:p>
        <text:p text:style-name="P303">avec la méthode types_child_posts(‘<text:span text:style-name="T306">accordions’</text:span>)</text:p>
        <text:p text:style-name="P303">et une boucle foreach</text:p>
        <text:p text:style-name="P303"/>
        <text:p text:style-name="P308"><text:span text:style-name="T328">Choisir l’ordre d’apparition d</text:span>es posts de l’accordéon</text:p>
        <text:p text:style-name="P308">Utilisation du PlugIn <text:span text:style-name="T329">Custom Post</text:span> Order</text:p>
        <text:p text:style-name="P304"/>
        <text:p text:style-name="P300">Récupération de la valeur des champs personnalisés <text:span text:style-name="T306">liens header dans un tableau</text:span></text:p>
        <text:p text:style-name="P305">avec la méthode <text:span text:style-name="T306">types_render_field</text:span>(‘<text:span text:style-name="T307">link</text:span>’)</text:p>
        <text:p text:style-name="P305">et une boucle foreach</text:p>
        <text:p text:style-name="P305"/>
        <text:p text:style-name="P301">Récupération de la valeur d<text:span text:style-name="T307">u champ de terme image</text:span></text:p>
        <text:p text:style-name="P306">avec la méthode <text:span text:style-name="T307">types_render_termmeta</text:span>(‘<text:span text:style-name="T307">image-category</text:span>’)</text:p>
        <text:p text:style-name="P306"/>
        <text:p text:style-name="P89">Faire apparaître les dernières actualités de la catégorie en cours uniquement</text:p>
        <text:p text:style-name="P73"><text:span text:style-name="T330">Utilisation du PlugIn </text:span>P<text:span text:style-name="T308">ost Category Widget</text:span></text:p>
        <text:p text:style-name="P306"/>
        <text:p text:style-name="P324"/>
        <text:p text:style-name="P309">Gestion des événements du carousel Bootstrap <text:span text:style-name="T305">afin de positionner une partie du caption en dehors de la zone image du carousel</text:span></text:p>
        <text:p text:style-name="P309">Ajout d’un EventListener Js</text:p>
        <text:p text:style-name="P309"/>
        <text:p text:style-name="P310">Reprise d’une partie du contenu existant pour mettre à jour la maquette avec les données du client. </text:p>
        <text:p text:style-name="P311">Utilisation du PlugIn Contact Form 7</text:p>
        <text:p text:style-name="P311">Intégration du formulaire généré et ajout de règles css pour la mise en forme</text:p>
        <text:p text:style-name="P309"/>
        <text:p text:style-name="P309"/>
        <text:p text:style-name="P323"/>
        <text:p text:style-name="P254">Hiérarchie des pages du thèmes <text:span text:style-name="T331">(img)</text:span></text:p>
        <text:p text:style-name="P226"/>
        <text:p text:style-name="P226">Arborescence C-Nesoa ……….</text:p>
        <text:p text:style-name="P228"><text:soft-page-break/>NewsRoom</text:p>
        <text:p text:style-name="P228"><text:tab/>Actualités</text:p>
        <text:p text:style-name="P228"><text:tab/>Presse</text:p>
        <text:p text:style-name="P228"><text:tab/>Evénements</text:p>
        <text:p text:style-name="P228"><text:tab/></text:p>
        <text:p text:style-name="P227">page<text:span text:style-name="T333">-homepage.php</text:span></text:p>
        <text:p text:style-name="P225">centreformation.php</text:p>
        <text:p text:style-name="P312">category.php</text:p>
        <text:p text:style-name="P312">header-news.php</text:p>
        <text:p text:style-name="P312">page-presse.php</text:p>
        <text:p text:style-name="P312">single.php</text:p>
        <text:p text:style-name="P312"/>
        <text:p text:style-name="P313">Page NewsRoom → modèle page <text:s text:c="2"/>category.php</text:p>
        <text:p text:style-name="P250">Obtenir une liste des articles par catégories.</text:p>
        <text:p text:style-name="P250"/>
        <text:p text:style-name="P250">Création d’un deuxième fichier header.php → header-news.php pour la modification de la hauteur de l’image en arrière plan uniquement sur ces pages</text:p>
        <text:p text:style-name="P134"/>
        <text:p text:style-name="P181"><text:span text:style-name="T344">Téléchargement d’images fournies par le client depuis WeTransfer </text:span><text:span text:style-name="T345">(plateforme d’envoi et de partage de fichiers)</text:span></text:p>
        <text:p text:style-name="P323"/>
        <text:p text:style-name="P323"/>
        <text:p text:style-name="P323"/>
        <text:p text:style-name="P323"/>
        <text:p text:style-name="P323"/>
        <text:p text:style-name="P323"/>
        <text:p text:style-name="P323"/>
        <text:p text:style-name="P323"/>
        <text:p text:style-name="P323"/>
        <text:p text:style-name="P153">Difficultés</text:p>
        <text:p text:style-name="P90">Projet en sommeil depuis près d’un an</text:p>
        <text:p text:style-name="P90">Pertes et manques d’informations sur le projet <text:s/></text:p>
        <text:p text:style-name="P90">Indisponibilité du client <text:span text:style-name="T296">avec risques de remises en cause des décisions</text:span></text:p>
        <text:p text:style-name="P90">Pas de design clair défini au départ du projet</text:p>
        <text:p text:style-name="P91">Pas de design responsive</text:p>
        <text:p text:style-name="P90"><text:span text:style-name="T296">Refonte</text:span> d’un projet </text:p>
        <text:p text:style-name="P90"/>
        <text:p text:style-name="P90">Nouvel environnement de travail</text:p>
        <text:p text:style-name="P92">Réfléchir au projet dans sa globalité avant de se lancer à coder</text:p>
        <text:p text:style-name="P90">Condensé de toute ma formation à ressortir d’un coup !</text:p>
        <text:p text:style-name="P92">Révisions et compréhension des techniques de positionnement Css</text:p>
        <text:p text:style-name="P92">Astuces et résolutions de problèmes Css</text:p>
        <text:p text:style-name="P90">Mise en place des process de développement spécifiques à l’entreprise</text:p>
        <text:p text:style-name="P93">Ajustements et corrections permanents</text:p>
        <text:p text:style-name="P93"/>
        <text:p text:style-name="P94">Création du background full-size dans le header</text:p>
        <text:p text:style-name="P95">Gérer tout le site en partant d’une grille avec un container-fluid</text:p>
        <text:p text:style-name="P96"/>
        <text:p text:style-name="P106">Compréhension des différents types et champs de publication, leurs interactions, comment les récupérer dans le code</text:p>
        <text:p text:style-name="P346"/>
        <text:p text:style-name="P352"/>
        <text:p text:style-name="P154"><text:soft-page-break/></text:p>
        <text:p text:style-name="P163">USB</text:p>
        <text:p text:style-name="P1">Thèmes abordés</text:p>
        <text:p text:style-name="P9">Utilisation du plugIn WordPress Types</text:p>
        <text:p text:style-name="P9">Découpe image avec Photoshop</text:p>
        <text:p text:style-name="P9">Formation client sur WordPress</text:p>
        <text:p text:style-name="P9">Se mettre à la place d’un client</text:p>
        <text:p text:style-name="P10">Collaboration avec un client</text:p>
        <text:p text:style-name="P31"/>
        <text:p text:style-name="P215">Missions</text:p>
        <text:p text:style-name="P314">Ajout d<text:span text:style-name="T312">e</text:span> contenu <text:span text:style-name="T297">dans des champs personnalisés </text:span>via l’administration WordPress </text:p>
        <text:p text:style-name="P323"/>
        <text:p text:style-name="P215">Travail</text:p>
        <text:p text:style-name="P315">Demande du client par mail pour ajouter les résultats des matchs de la semaine</text:p>
        <text:p text:style-name="P315"/>
        <text:p text:style-name="P315">Mise à jour <text:span text:style-name="T298">régulière </text:span>de la partie Partenaires du site</text:p>
        <text:p text:style-name="P315">Les sponsors sont classés dans différents packs en fonction de leur participation au club.</text:p>
        <text:p text:style-name="P315">Découpe et recadrage d’images des sponsors</text:p>
        <text:p text:style-name="P315">Changement de packs ou d’ordres des sponsors</text:p>
        <text:p text:style-name="P315">Ajout d’un lien vers le sponsor si fourni</text:p>
        <text:p text:style-name="P315"/>
        <text:p text:style-name="P316">Demande du client par mai<text:span text:style-name="T298">l afin de modifier la partie convocations du site</text:span></text:p>
        <text:p text:style-name="P317">Ajout de contenu dans les champs convocations</text:p>
        <text:p text:style-name="P325"/>
        <text:p text:style-name="P153">Difficultés</text:p>
        <text:p text:style-name="P107">Compréhension de la demande du client</text:p>
        <text:p text:style-name="P97"/>
        <text:p text:style-name="P346"/>
        <text:p text:style-name="P98"/>
        <text:p text:style-name="P346"/>
        <text:p text:style-name="P163">FIL CUIVRE</text:p>
        <text:p text:style-name="P1">Thèmes abordés</text:p>
        <text:p text:style-name="P11">Modification Html</text:p>
        <text:p text:style-name="P13"><text:span text:style-name="T313">Modification </text:span>Css</text:p>
        <text:p text:style-name="P57">Reprise <text:span text:style-name="T314">d’un projet</text:span> existant</text:p>
        <text:p text:style-name="P26"/>
        <text:p text:style-name="P215">Missions</text:p>
        <text:p text:style-name="P229">Styler la page 404</text:p>
        <text:p text:style-name="P229">Styler la page de résultats de recherche des produits</text:p>
        <text:p text:style-name="P256"/>
        <text:p text:style-name="P215">Travail</text:p>
        <text:p text:style-name="P257"/>
        <text:p text:style-name="P230">Croquis</text:p>
        <text:p text:style-name="P16"/>
        <text:p text:style-name="P23">Page résultats</text:p>
        <text:p text:style-name="P17">Ajout modification html</text:p>
        <text:p text:style-name="P17">Ajout modification css</text:p>
        <text:p text:style-name="P16">Mise en forme des résultats</text:p>
        <text:p text:style-name="P16">Ajout de la vignette du produit</text:p>
        <text:p text:style-name="P16">Mise en forme du texte</text:p>
        <text:p text:style-name="P16"><text:soft-page-break/></text:p>
        <text:p text:style-name="P24">Aucun résultats</text:p>
        <text:p text:style-name="P19">Mise en forme de la réponse</text:p>
        <text:p text:style-name="P19">Mise en forme du champ de recherche</text:p>
        <text:p text:style-name="P19"/>
        <text:p text:style-name="P25">Page 404</text:p>
        <text:p text:style-name="P18">Ajout modification html</text:p>
        <text:p text:style-name="P18">Ajout modification css</text:p>
        <text:p text:style-name="P20">Intégration glyphicon inclus dans Bootstrap</text:p>
        <text:p text:style-name="P27"/>
        <text:p text:style-name="P162">Difficultés</text:p>
        <text:p text:style-name="P58">Reprise du code existant</text:p>
        <text:p text:style-name="P59">Appliquer un design depuis un croquis</text:p>
        <text:p text:style-name="P59"/>
        <text:p text:style-name="P97"/>
        <text:p text:style-name="P347"/>
        <text:p text:style-name="P346"/>
        <text:p text:style-name="P164">AGI</text:p>
        <text:p text:style-name="P1">Thèmes abordés</text:p>
        <text:p text:style-name="P57">Reprise <text:span text:style-name="T314">projet</text:span> existant</text:p>
        <text:p text:style-name="P61">Intégration <text:span text:style-name="T321">WordPress</text:span></text:p>
        <text:p text:style-name="P62">Extensions WordPress Types</text:p>
        <text:p text:style-name="P61">Utilisation du PlugIn Js BxSlider</text:p>
        <text:p text:style-name="P63">Traitement des images dans Photoshop</text:p>
        <text:p text:style-name="P64">Utilisation Bootstrap</text:p>
        <text:p text:style-name="P57"/>
        <text:p text:style-name="P215">Missions</text:p>
        <text:p text:style-name="P231">Mise à jour du nouveau site</text:p>
        <text:p text:style-name="P232">Mise à jour du contenu <text:span text:style-name="T322">depuis un fichier pdf</text:span></text:p>
        <text:p text:style-name="P233">Création d’un carousel sur la page d’accueil</text:p>
        <text:p text:style-name="P234">Création d’une page <text:span text:style-name="T337">Partenaires</text:span></text:p>
        <text:p text:style-name="P257"/>
        <text:p text:style-name="P215">Travail</text:p>
        <text:p text:style-name="P232">Recherches <text:span text:style-name="T323">de logos de bonne qualité</text:span></text:p>
        <text:p text:style-name="P234">Traitement des images sous Photoshop</text:p>
        <text:p text:style-name="P234">Import dans la bibliothèque médias de WordPress</text:p>
        <text:p text:style-name="P236">Déclaration du fichier js et css de PlugIn BxSlider dans le fichier functions.php du thèm<text:span text:style-name="T324">e</text:span></text:p>
        <text:p text:style-name="P237">Utilisation du PlugIn BxSlider <text:span text:style-name="T324">pour obtenir un slider responsive</text:span></text:p>
        <text:p text:style-name="P238">Modifications du bandeau Nos Partenaires html et css <text:span text:style-name="T325">sur la </text:span>page d’accueil</text:p>
        <text:p text:style-name="P239">Insèrer des liens sur les logos <text:span text:style-name="T336">du slider</text:span> vers pages partenaires <text:span text:style-name="T338">avec la fonction get_permalink($post) ;</text:span></text:p>
        <text:p text:style-name="P237"/>
        <text:p text:style-name="P255">Page Partenaires</text:p>
        <text:p text:style-name="P238"/>
        <text:p text:style-name="P240">Croquis</text:p>
        <text:p text:style-name="P241">Création d’un template page pour la page Partenaires<text:span text:style-name="T323"> présentant toutes les références de la marque</text:span></text:p>
        <text:p text:style-name="P240"/>
        <text:p text:style-name="P253">Utilisation du PlugIn Types</text:p>
        <text:p text:style-name="P294">Nouveau type de publication</text:p>
        <text:p text:style-name="P318">Références avec les caractéristiques suivantes :</text:p>
        <text:p text:style-name="P318"><text:soft-page-break/>Titre</text:p>
        <text:p text:style-name="P318">Contenu</text:p>
        <text:p text:style-name="P318">Image</text:p>
        <text:p text:style-name="P302">Récupération d<text:span text:style-name="T327">u contenu </text:span></text:p>
        <text:p text:style-name="P307">avec la méthode <text:span text:style-name="T327">get_posts(‘post_type’ =&gt; ‘reference’)</text:span></text:p>
        <text:p text:style-name="P319">et une boucle foreach</text:p>
        <text:p text:style-name="P320">Test de la dernière itération dans la boucle afin de ne pas afficher le séparateur</text:p>
        <text:p text:style-name="P298"/>
        <text:p text:style-name="P321">Format Tableau image à gauche texte à droite</text:p>
        <text:p text:style-name="P321">Responsive</text:p>
        <text:p text:style-name="P321">Img et en dessous le texte</text:p>
        <text:p text:style-name="P321">Ajustements des marges</text:p>
        <text:p text:style-name="P242"/>
        <text:p text:style-name="P240">Utilisation de la grille Bootstrap</text:p>
        <text:p text:style-name="P240">Application de styles sur les différents éléments <text:span text:style-name="T326">de la page</text:span></text:p>
        <text:p text:style-name="P235"/>
        <text:p text:style-name="P243">Ajout et modification de contenu depuis un fichier pdf fourni par le client</text:p>
        <text:p text:style-name="P258"/>
        <text:p text:style-name="P153">Difficultés</text:p>
        <text:p text:style-name="P108">Compréhension de la demande du client</text:p>
        <text:p text:style-name="P60">Appliquer un design depuis un croquis</text:p>
        <text:p text:style-name="P346"/>
        <text:p text:style-name="P346"/>
        <text:p text:style-name="P99"/>
        <text:p text:style-name="P100"><text:span text:style-name="T341">AEEPS</text:span> <text:s/></text:p>
        <text:p text:style-name="P1">Thèmes abordés</text:p>
        <text:p text:style-name="P57">Reprise <text:span text:style-name="T317">d’un projet</text:span> existant</text:p>
        <text:p text:style-name="P12">Modification Html</text:p>
        <text:p text:style-name="P14"><text:span text:style-name="T313">Modification </text:span>Css</text:p>
        <text:p text:style-name="P21">Création map</text:p>
        <text:p text:style-name="P65"/>
        <text:p text:style-name="P215">Missions</text:p>
        <text:p text:style-name="P244">Demande de modifications du client par mail <text:span text:style-name="T318">« Retour sur le graphisme »</text:span></text:p>
        <text:p text:style-name="P257"/>
        <text:p text:style-name="P215">Travail</text:p>
        <text:p text:style-name="P245">Modification sur toutes les pages Html déjà maquettées</text:p>
        <text:p text:style-name="P245">Modification globale depuis les fichiers Css</text:p>
        <text:p text:style-name="P259"/>
        <text:p text:style-name="P153">Difficultés</text:p>
        <text:p text:style-name="P109">Compréhension de la demande du client</text:p>
        <text:p text:style-name="P109">43 points à corriger</text:p>
        <text:p text:style-name="P347"/>
        <text:p text:style-name="P100"/>
        <text:p text:style-name="P101"><text:span text:style-name="T342">Camping Le Pré Bas</text:span> <text:s/></text:p>
        <text:p text:style-name="P2">Thèmes abordés</text:p>
        <text:p text:style-name="P15">Intégration WordPress</text:p>
        <text:p text:style-name="P35"><text:span text:style-name="T14">Utilisation du logiciel </text:span><text:span text:style-name="T186">Mcc HTML Mapper</text:span><text:span text:style-name="T253"> </text:span></text:p>
        <text:p text:style-name="P28"/>
        <text:p text:style-name="P216">Missions</text:p>
        <text:p text:style-name="P246">Changement de visuels et modifications du plan du camping</text:p>
        <text:p text:style-name="P260"><text:soft-page-break/></text:p>
        <text:p text:style-name="P216">Travail</text:p>
        <text:p text:style-name="P245">Ajout de fichiers images <text:span text:style-name="T320">au thème du site</text:span></text:p>
        <text:p text:style-name="P245">Changement du logo</text:p>
        <text:p text:style-name="P245">Changement<text:span text:style-name="T320">s</text:span> de visuel<text:span text:style-name="T320">s</text:span> </text:p>
        <text:p text:style-name="P247">Changement de l’image en background sur certaines parties de la page d’accueil</text:p>
        <text:p text:style-name="P245">C<text:span text:style-name="T319">réation d’une map Html interactive depuis un fichier image</text:span></text:p>
        <text:p text:style-name="P259"/>
        <text:p text:style-name="P155">Difficultés</text:p>
        <text:p text:style-name="P110">Compréhension de la demande du client</text:p>
        <text:p text:style-name="P347"/>
        <text:p text:style-name="P347"/>
        <text:p text:style-name="P347"/>
        <text:p text:style-name="P347"/>
        <text:p text:style-name="P102"><text:span text:style-name="T343">Blog</text:span> </text:p>
        <text:p text:style-name="P3">Thèmes abordés</text:p>
        <text:p text:style-name="P22">MySqlWorkBench</text:p>
        <text:p text:style-name="P29"/>
        <text:p text:style-name="P217">Missions</text:p>
        <text:p text:style-name="P248">Créer un diagramme de classe<text:span text:style-name="T310">s</text:span> pour un site qui permet d’afficher et gérer des actualités</text:p>
        <text:p text:style-name="P261"/>
        <text:p text:style-name="P217">Travail</text:p>
        <text:p text:style-name="P249">Lister toutes les fonctionnalités basiques nécessaires <text:span text:style-name="T311">à la gestion du système</text:span></text:p>
        <text:p text:style-name="P261"/>
        <text:p text:style-name="P156">Difficultés</text:p>
        <text:p text:style-name="P111">Découverte et prise en main du logiciel MySqlWorkBench</text:p>
        <text:p text:style-name="P347"/>
        <text:p text:style-name="P347"/>
        <text:p text:style-name="P347"/>
        <text:p text:style-name="P346"/>
        <text:p text:style-name="P273">Analyse / Bilan de l'expérience</text:p>
        <text:p text:style-name="P220"/>
        <text:p text:style-name="P168">Analyse générale</text:p>
        <text:p text:style-name="P168"/>
        <text:p text:style-name="P112">factoriser le code</text:p>
        <text:p text:style-name="P112"/>
        <text:p text:style-name="P116">pourquoi css et peu de js <text:s/>justifier</text:p>
        <text:p text:style-name="P117">→ code plus lisible</text:p>
        <text:p text:style-name="P117">→ moins de code</text:p>
        <text:p text:style-name="P171"/>
        <text:p text:style-name="P118">Techno Jquery <text:s text:c="2"/>pourquoi <text:span text:style-name="T339">write less do more</text:span></text:p>
        <text:p text:style-name="P171"/>
        <text:p text:style-name="P113">Un choix techno maîtrisé</text:p>
        <text:p text:style-name="P113"/>
        <text:p text:style-name="P112">framework <text:s text:c="2"/>utilité <text:s text:c="2"/>le besoin <text:s text:c="2"/>landing page <text:s/>ou sites de plusieurs pages</text:p>
        <text:p text:style-name="P112"/>
        <text:p text:style-name="P119">Choix lié à l’intégration</text:p>
        <text:p text:style-name="P114"><text:span text:style-name="T346">adaptation </text:span>souplesse des process <text:s text:c="3"/>site 3 pages → Symfony ?!</text:p>
        <text:p text:style-name="P332"/>
        <text:p text:style-name="P168"><text:soft-page-break/>Atteintes des objectifs</text:p>
        <text:p text:style-name="P171">Argumentation par compétences</text:p>
        <text:p text:style-name="P74">je sais intégrer ds wp mieux qu’avant</text:p>
        <text:p text:style-name="P359"/>
        <text:p text:style-name="P330"><text:span text:style-name="T15">Difficultés rencontrées / </text:span><text:span text:style-name="T16">critiques</text:span></text:p>
        <text:p text:style-name="P171">La collaboration <text:s/>au sein d’une équipe</text:p>
        <text:p text:style-name="P171"/>
        <text:p text:style-name="P169">Améliorations</text:p>
        <text:p text:style-name="P103">less sass pourquoi less</text:p>
        <text:p text:style-name="P103">git branch <text:s text:c="2"/>ma branch → <text:s text:c="2"/>merge vers master</text:p>
        <text:p text:style-name="P104">avoir un serveur avec un accès à tout le monde</text:p>
        <text:p text:style-name="P105">procédure et échanges <text:s/>et outils</text:p>
        <text:p text:style-name="P75">process <text:s/>outil de gestion de projet</text:p>
        <text:p text:style-name="P75">une doc pdf → fil conducteur <text:s/>style guide</text:p>
        <text:p text:style-name="P75">Définition des besoins pertinentes</text:p>
        <text:p text:style-name="P75">Que tout le monde utilisent les mêmes outils tout au long du projet</text:p>
        <text:p text:style-name="P103"/>
        <text:p text:style-name="P103"/>
        <text:p text:style-name="P171">La pertinence des réponses apportées</text:p>
        <text:p text:style-name="P326"/>
        <text:p text:style-name="P326"/>
        <text:p text:style-name="P168">Note de synthèse sur la résolution de la pbtik</text:p>
        <text:p text:style-name="P171">Réfléchir avant d’agir : structurer son raisonnement</text:p>
        <text:p text:style-name="P120">D’où viennent les données présentes sur le site</text:p>
        <text:p text:style-name="P120">Statique ou Fixe</text:p>
        <text:p text:style-name="P120">Comment penser la structure du site pour les insérer le mieux possible</text:p>
        <text:p text:style-name="P121">Analyse entre la maquette et le site existant pour voir où et comment utiliser le contenu présent</text:p>
        <text:p text:style-name="P121"/>
        <text:p text:style-name="P262">Pratiquer afin d’acquérir et maîtriser les bonnes pratiques</text:p>
        <text:p text:style-name="P263"/>
        <text:p text:style-name="P171">Les ajustements nécessaires : de la théorie à la pratique quotidienne</text:p>
        <text:p text:style-name="P356"/>
        <text:p text:style-name="P263"/>
        <text:p text:style-name="P262"/>
        <text:p text:style-name="P273">Conclusion</text:p>
        <text:p text:style-name="P360"/>
        <text:p text:style-name="P168">L’évolution du métier </text:p>
        <text:p text:style-name="P182">Spécialisations ou connaissances générales et polyvalence</text:p>
        <text:p text:style-name="P360"><text:tab/></text:p>
        <text:p text:style-name="P168">Et la suite</text:p>
        <text:p text:style-name="P474">ce stage m’a fait prendre conscience de tous ce que j’avais appris et de l’état actuel de mes compétences, et de tout ce qui me resteà apprendre maîtriser pratiquer acquérir en expérience afin d’être pro</text:p>
        <text:p text:style-name="P501"/>
        <text:p text:style-name="P502">méthodes de travail mélanges entre méthodes traditionnelles et méthodes agiles inspirés par...</text:p>
        <text:p text:style-name="P262"/>
        <text:p text:style-name="P115"><text:soft-page-break/></text:p>
        <text:p text:style-name="P348"/>
        <text:p text:style-name="P349"/>
        <text:p text:style-name="P348"/>
        <text:p text:style-name="P350">Place du php dans ma formation Front ?</text:p>
        <text:p text:style-name="P348"/>
        <text:p text:style-name="P351"><text:a xlink:type="simple" xlink:href="https://www.iconfinder.com/" text:style-name="Internet_20_link" text:visited-style-name="Visited_20_Internet_20_Link">https://www.iconfinder.com</text:a></text:p>
        <text:p text:style-name="P351">timeline infographic</text:p>
        <text:p text:style-name="P351"/>
        <text:p text:style-name="P351"/>
        <text:p text:style-name="P506">article fb la montagne</text:p>
        <text:p text:style-name="P506"/>
        <text:p text:style-name="P507"><text:a xlink:type="simple" xlink:href="https://choblab.com/web-design/petite-histoire-illustree-du-web-design-9828.html" text:style-name="Internet_20_link" text:visited-style-name="Visited_20_Internet_20_Link">https://choblab.com/web-design/petite-histoire-illustree-du-web-design-9828.html</text:a></text:p>
        <text:p text:style-name="P507"/>
        <text:p text:style-name="P508">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Helvetica, sans-serif"/>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Open Sans1" svg:font-family="'Open Sans', arial, x-locale-body, sans-serif"/>
    <style:font-face style:name="Open Sans2" svg:font-family="'Open Sans', sans-serif"/>
    <style:font-face style:name="Roboto" svg:font-family="Roboto, Arial, Helvetica, sans-serif"/>
    <style:font-face style:name="apple-system1" svg:font-family="apple-system, BlinkMacSystemFont, 'Segoe UI', Roboto, Helvetica, Arial, sans-serif"/>
    <style:font-face style:name="sans-serif" svg:font-family="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apple-system"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5"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5"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5"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5"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3T21:25:52.045000000</dc:date>
    <meta:editing-cycles>428</meta:editing-cycles>
    <meta:editing-duration>P1DT15H18M55S</meta:editing-duration>
    <meta:generator>LibreOffice/5.3.7.2$Windows_X86_64 LibreOffice_project/6b8ed514a9f8b44d37a1b96673cbbdd077e24059</meta:generator>
    <meta:document-statistic meta:table-count="0" meta:image-count="0" meta:object-count="0" meta:page-count="24" meta:paragraph-count="564" meta:word-count="5926" meta:character-count="38378" meta:non-whitespace-character-count="32900"/>
  </office:meta>
</office:document-meta>
</file>